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799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0.788cm"/>
    </style:style>
    <style:style style:name="co16" style:family="table-column">
      <style:table-column-properties fo:break-before="auto" style:column-width="3.567cm"/>
    </style:style>
    <style:style style:name="co17" style:family="table-column">
      <style:table-column-properties fo:break-before="auto" style:column-width="3.403cm"/>
    </style:style>
    <style:style style:name="co18" style:family="table-column">
      <style:table-column-properties fo:break-before="auto" style:column-width="3.32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424cm"/>
    </style:style>
    <style:style style:name="co21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454cm"/>
    </style:style>
    <style:style style:name="co24" style:family="table-column">
      <style:table-column-properties fo:break-before="auto" style:column-width="2.395cm"/>
    </style:style>
    <style:style style:name="co25" style:family="table-column">
      <style:table-column-properties fo:break-before="auto" style:column-width="0.707cm"/>
    </style:style>
    <style:style style:name="co26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3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38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3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43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4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45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46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47" style:family="table-cell" style:parent-style-name="Default">
      <style:table-cell-properties fo:padding-bottom="0.035cm" fo:padding-left="0.049cm" fo:padding-right="0.035cm" fo:padding-top="0.035cm"/>
    </style:style>
    <style:style style:name="ce57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60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1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2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4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6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7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7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2" style:family="table-cell" style:parent-style-name="Default">
      <style:table-cell-properties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8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3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3" table:number-columns-repeated="2" table:default-cell-style-name="ce5"/>
        <table:table-column table:style-name="co1" table:default-cell-style-name="ce5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9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0H23M43.21S" calcext:value-type="time">
            <text:p>00:23:43,210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3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needs to fit before next run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0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9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5M37.01S" calcext:value-type="time">
            <text:p>03:55:37,010</text:p>
          </table:table-cell>
          <table:table-cell office:value-type="string" calcext:value-type="string">
            <text:p>THE</text:p>
          </table:table-cell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7M35.462S" calcext:value-type="time">
            <text:p>01:27:35,462</text:p>
          </table:table-cell>
          <table:table-cell/>
          <table:table-cell table:style-name="ce5" table:formula="of:=VLOOKUP([.$A130];RUNOFFSETS;5;1)" office:value-type="time" office:time-value="PT00H03M07.339S" calcext:value-type="time">
            <text:p>00:03:07,3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/>
          <table:table-cell table:formula="of:=[.F154]+[.I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70"/>
        <table:table-column table:style-name="co1" table:default-cell-style-name="ce73"/>
        <table:table-column table:style-name="co8" table:default-cell-style-name="ce75"/>
        <table:table-column table:style-name="co9" table:default-cell-style-name="ce75"/>
        <table:table-column table:style-name="co10" table:default-cell-style-name="ce77"/>
        <table:table-column table:style-name="co3" table:number-columns-repeated="2" table:default-cell-style-name="ce75"/>
        <table:table-column table:style-name="co11" table:default-cell-style-name="ce75"/>
        <table:table-column table:style-name="co12" table:default-cell-style-name="ce70"/>
        <table:table-column table:style-name="co13" table:default-cell-style-name="ce70"/>
        <table:table-column table:style-name="co14" table:default-cell-style-name="ce80"/>
        <table:table-column table:style-name="co15" table:default-cell-style-name="ce82"/>
        <table:table-column table:style-name="co14" table:number-columns-repeated="3" table:default-cell-style-name="ce82"/>
        <table:table-column table:style-name="co16" table:default-cell-style-name="ce82"/>
        <table:table-column table:style-name="co17" table:default-cell-style-name="ce86"/>
        <table:table-column table:style-name="co14" table:default-cell-style-name="ce88"/>
        <table:table-column table:style-name="co10" table:default-cell-style-name="ce88"/>
        <table:table-column table:style-name="co18" table:default-cell-style-name="ce82"/>
        <table:table-column table:style-name="co19" table:default-cell-style-name="ce82"/>
        <table:table-column table:style-name="co14" table:number-columns-repeated="2" table:default-cell-style-name="ce82"/>
        <table:table-column table:style-name="co20" table:default-cell-style-name="ce82"/>
        <table:table-column table:style-name="co21" table:default-cell-style-name="ce82"/>
        <table:table-column table:style-name="co7" table:number-columns-repeated="39" table:default-cell-style-name="ce82"/>
        <table:table-row table:style-name="ro1">
          <table:table-cell table:style-name="ce69" office:value-type="string" calcext:value-type="string">
            <text:p>Run #</text:p>
          </table:table-cell>
          <table:table-cell table:style-name="ce71" office:value-type="string" calcext:value-type="string">
            <text:p>Source</text:p>
          </table:table-cell>
          <table:table-cell table:style-name="ce74" office:value-type="string" calcext:value-type="string">
            <text:p>BBE Start</text:p>
          </table:table-cell>
          <table:table-cell table:style-name="ce74" office:value-type="string" calcext:value-type="string">
            <text:p>BBE End</text:p>
          </table:table-cell>
          <table:table-cell table:style-name="ce76" office:value-type="string" calcext:value-type="string">
            <text:p>Run Length</text:p>
          </table:table-cell>
          <table:table-cell table:style-name="ce74" office:value-type="string" calcext:value-type="string">
            <text:p>Src SRT Start</text:p>
          </table:table-cell>
          <table:table-cell table:style-name="ce74" office:value-type="string" calcext:value-type="string">
            <text:p>Src SRT End</text:p>
          </table:table-cell>
          <table:table-cell table:style-name="ce74"/>
          <table:table-cell table:style-name="ce69" office:value-type="string" calcext:value-type="string">
            <text:p>Sound BBE Sync</text:p>
          </table:table-cell>
          <table:table-cell table:style-name="ce69" office:value-type="string" calcext:value-type="string">
            <text:p>Sound Src Sync</text:p>
          </table:table-cell>
          <table:table-cell table:style-name="ce79" office:value-type="string" calcext:value-type="string">
            <text:p>Snd Shift Offset</text:p>
          </table:table-cell>
          <table:table-cell table:style-name="ce81"/>
          <table:table-cell table:style-name="ce81" office:value-type="string" calcext:value-type="string">
            <text:p>Vis BBE Sync</text:p>
          </table:table-cell>
          <table:table-cell table:style-name="ce81" office:value-type="string" calcext:value-type="string">
            <text:p>Vis Src Sync</text:p>
          </table:table-cell>
          <table:table-cell table:style-name="ce81" office:value-type="string" calcext:value-type="string">
            <text:p>Vis Shift Offset</text:p>
          </table:table-cell>
          <table:table-cell table:style-name="ce81" office:value-type="string" calcext:value-type="string">
            <text:p>“Out of sync” Diff</text:p>
          </table:table-cell>
          <table:table-cell table:style-name="ce84" office:value-type="string" calcext:value-type="string">
            <text:p>Out of sync fix (ms)</text:p>
          </table:table-cell>
          <table:table-cell table:style-name="ce87" office:value-type="string" calcext:value-type="string">
            <text:p>Helper formula</text:p>
          </table:table-cell>
          <table:table-cell table:style-name="ce87" office:value-type="string" calcext:value-type="string">
            <text:p>Final OoS Diff</text:p>
          </table:table-cell>
          <table:table-cell table:style-name="ce81" office:value-type="string" calcext:value-type="string">
            <text:p>Final Shift Offset</text:p>
          </table:table-cell>
          <table:table-cell table:style-name="ce81"/>
          <table:table-cell table:style-name="ce81" office:value-type="string" calcext:value-type="string">
            <text:p>EN-CC Offset</text:p>
          </table:table-cell>
          <table:table-cell table:style-name="ce8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1" office:value-type="string" calcext:value-type="string">
            <text:p>Src Sync Diff</text:p>
          </table:table-cell>
          <table:table-cell table:style-name="ce81" office:value-type="string" calcext:value-type="string">
            <text:p>Diff EN-CC vs Src by Snd</text:p>
          </table:table-cell>
          <table:table-cell table:style-name="ce8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5" office:value-type="time" office:time-value="PT00H01M05.241S" calcext:value-type="time">
            <text:p>00:01:05,241</text:p>
          </table:table-cell>
          <table:table-cell table:style-name="ce7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7S" calcext:value-type="time">
            <text:p>00:00:00,257</text:p>
          </table:table-cell>
          <table:table-cell/>
          <table:table-cell table:style-name="ce75" office:value-type="time" office:time-value="PT00H01M08.579S" calcext:value-type="time">
            <text:p>00:01:08,579</text:p>
          </table:table-cell>
          <table:table-cell table:style-name="ce75" office:value-type="time" office:time-value="PT00H01M08.769S" calcext:value-type="time">
            <text:p>00:01:08,769</text:p>
          </table:table-cell>
          <table:table-cell table:style-name="ce80" table:formula="of:=[.M2]-[.N2]" office:value-type="time" office:time-value="-PT00H00M00.19S" calcext:value-type="time">
            <text:p>-00:00:00,190</text:p>
          </table:table-cell>
          <table:table-cell table:style-name="ce80" table:formula="of:=[.K2]-[.O2]" office:value-type="time" office:time-value="PT00H00M00.447S" calcext:value-type="time">
            <text:p>00:00:00,44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0" table:formula="of:=[.P2]+[.R2]" office:value-type="time" office:time-value="PT00H00M00.447S" calcext:value-type="time">
            <text:p>00:00:00,447</text:p>
          </table:table-cell>
          <table:table-cell table:style-name="ce80" table:formula="of:=[.K2]+[.R2]" office:value-type="time" office:time-value="PT00H00M00.257S" calcext:value-type="time">
            <text:p>00:00:00,257</text:p>
          </table:table-cell>
          <table:table-cell table:style-name="ce80"/>
          <table:table-cell table:style-name="ce80" table:formula="of:=[.C2]-[.F2]" office:value-type="time" office:time-value="PT00H00M00.253S" calcext:value-type="time">
            <text:p>00:00:00,253</text:p>
          </table:table-cell>
          <table:table-cell table:style-name="ce80" table:formula="of:=[.I2]-[.C2]" office:value-type="time" office:time-value="PT00H00M00.215S" calcext:value-type="time">
            <text:p>00:00:00,215</text:p>
          </table:table-cell>
          <table:table-cell table:style-name="ce80" table:formula="of:=[.J2]-[.F2]" office:value-type="time" office:time-value="PT00H00M00.211S" calcext:value-type="time">
            <text:p>00:00:00,211</text:p>
          </table:table-cell>
          <table:table-cell table:style-name="ce80" table:formula="of:=[.X2]-[.W2]" office:value-type="time" office:time-value="-PT00H00M00.004S" calcext:value-type="time">
            <text:p>-00:00:00,004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5" office:value-type="time" office:time-value="PT00H01M54.352S" calcext:value-type="time">
            <text:p>00:01:54,352</text:p>
          </table:table-cell>
          <table:table-cell table:style-name="ce7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5" office:value-type="time" office:time-value="PT00H01M57.882S" calcext:value-type="time">
            <text:p>00:01:57,882</text:p>
          </table:table-cell>
          <table:table-cell table:style-name="ce75" office:value-type="time" office:time-value="PT00H09M12.454S" calcext:value-type="time">
            <text:p>00:09:12,454</text:p>
          </table:table-cell>
          <table:table-cell table:style-name="ce80" table:formula="of:=[.M3]-[.N3]" office:value-type="time" office:time-value="-PT00H07M14.572S" calcext:value-type="time">
            <text:p>-00:07:14,572</text:p>
          </table:table-cell>
          <table:table-cell table:style-name="ce80" table:formula="of:=[.K3]-[.O3]" office:value-type="time" office:time-value="PT00H00M00.413S" calcext:value-type="time">
            <text:p>00:00:00,41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0" table:formula="of:=[.P3]+[.R3]" office:value-type="time" office:time-value="PT00H00M00.313S" calcext:value-type="time">
            <text:p>00:00:00,313</text:p>
          </table:table-cell>
          <table:table-cell table:style-name="ce80" table:formula="of:=[.K3]+[.R3]" office:value-type="time" office:time-value="-PT00H07M14.259S" calcext:value-type="time">
            <text:p>-00:07:14,259</text:p>
          </table:table-cell>
          <table:table-cell table:style-name="ce80"/>
          <table:table-cell table:style-name="ce80" table:formula="of:=[.C3]-[.F3]" office:value-type="time" office:time-value="-PT00H07M14.26S" calcext:value-type="time">
            <text:p>-00:07:14,260</text:p>
          </table:table-cell>
          <table:table-cell table:style-name="ce80" table:formula="of:=[.I3]-[.C3]" office:value-type="time" office:time-value="PT00H00M00.273S" calcext:value-type="time">
            <text:p>00:00:00,273</text:p>
          </table:table-cell>
          <table:table-cell table:style-name="ce80" table:formula="of:=[.J3]-[.F3]" office:value-type="time" office:time-value="PT00H00M00.172S" calcext:value-type="time">
            <text:p>00:00:00,172</text:p>
          </table:table-cell>
          <table:table-cell table:style-name="ce8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5" office:value-type="time" office:time-value="PT00H02M23.771S" calcext:value-type="time">
            <text:p>00:02:23,771</text:p>
          </table:table-cell>
          <table:table-cell table:style-name="ce75" office:value-type="time" office:time-value="PT00H12M34.466S" calcext:value-type="time">
            <text:p>00:12:34,466</text:p>
          </table:table-cell>
          <table:table-cell table:formula="of:=[.I4]-[.J4]" office:value-type="time" office:time-value="-PT00H10M10.695S" calcext:value-type="time">
            <text:p>-00:10:10,695</text:p>
          </table:table-cell>
          <table:table-cell/>
          <table:table-cell table:style-name="ce75" office:value-type="time" office:time-value="PT00H02M37.535S" calcext:value-type="time">
            <text:p>00:02:37,535</text:p>
          </table:table-cell>
          <table:table-cell table:style-name="ce75" office:value-type="time" office:time-value="PT00H12M48.53S" calcext:value-type="time">
            <text:p>00:12:48,530</text:p>
          </table:table-cell>
          <table:table-cell table:style-name="ce80" table:formula="of:=[.M4]-[.N4]" office:value-type="time" office:time-value="-PT00H10M10.995S" calcext:value-type="time">
            <text:p>-00:10:10,995</text:p>
          </table:table-cell>
          <table:table-cell table:style-name="ce80" table:formula="of:=[.K4]-[.O4]" office:value-type="time" office:time-value="PT00H00M00.3S" calcext:value-type="time">
            <text:p>00:00:00,300</text:p>
          </table:table-cell>
          <table:table-cell table:style-name="ce85" office:value-type="float" office:value="-190" calcext:value-type="float">
            <text:p>-190</text:p>
          </table:table-cell>
          <table:table-cell table:style-name="ce8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0" table:formula="of:=[.P4]+[.R4]" office:value-type="time" office:time-value="PT00H00M00.11S" calcext:value-type="time">
            <text:p>00:00:00,110</text:p>
          </table:table-cell>
          <table:table-cell table:style-name="ce80" table:formula="of:=[.K4]+[.R4]" office:value-type="time" office:time-value="-PT00H10M10.885S" calcext:value-type="time">
            <text:p>-00:10:10,885</text:p>
          </table:table-cell>
          <table:table-cell table:style-name="ce80"/>
          <table:table-cell table:style-name="ce80" table:formula="of:=[.C4]-[.F4]" office:value-type="time" office:time-value="-PT00H10M10.887S" calcext:value-type="time">
            <text:p>-00:10:10,887</text:p>
          </table:table-cell>
          <table:table-cell table:style-name="ce80" table:formula="of:=[.I4]-[.C4]" office:value-type="time" office:time-value="PT00H00M00.53S" calcext:value-type="time">
            <text:p>00:00:00,530</text:p>
          </table:table-cell>
          <table:table-cell table:style-name="ce80" table:formula="of:=[.J4]-[.F4]" office:value-type="time" office:time-value="PT00H00M00.338S" calcext:value-type="time">
            <text:p>00:00:00,338</text:p>
          </table:table-cell>
          <table:table-cell table:style-name="ce80" table:formula="of:=[.X4]-[.W4]" office:value-type="time" office:time-value="-PT00H00M00.192S" calcext:value-type="time">
            <text:p>-00:00:00,19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5" office:value-type="time" office:time-value="PT00H39M57.151S" calcext:value-type="time">
            <text:p>00:39:57,151</text:p>
          </table:table-cell>
          <table:table-cell table:style-name="ce75" office:value-type="time" office:time-value="PT00H50M27.843S" calcext:value-type="time">
            <text:p>00:50:27,843</text:p>
          </table:table-cell>
          <table:table-cell table:formula="of:=[.I5]-[.J5]" office:value-type="time" office:time-value="-PT00H10M30.692S" calcext:value-type="time">
            <text:p>-00:10:30,692</text:p>
          </table:table-cell>
          <table:table-cell/>
          <table:table-cell table:style-name="ce75" office:value-type="time" office:time-value="PT00H39M58.45S" calcext:value-type="time">
            <text:p>00:39:58,450</text:p>
          </table:table-cell>
          <table:table-cell table:style-name="ce75" office:value-type="time" office:time-value="PT00H50M29.54S" calcext:value-type="time">
            <text:p>00:50:29,540</text:p>
          </table:table-cell>
          <table:table-cell table:style-name="ce80" table:formula="of:=[.M5]-[.N5]" office:value-type="time" office:time-value="-PT00H10M31.09S" calcext:value-type="time">
            <text:p>-00:10:31,090</text:p>
          </table:table-cell>
          <table:table-cell table:style-name="ce80" table:formula="of:=[.K5]-[.O5]" office:value-type="time" office:time-value="PT00H00M00.398S" calcext:value-type="time">
            <text:p>00:00:00,39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0" table:formula="of:=[.P5]+[.R5]" office:value-type="time" office:time-value="PT00H00M00.398S" calcext:value-type="time">
            <text:p>00:00:00,398</text:p>
          </table:table-cell>
          <table:table-cell table:style-name="ce80" table:formula="of:=[.K5]+[.R5]" office:value-type="time" office:time-value="-PT00H10M30.692S" calcext:value-type="time">
            <text:p>-00:10:30,692</text:p>
          </table:table-cell>
          <table:table-cell table:style-name="ce80"/>
          <table:table-cell table:style-name="ce80" table:formula="of:=[.C5]-[.F5]" office:value-type="time" office:time-value="-PT00H10M30.692S" calcext:value-type="time">
            <text:p>-00:10:30,692</text:p>
          </table:table-cell>
          <table:table-cell table:style-name="ce80" table:formula="of:=[.I5]-[.C5]" office:value-type="time" office:time-value="PT00H00M00.11S" calcext:value-type="time">
            <text:p>00:00:00,110</text:p>
          </table:table-cell>
          <table:table-cell table:style-name="ce80" table:formula="of:=[.J5]-[.F5]" office:value-type="time" office:time-value="PT00H00M00.11S" calcext:value-type="time">
            <text:p>00:00:00,110</text:p>
          </table:table-cell>
          <table:table-cell table:style-name="ce80" table:formula="of:=[.X5]-[.W5]" office:value-type="time" office:time-value="PT00H00M00S" calcext:value-type="time">
            <text:p>00:00:00,-0.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5" office:value-type="time" office:time-value="PT00H40M28.804S" calcext:value-type="time">
            <text:p>00:40:28,804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82S" calcext:value-type="time">
            <text:p>-00:15:03,582</text:p>
          </table:table-cell>
          <table:table-cell/>
          <table:table-cell table:style-name="ce75" office:value-type="time" office:time-value="PT00H40M28.021S" calcext:value-type="time">
            <text:p>00:40:28,021</text:p>
          </table:table-cell>
          <table:table-cell table:style-name="ce75" office:value-type="time" office:time-value="PT00H55M32.386S" calcext:value-type="time">
            <text:p>00:55:32,386</text:p>
          </table:table-cell>
          <table:table-cell table:style-name="ce80" table:formula="of:=[.M6]-[.N6]" office:value-type="time" office:time-value="-PT00H15M04.365S" calcext:value-type="time">
            <text:p>-00:15:04,365</text:p>
          </table:table-cell>
          <table:table-cell table:style-name="ce80" table:formula="of:=[.K6]-[.O6]" office:value-type="time" office:time-value="PT00H00M00.783S" calcext:value-type="time">
            <text:p>00:00:00,783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0" table:formula="of:=[.P6]+[.R6]" office:value-type="time" office:time-value="PT00H00M00.523S" calcext:value-type="time">
            <text:p>00:00:00,523</text:p>
          </table:table-cell>
          <table:table-cell table:style-name="ce80" table:formula="of:=[.K6]+[.R6]" office:value-type="time" office:time-value="-PT00H15M03.842S" calcext:value-type="time">
            <text:p>-00:15:03,842</text:p>
          </table:table-cell>
          <table:table-cell table:style-name="ce80"/>
          <table:table-cell table:style-name="ce80" table:formula="of:=[.C6]-[.F6]" office:value-type="time" office:time-value="-PT00H15M03.84S" calcext:value-type="time">
            <text:p>-00:15:03,840</text:p>
          </table:table-cell>
          <table:table-cell table:style-name="ce80" table:formula="of:=[.I6]-[.C6]" office:value-type="time" office:time-value="PT00H00M02.693S" calcext:value-type="time">
            <text:p>00:00:02,693</text:p>
          </table:table-cell>
          <table:table-cell table:style-name="ce80" table:formula="of:=[.J6]-[.F6]" office:value-type="time" office:time-value="PT00H00M02.435S" calcext:value-type="time">
            <text:p>00:00:02,435</text:p>
          </table:table-cell>
          <table:table-cell table:style-name="ce80" table:formula="of:=[.X6]-[.W6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78" office:value-type="time" office:time-value="PT00H48M16.328S" calcext:value-type="time">
            <text:p>00:48:16,328</text:p>
          </table:table-cell>
          <table:table-cell table:style-name="ce78" office:value-type="time" office:time-value="PT01H03M26.093S" calcext:value-type="time">
            <text:p>01:03:26,093</text:p>
          </table:table-cell>
          <table:table-cell table:style-name="ce80" table:formula="of:=[.M7]-[.N7]" office:value-type="time" office:time-value="-PT00H15M09.765S" calcext:value-type="time">
            <text:p>-00:15:09,765</text:p>
          </table:table-cell>
          <table:table-cell table:style-name="ce80" table:formula="of:=[.K7]-[.O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0" table:formula="of:=[.P7]+[.R7]" office:value-type="time" office:time-value="PT00H00M00S" calcext:value-type="time">
            <text:p>00:00:00,000</text:p>
          </table:table-cell>
          <table:table-cell table:style-name="ce80" table:formula="of:=[.K7]+[.R7]" office:value-type="time" office:time-value="-PT00H15M09.765S" calcext:value-type="time">
            <text:p>-00:15:09,765</text:p>
          </table:table-cell>
          <table:table-cell table:style-name="ce80"/>
          <table:table-cell table:style-name="ce80" table:formula="of:=[.C7]-[.F7]" office:value-type="time" office:time-value="-PT00H15M09.765S" calcext:value-type="time">
            <text:p>-00:15:09,765</text:p>
          </table:table-cell>
          <table:table-cell table:style-name="ce80" table:formula="of:=[.I7]-[.C7]" office:value-type="time" office:time-value="PT00H00M00S" calcext:value-type="time">
            <text:p>00:00:00,000</text:p>
          </table:table-cell>
          <table:table-cell table:style-name="ce80" table:formula="of:=[.J7]-[.F7]" office:value-type="time" office:time-value="PT00H00M00S" calcext:value-type="time">
            <text:p>00:00:00,000</text:p>
          </table:table-cell>
          <table:table-cell table:style-name="ce8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office:value-type="time" office:time-value="PT00H23M43.21S" calcext:value-type="time">
            <text:p>00:23:43,210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78" office:value-type="time" office:time-value="PT00H48M21.831S" calcext:value-type="time">
            <text:p>00:48:21,831</text:p>
          </table:table-cell>
          <table:table-cell table:style-name="ce78" office:value-type="time" office:time-value="PT01H03M47.323S" calcext:value-type="time">
            <text:p>01:03:47,323</text:p>
          </table:table-cell>
          <table:table-cell table:style-name="ce80" table:formula="of:=[.M8]-[.N8]" office:value-type="time" office:time-value="-PT00H15M25.492S" calcext:value-type="time">
            <text:p>-00:15:25,492</text:p>
          </table:table-cell>
          <table:table-cell table:style-name="ce80" table:formula="of:=[.K8]-[.O8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0" table:formula="of:=[.P8]+[.R8]" office:value-type="time" office:time-value="PT00H00M00S" calcext:value-type="time">
            <text:p>00:00:00,000</text:p>
          </table:table-cell>
          <table:table-cell table:style-name="ce80" table:formula="of:=[.K8]+[.R8]" office:value-type="time" office:time-value="-PT00H15M25.492S" calcext:value-type="time">
            <text:p>-00:15:25,492</text:p>
          </table:table-cell>
          <table:table-cell table:style-name="ce80"/>
          <table:table-cell table:style-name="ce80" table:formula="of:=[.C8]-[.F8]" office:value-type="time" office:time-value="-PT00H15M25.492S" calcext:value-type="time">
            <text:p>-00:15:25,492</text:p>
          </table:table-cell>
          <table:table-cell table:style-name="ce80" table:formula="of:=[.I8]-[.C8]" office:value-type="time" office:time-value="PT00H00M00S" calcext:value-type="time">
            <text:p>00:00:00,000</text:p>
          </table:table-cell>
          <table:table-cell table:style-name="ce80" table:formula="of:=[.J8]-[.F8]" office:value-type="time" office:time-value="PT00H00M00S" calcext:value-type="time">
            <text:p>00:00:00,000</text:p>
          </table:table-cell>
          <table:table-cell table:style-name="ce8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5" office:value-type="time" office:time-value="PT00H48M25.021S" calcext:value-type="time">
            <text:p>00:48:25,021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formula="of:=[.I9]-[.J9]" office:value-type="time" office:time-value="-PT00H15M49.835S" calcext:value-type="time">
            <text:p>-00:15:49,835</text:p>
          </table:table-cell>
          <table:table-cell/>
          <table:table-cell table:style-name="ce75" office:value-type="time" office:time-value="PT00H48M25.086S" calcext:value-type="time">
            <text:p>00:48:25,086</text:p>
          </table:table-cell>
          <table:table-cell table:style-name="ce75" office:value-type="time" office:time-value="PT01H04M14.856S" calcext:value-type="time">
            <text:p>01:04:14,856</text:p>
          </table:table-cell>
          <table:table-cell table:style-name="ce80" table:formula="of:=[.M9]-[.N9]" office:value-type="time" office:time-value="-PT00H15M49.77S" calcext:value-type="time">
            <text:p>-00:15:49,770</text:p>
          </table:table-cell>
          <table:table-cell table:style-name="ce80" table:formula="of:=[.K9]-[.O9]" office:value-type="time" office:time-value="-PT00H00M00.065S" calcext:value-type="time">
            <text:p>-00:00:00,065</text:p>
          </table:table-cell>
          <table:table-cell table:style-name="ce85" office:value-type="float" office:value="100" calcext:value-type="float">
            <text:p>100</text:p>
          </table:table-cell>
          <table:table-cell table:style-name="ce80" table:formula="of:=IF([.Q9]&lt;0;-TIME(0;0;ABS([.Q9])/1000);TIME(0;0;[.Q9]/1000))" office:value-type="time" office:time-value="PT00H00M00.1S" calcext:value-type="time">
            <text:p>00:00:00,100</text:p>
          </table:table-cell>
          <table:table-cell table:style-name="ce80" table:formula="of:=[.P9]+[.R9]" office:value-type="time" office:time-value="PT00H00M00.035S" calcext:value-type="time">
            <text:p>00:00:00,035</text:p>
          </table:table-cell>
          <table:table-cell table:style-name="ce80" table:formula="of:=[.K9]+[.R9]" office:value-type="time" office:time-value="-PT00H15M49.735S" calcext:value-type="time">
            <text:p>-00:15:49,735</text:p>
          </table:table-cell>
          <table:table-cell table:style-name="ce80"/>
          <table:table-cell table:style-name="ce80" table:formula="of:=[.C9]-[.F9]" office:value-type="time" office:time-value="-PT00H15M49.732S" calcext:value-type="time">
            <text:p>-00:15:49,732</text:p>
          </table:table-cell>
          <table:table-cell table:style-name="ce80" table:formula="of:=[.I9]-[.C9]" office:value-type="time" office:time-value="PT00H00M00.361S" calcext:value-type="time">
            <text:p>00:00:00,361</text:p>
          </table:table-cell>
          <table:table-cell table:style-name="ce80" table:formula="of:=[.J9]-[.F9]" office:value-type="time" office:time-value="PT00H00M00.464S" calcext:value-type="time">
            <text:p>00:00:00,464</text:p>
          </table:table-cell>
          <table:table-cell table:style-name="ce80" table:formula="of:=[.X9]-[.W9]" office:value-type="time" office:time-value="PT00H00M00.103S" calcext:value-type="time">
            <text:p>00:00:00,103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5" office:value-type="time" office:time-value="PT00H52M39.646S" calcext:value-type="time">
            <text:p>00:52:39,646</text:p>
          </table:table-cell>
          <table:table-cell table:style-name="ce7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27S" calcext:value-type="time">
            <text:p>-00:16:06,327</text:p>
          </table:table-cell>
          <table:table-cell/>
          <table:table-cell table:style-name="ce75" office:value-type="time" office:time-value="PT00H52M42.885S" calcext:value-type="time">
            <text:p>00:52:42,885</text:p>
          </table:table-cell>
          <table:table-cell table:style-name="ce75" office:value-type="time" office:time-value="PT01H08M49.468S" calcext:value-type="time">
            <text:p>01:08:49,468</text:p>
          </table:table-cell>
          <table:table-cell table:style-name="ce80" table:formula="of:=[.M10]-[.N10]" office:value-type="time" office:time-value="-PT00H16M06.583S" calcext:value-type="time">
            <text:p>-00:16:06,583</text:p>
          </table:table-cell>
          <table:table-cell table:style-name="ce80" table:formula="of:=[.K10]-[.O10]" office:value-type="time" office:time-value="PT00H00M00.256S" calcext:value-type="time">
            <text:p>00:00:00,2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0" table:formula="of:=[.P10]+[.R10]" office:value-type="time" office:time-value="PT00H00M00.256S" calcext:value-type="time">
            <text:p>00:00:00,256</text:p>
          </table:table-cell>
          <table:table-cell table:style-name="ce80" table:formula="of:=[.K10]+[.R10]" office:value-type="time" office:time-value="-PT00H16M06.327S" calcext:value-type="time">
            <text:p>-00:16:06,327</text:p>
          </table:table-cell>
          <table:table-cell table:style-name="ce80"/>
          <table:table-cell table:style-name="ce80" table:formula="of:=[.C10]-[.F10]" office:value-type="time" office:time-value="-PT00H16M06.327S" calcext:value-type="time">
            <text:p>-00:16:06,327</text:p>
          </table:table-cell>
          <table:table-cell table:style-name="ce80" table:formula="of:=[.I10]-[.C10]" office:value-type="time" office:time-value="PT00H00M04.273S" calcext:value-type="time">
            <text:p>00:00:04,273</text:p>
          </table:table-cell>
          <table:table-cell table:style-name="ce80" table:formula="of:=[.J10]-[.F10]" office:value-type="time" office:time-value="PT00H00M04.273S" calcext:value-type="time">
            <text:p>00:00:04,273</text:p>
          </table:table-cell>
          <table:table-cell table:style-name="ce80" table:formula="of:=[.X10]-[.W10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5" office:value-type="time" office:time-value="PT00H56M33.425S" calcext:value-type="time">
            <text:p>00:56:33,425</text:p>
          </table:table-cell>
          <table:table-cell table:style-name="ce75" office:value-type="time" office:time-value="PT01H23M01.999S" calcext:value-type="time">
            <text:p>01:23:01,999</text:p>
          </table:table-cell>
          <table:table-cell table:formula="of:=[.I11]-[.J11]" office:value-type="time" office:time-value="-PT00H26M28.574S" calcext:value-type="time">
            <text:p>-00:26:28,574</text:p>
          </table:table-cell>
          <table:table-cell/>
          <table:table-cell table:style-name="ce75" office:value-type="time" office:time-value="PT00H56M32.078S" calcext:value-type="time">
            <text:p>00:56:32,078</text:p>
          </table:table-cell>
          <table:table-cell table:style-name="ce75" office:value-type="time" office:time-value="PT01H23M01.158S" calcext:value-type="time">
            <text:p>01:23:01,158</text:p>
          </table:table-cell>
          <table:table-cell table:style-name="ce80" table:formula="of:=[.M11]-[.N11]" office:value-type="time" office:time-value="-PT00H26M29.08S" calcext:value-type="time">
            <text:p>-00:26:29,080</text:p>
          </table:table-cell>
          <table:table-cell table:style-name="ce80" table:formula="of:=[.K11]-[.O11]" office:value-type="time" office:time-value="PT00H00M00.506S" calcext:value-type="time">
            <text:p>00:00:00,506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0" table:formula="of:=[.P11]+[.R11]" office:value-type="time" office:time-value="PT00H00M00.306S" calcext:value-type="time">
            <text:p>00:00:00,306</text:p>
          </table:table-cell>
          <table:table-cell table:style-name="ce80" table:formula="of:=[.K11]+[.R11]" office:value-type="time" office:time-value="-PT00H26M28.774S" calcext:value-type="time">
            <text:p>-00:26:28,774</text:p>
          </table:table-cell>
          <table:table-cell table:style-name="ce80"/>
          <table:table-cell table:style-name="ce80" table:formula="of:=[.C11]-[.F11]" office:value-type="time" office:time-value="-PT00H26M28.775S" calcext:value-type="time">
            <text:p>-00:26:28,775</text:p>
          </table:table-cell>
          <table:table-cell table:style-name="ce80" table:formula="of:=[.I11]-[.C11]" office:value-type="time" office:time-value="PT00H00M00.515S" calcext:value-type="time">
            <text:p>00:00:00,515</text:p>
          </table:table-cell>
          <table:table-cell table:style-name="ce80" table:formula="of:=[.J11]-[.F11]" office:value-type="time" office:time-value="PT00H00M00.314S" calcext:value-type="time">
            <text:p>00:00:00,314</text:p>
          </table:table-cell>
          <table:table-cell table:style-name="ce80" table:formula="of:=[.X11]-[.W11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5" office:value-type="time" office:time-value="PT00H59M48.82S" calcext:value-type="time">
            <text:p>00:59:48,820</text:p>
          </table:table-cell>
          <table:table-cell table:style-name="ce75" office:value-type="time" office:time-value="PT01H26M32.71S" calcext:value-type="time">
            <text:p>01:26:32,710</text:p>
          </table:table-cell>
          <table:table-cell table:formula="of:=[.I12]-[.J12]" office:value-type="time" office:time-value="-PT00H26M43.89S" calcext:value-type="time">
            <text:p>-00:26:43,890</text:p>
          </table:table-cell>
          <table:table-cell/>
          <table:table-cell table:style-name="ce75" office:value-type="time" office:time-value="PT00H59M50.309S" calcext:value-type="time">
            <text:p>00:59:50,309</text:p>
          </table:table-cell>
          <table:table-cell table:style-name="ce75" office:value-type="time" office:time-value="PT01H26M34.745S" calcext:value-type="time">
            <text:p>01:26:34,745</text:p>
          </table:table-cell>
          <table:table-cell table:style-name="ce80" table:formula="of:=[.M12]-[.N12]" office:value-type="time" office:time-value="-PT00H26M44.436S" calcext:value-type="time">
            <text:p>-00:26:44,436</text:p>
          </table:table-cell>
          <table:table-cell table:style-name="ce80" table:formula="of:=[.K12]-[.O12]" office:value-type="time" office:time-value="PT00H00M00.546S" calcext:value-type="time">
            <text:p>00:00:00,546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0" table:formula="of:=[.P12]+[.R12]" office:value-type="time" office:time-value="PT00H00M00.296S" calcext:value-type="time">
            <text:p>00:00:00,296</text:p>
          </table:table-cell>
          <table:table-cell table:style-name="ce80" table:formula="of:=[.K12]+[.R12]" office:value-type="time" office:time-value="-PT00H26M44.14S" calcext:value-type="time">
            <text:p>-00:26:44,140</text:p>
          </table:table-cell>
          <table:table-cell table:style-name="ce80"/>
          <table:table-cell table:style-name="ce80" table:formula="of:=[.C12]-[.F12]" office:value-type="time" office:time-value="-PT00H26M44.142S" calcext:value-type="time">
            <text:p>-00:26:44,142</text:p>
          </table:table-cell>
          <table:table-cell table:style-name="ce80" table:formula="of:=[.I12]-[.C12]" office:value-type="time" office:time-value="PT00H00M01.818S" calcext:value-type="time">
            <text:p>00:00:01,818</text:p>
          </table:table-cell>
          <table:table-cell table:style-name="ce80" table:formula="of:=[.J12]-[.F12]" office:value-type="time" office:time-value="PT00H00M01.566S" calcext:value-type="time">
            <text:p>00:00:01,566</text:p>
          </table:table-cell>
          <table:table-cell table:style-name="ce80" table:formula="of:=[.X12]-[.W12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5" office:value-type="time" office:time-value="PT01H01M58.285S" calcext:value-type="time">
            <text:p>01:01:58,285</text:p>
          </table:table-cell>
          <table:table-cell table:style-name="ce7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75" office:value-type="time" office:time-value="PT01H01M59.481S" calcext:value-type="time">
            <text:p>01:01:59,481</text:p>
          </table:table-cell>
          <table:table-cell table:style-name="ce75" office:value-type="time" office:time-value="PT01H28M47.464S" calcext:value-type="time">
            <text:p>01:28:47,464</text:p>
          </table:table-cell>
          <table:table-cell table:style-name="ce80" table:formula="of:=[.M13]-[.N13]" office:value-type="time" office:time-value="-PT00H26M47.983S" calcext:value-type="time">
            <text:p>-00:26:47,983</text:p>
          </table:table-cell>
          <table:table-cell table:style-name="ce80" table:formula="of:=[.K13]-[.O13]" office:value-type="time" office:time-value="PT00H00M00.558S" calcext:value-type="time">
            <text:p>00:00:00,558</text:p>
          </table:table-cell>
          <table:table-cell table:style-name="ce85" office:value-type="float" office:value="150" calcext:value-type="float">
            <text:p>150</text:p>
          </table:table-cell>
          <table:table-cell table:style-name="ce8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0" table:formula="of:=[.P13]+[.R13]" office:value-type="time" office:time-value="PT00H00M00.708S" calcext:value-type="time">
            <text:p>00:00:00,708</text:p>
          </table:table-cell>
          <table:table-cell table:style-name="ce80" table:formula="of:=[.K13]+[.R13]" office:value-type="time" office:time-value="-PT00H26M47.275S" calcext:value-type="time">
            <text:p>-00:26:47,275</text:p>
          </table:table-cell>
          <table:table-cell table:style-name="ce80"/>
          <table:table-cell table:style-name="ce80" table:formula="of:=[.C13]-[.F13]" office:value-type="time" office:time-value="-PT00H26M47.27S" calcext:value-type="time">
            <text:p>-00:26:47,270</text:p>
          </table:table-cell>
          <table:table-cell table:style-name="ce80" table:formula="of:=[.I13]-[.C13]" office:value-type="time" office:time-value="PT00H00M00.986S" calcext:value-type="time">
            <text:p>00:00:00,986</text:p>
          </table:table-cell>
          <table:table-cell table:style-name="ce80" table:formula="of:=[.J13]-[.F13]" office:value-type="time" office:time-value="PT00H00M01.141S" calcext:value-type="time">
            <text:p>00:00:01,141</text:p>
          </table:table-cell>
          <table:table-cell table:style-name="ce8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2"/>
          <table:table-cell table:number-columns-repeated="2"/>
          <table:table-cell table:style-name="ce75"/>
          <table:table-cell table:number-columns-repeated="3"/>
          <table:table-cell table:style-name="ce7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5" table:number-columns-repeated="2"/>
          <table:table-cell table:style-name="ce80" table:formula="of:=[.M14]-[.N14]" office:value-type="time" office:time-value="PT00H00M00S" calcext:value-type="time">
            <text:p>00:00:00,000</text:p>
          </table:table-cell>
          <table:table-cell table:style-name="ce80" table:formula="of:=[.K14]-[.O14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0" table:formula="of:=[.P14]+[.R14]" office:value-type="time" office:time-value="PT00H00M00S" calcext:value-type="time">
            <text:p>00:00:00,000</text:p>
          </table:table-cell>
          <table:table-cell table:style-name="ce80" table:formula="of:=[.K14]+[.R14]" office:value-type="time" office:time-value="PT00H00M00S" calcext:value-type="time">
            <text:p>00:00:00,000</text:p>
          </table:table-cell>
          <table:table-cell table:style-name="ce80"/>
          <table:table-cell table:style-name="ce80" table:formula="of:=[.C14]-[.F14]" office:value-type="time" office:time-value="PT00H00M00S" calcext:value-type="time">
            <text:p>00:00:00,000</text:p>
          </table:table-cell>
          <table:table-cell table:style-name="ce80" table:formula="of:=[.I14]-[.C14]" office:value-type="time" office:time-value="PT00H00M00S" calcext:value-type="time">
            <text:p>00:00:00,000</text:p>
          </table:table-cell>
          <table:table-cell table:style-name="ce80" table:formula="of:=[.J14]-[.F14]" office:value-type="time" office:time-value="PT00H00M00S" calcext:value-type="time">
            <text:p>00:00:00,000</text:p>
          </table:table-cell>
          <table:table-cell table:style-name="ce8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5" office:value-type="time" office:time-value="PT01H02M52.96S" calcext:value-type="time">
            <text:p>01:02:52,960</text:p>
          </table:table-cell>
          <table:table-cell table:style-name="ce7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5" office:value-type="time" office:time-value="PT01H02M56.426S" calcext:value-type="time">
            <text:p>01:02:56,426</text:p>
          </table:table-cell>
          <table:table-cell table:style-name="ce75" office:value-type="time" office:time-value="PT01H28M54.449S" calcext:value-type="time">
            <text:p>01:28:54,449</text:p>
          </table:table-cell>
          <table:table-cell table:style-name="ce80" table:formula="of:=[.M15]-[.N15]" office:value-type="time" office:time-value="-PT00H25M58.023S" calcext:value-type="time">
            <text:p>-00:25:58,023</text:p>
          </table:table-cell>
          <table:table-cell table:style-name="ce80" table:formula="of:=[.K15]-[.O15]" office:value-type="time" office:time-value="PT00H00M00.459S" calcext:value-type="time">
            <text:p>00:00:00,45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0" table:formula="of:=[.P15]+[.R15]" office:value-type="time" office:time-value="PT00H00M00.299S" calcext:value-type="time">
            <text:p>00:00:00,299</text:p>
          </table:table-cell>
          <table:table-cell table:style-name="ce80" table:formula="of:=[.K15]+[.R15]" office:value-type="time" office:time-value="-PT00H25M57.724S" calcext:value-type="time">
            <text:p>-00:25:57,724</text:p>
          </table:table-cell>
          <table:table-cell table:style-name="ce80"/>
          <table:table-cell table:style-name="ce80" table:formula="of:=[.C15]-[.F15]" office:value-type="time" office:time-value="-PT00H25M57.725S" calcext:value-type="time">
            <text:p>-00:25:57,725</text:p>
          </table:table-cell>
          <table:table-cell table:style-name="ce80" table:formula="of:=[.I15]-[.C15]" office:value-type="time" office:time-value="PT00H00M00.36S" calcext:value-type="time">
            <text:p>00:00:00,360</text:p>
          </table:table-cell>
          <table:table-cell table:style-name="ce80" table:formula="of:=[.J15]-[.F15]" office:value-type="time" office:time-value="PT00H00M00.199S" calcext:value-type="time">
            <text:p>00:00:00,199</text:p>
          </table:table-cell>
          <table:table-cell table:style-name="ce8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6]-[.J16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6]-[.N16]" office:value-type="time" office:time-value="-PT00H27M42.048S" calcext:value-type="time">
            <text:p>-00:27:42,048</text:p>
          </table:table-cell>
          <table:table-cell table:style-name="ce80" table:formula="of:=[.K16]-[.O16]" office:value-type="time" office:time-value="PT00H00M00.598S" calcext:value-type="time">
            <text:p>00:00:00,598</text:p>
          </table:table-cell>
          <table:table-cell table:style-name="ce85" office:value-type="float" office:value="110" calcext:value-type="float">
            <text:p>110</text:p>
          </table:table-cell>
          <table:table-cell table:style-name="ce8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0" table:formula="of:=[.P16]+[.R16]" office:value-type="time" office:time-value="PT00H00M00.708S" calcext:value-type="time">
            <text:p>00:00:00,708</text:p>
          </table:table-cell>
          <table:table-cell table:style-name="ce80" table:formula="of:=[.K16]+[.R16]" office:value-type="time" office:time-value="-PT00H27M41.34S" calcext:value-type="time">
            <text:p>-00:27:41,340</text:p>
          </table:table-cell>
          <table:table-cell table:style-name="ce80"/>
          <table:table-cell table:style-name="ce80" table:formula="of:=[.C16]-[.F16]" office:value-type="time" office:time-value="-PT00H27M41.341S" calcext:value-type="time">
            <text:p>-00:27:41,341</text:p>
          </table:table-cell>
          <table:table-cell table:style-name="ce80" table:formula="of:=[.I16]-[.C16]" office:value-type="time" office:time-value="PT00H00M08.813S" calcext:value-type="time">
            <text:p>00:00:08,813</text:p>
          </table:table-cell>
          <table:table-cell table:style-name="ce80" table:formula="of:=[.J16]-[.F16]" office:value-type="time" office:time-value="PT00H00M08.922S" calcext:value-type="time">
            <text:p>00:00:08,922</text:p>
          </table:table-cell>
          <table:table-cell table:style-name="ce80" table:formula="of:=[.X16]-[.W16]" office:value-type="time" office:time-value="PT00H00M00.109S" calcext:value-type="time">
            <text:p>00:00:00,109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5" office:value-type="time" office:time-value="PT01H06M11.006S" calcext:value-type="time">
            <text:p>01:06:11,006</text:p>
          </table:table-cell>
          <table:table-cell table:style-name="ce75" office:value-type="time" office:time-value="PT01H33M52.456S" calcext:value-type="time">
            <text:p>01:33:52,456</text:p>
          </table:table-cell>
          <table:table-cell table:formula="of:=[.I17]-[.J17]" office:value-type="time" office:time-value="-PT00H27M41.45S" calcext:value-type="time">
            <text:p>-00:27:41,450</text:p>
          </table:table-cell>
          <table:table-cell/>
          <table:table-cell table:style-name="ce75" office:value-type="time" office:time-value="PT01H06M04.594S" calcext:value-type="time">
            <text:p>01:06:04,594</text:p>
          </table:table-cell>
          <table:table-cell table:style-name="ce75" office:value-type="time" office:time-value="PT01H33M46.642S" calcext:value-type="time">
            <text:p>01:33:46,642</text:p>
          </table:table-cell>
          <table:table-cell table:style-name="ce80" table:formula="of:=[.M17]-[.N17]" office:value-type="time" office:time-value="-PT00H27M42.048S" calcext:value-type="time">
            <text:p>-00:27:42,048</text:p>
          </table:table-cell>
          <table:table-cell table:style-name="ce80" table:formula="of:=[.K17]-[.O17]" office:value-type="time" office:time-value="PT00H00M00.598S" calcext:value-type="time">
            <text:p>00:00:00,5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0" table:formula="of:=[.P17]+[.R17]" office:value-type="time" office:time-value="PT00H00M00.298S" calcext:value-type="time">
            <text:p>00:00:00,298</text:p>
          </table:table-cell>
          <table:table-cell table:style-name="ce80" table:formula="of:=[.K17]+[.R17]" office:value-type="time" office:time-value="-PT00H27M41.75S" calcext:value-type="time">
            <text:p>-00:27:41,750</text:p>
          </table:table-cell>
          <table:table-cell table:style-name="ce80"/>
          <table:table-cell table:style-name="ce80" table:formula="of:=[.C17]-[.F17]" office:value-type="time" office:time-value="-PT00H27M41.751S" calcext:value-type="time">
            <text:p>-00:27:41,751</text:p>
          </table:table-cell>
          <table:table-cell table:style-name="ce80" table:formula="of:=[.I17]-[.C17]" office:value-type="time" office:time-value="PT00H00M03.05S" calcext:value-type="time">
            <text:p>00:00:03,050</text:p>
          </table:table-cell>
          <table:table-cell table:style-name="ce80" table:formula="of:=[.J17]-[.F17]" office:value-type="time" office:time-value="PT00H00M02.749S" calcext:value-type="time">
            <text:p>00:00:02,749</text:p>
          </table:table-cell>
          <table:table-cell table:style-name="ce80" table:formula="of:=[.X17]-[.W17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5" office:value-type="time" office:time-value="PT01H06M49.351S" calcext:value-type="time">
            <text:p>01:06:49,351</text:p>
          </table:table-cell>
          <table:table-cell table:style-name="ce75" office:value-type="time" office:time-value="PT01H40M19.065S" calcext:value-type="time">
            <text:p>01:40:19,065</text:p>
          </table:table-cell>
          <table:table-cell table:formula="of:=[.I18]-[.J18]" office:value-type="time" office:time-value="-PT00H33M29.714S" calcext:value-type="time">
            <text:p>-00:33:29,714</text:p>
          </table:table-cell>
          <table:table-cell/>
          <table:table-cell table:style-name="ce75" office:value-type="time" office:time-value="PT01H06M55.442S" calcext:value-type="time">
            <text:p>01:06:55,442</text:p>
          </table:table-cell>
          <table:table-cell table:style-name="ce75" office:value-type="time" office:time-value="PT01H40M25.695S" calcext:value-type="time">
            <text:p>01:40:25,695</text:p>
          </table:table-cell>
          <table:table-cell table:style-name="ce80" table:formula="of:=[.M18]-[.N18]" office:value-type="time" office:time-value="-PT00H33M30.253S" calcext:value-type="time">
            <text:p>-00:33:30,253</text:p>
          </table:table-cell>
          <table:table-cell table:style-name="ce80" table:formula="of:=[.K18]-[.O18]" office:value-type="time" office:time-value="PT00H00M00.539S" calcext:value-type="time">
            <text:p>00:00:00,539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0" table:formula="of:=[.P18]+[.R18]" office:value-type="time" office:time-value="PT00H00M00.379S" calcext:value-type="time">
            <text:p>00:00:00,379</text:p>
          </table:table-cell>
          <table:table-cell table:style-name="ce80" table:formula="of:=[.K18]+[.R18]" office:value-type="time" office:time-value="-PT00H33M29.874S" calcext:value-type="time">
            <text:p>-00:33:29,874</text:p>
          </table:table-cell>
          <table:table-cell table:style-name="ce80"/>
          <table:table-cell table:style-name="ce80" table:formula="of:=[.C18]-[.F18]" office:value-type="time" office:time-value="-PT00H33M29.88S" calcext:value-type="time">
            <text:p>-00:33:29,880</text:p>
          </table:table-cell>
          <table:table-cell table:style-name="ce80" table:formula="of:=[.I18]-[.C18]" office:value-type="time" office:time-value="PT00H00M00.471S" calcext:value-type="time">
            <text:p>00:00:00,471</text:p>
          </table:table-cell>
          <table:table-cell table:style-name="ce80" table:formula="of:=[.J18]-[.F18]" office:value-type="time" office:time-value="PT00H00M00.305S" calcext:value-type="time">
            <text:p>00:00:00,305</text:p>
          </table:table-cell>
          <table:table-cell table:style-name="ce80" table:formula="of:=[.X18]-[.W18]" office:value-type="time" office:time-value="-PT00H00M00.166S" calcext:value-type="time">
            <text:p>-00:00:00,166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5" office:value-type="time" office:time-value="PT01H07M54.709S" calcext:value-type="time">
            <text:p>01:07:54,709</text:p>
          </table:table-cell>
          <table:table-cell table:style-name="ce75" office:value-type="time" office:time-value="PT01H40M34.971S" calcext:value-type="time">
            <text:p>01:40:34,971</text:p>
          </table:table-cell>
          <table:table-cell table:formula="of:=[.I19]-[.J19]" office:value-type="time" office:time-value="-PT00H32M40.262S" calcext:value-type="time">
            <text:p>-00:32:40,262</text:p>
          </table:table-cell>
          <table:table-cell/>
          <table:table-cell table:style-name="ce75" office:value-type="time" office:time-value="PT01H07M58.631S" calcext:value-type="time">
            <text:p>01:07:58,631</text:p>
          </table:table-cell>
          <table:table-cell table:style-name="ce75" office:value-type="time" office:time-value="PT01H40M39.476S" calcext:value-type="time">
            <text:p>01:40:39,476</text:p>
          </table:table-cell>
          <table:table-cell table:style-name="ce80" table:formula="of:=[.M19]-[.N19]" office:value-type="time" office:time-value="-PT00H32M40.845S" calcext:value-type="time">
            <text:p>-00:32:40,845</text:p>
          </table:table-cell>
          <table:table-cell table:style-name="ce80" table:formula="of:=[.K19]-[.O19]" office:value-type="time" office:time-value="PT00H00M00.583S" calcext:value-type="time">
            <text:p>00:00:00,58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0" table:formula="of:=[.P19]+[.R19]" office:value-type="time" office:time-value="PT00H00M00.583S" calcext:value-type="time">
            <text:p>00:00:00,583</text:p>
          </table:table-cell>
          <table:table-cell table:style-name="ce80" table:formula="of:=[.K19]+[.R19]" office:value-type="time" office:time-value="-PT00H32M40.262S" calcext:value-type="time">
            <text:p>-00:32:40,262</text:p>
          </table:table-cell>
          <table:table-cell table:style-name="ce80"/>
          <table:table-cell table:style-name="ce80" table:formula="of:=[.C19]-[.F19]" office:value-type="time" office:time-value="-PT00H32M40.258S" calcext:value-type="time">
            <text:p>-00:32:40,258</text:p>
          </table:table-cell>
          <table:table-cell table:style-name="ce80" table:formula="of:=[.I19]-[.C19]" office:value-type="time" office:time-value="PT00H00M00.23S" calcext:value-type="time">
            <text:p>00:00:00,230</text:p>
          </table:table-cell>
          <table:table-cell table:style-name="ce80" table:formula="of:=[.J19]-[.F19]" office:value-type="time" office:time-value="PT00H00M00.234S" calcext:value-type="time">
            <text:p>00:00:00,234</text:p>
          </table:table-cell>
          <table:table-cell table:style-name="ce80" table:formula="of:=[.X19]-[.W19]" office:value-type="time" office:time-value="PT00H00M00.004S" calcext:value-type="time">
            <text:p>00:00:00,004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5" office:value-type="time" office:time-value="PT01H09M45.886S" calcext:value-type="time">
            <text:p>01:09:45,886</text:p>
          </table:table-cell>
          <table:table-cell table:style-name="ce75" office:value-type="time" office:time-value="PT01H44M25.857S" calcext:value-type="time">
            <text:p>01:44:25,857</text:p>
          </table:table-cell>
          <table:table-cell table:formula="of:=[.I20]-[.J20]" office:value-type="time" office:time-value="-PT00H34M39.971S" calcext:value-type="time">
            <text:p>-00:34:39,971</text:p>
          </table:table-cell>
          <table:table-cell/>
          <table:table-cell table:style-name="ce75" office:value-type="time" office:time-value="PT01H09M47.78S" calcext:value-type="time">
            <text:p>01:09:47,780</text:p>
          </table:table-cell>
          <table:table-cell table:style-name="ce75" office:value-type="time" office:time-value="PT01H44M28.362S" calcext:value-type="time">
            <text:p>01:44:28,362</text:p>
          </table:table-cell>
          <table:table-cell table:style-name="ce80" table:formula="of:=[.M20]-[.N20]" office:value-type="time" office:time-value="-PT00H34M40.582S" calcext:value-type="time">
            <text:p>-00:34:40,582</text:p>
          </table:table-cell>
          <table:table-cell table:style-name="ce80" table:formula="of:=[.K20]-[.O20]" office:value-type="time" office:time-value="PT00H00M00.611S" calcext:value-type="time">
            <text:p>00:00:00,611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0" table:formula="of:=[.P20]+[.R20]" office:value-type="time" office:time-value="PT00H00M00.311S" calcext:value-type="time">
            <text:p>00:00:00,311</text:p>
          </table:table-cell>
          <table:table-cell table:style-name="ce80" table:formula="of:=[.K20]+[.R20]" office:value-type="time" office:time-value="-PT00H34M40.271S" calcext:value-type="time">
            <text:p>-00:34:40,271</text:p>
          </table:table-cell>
          <table:table-cell table:style-name="ce80"/>
          <table:table-cell table:style-name="ce80" table:formula="of:=[.C20]-[.F20]" office:value-type="time" office:time-value="-PT00H34M40.271S" calcext:value-type="time">
            <text:p>-00:34:40,271</text:p>
          </table:table-cell>
          <table:table-cell table:style-name="ce80" table:formula="of:=[.I20]-[.C20]" office:value-type="time" office:time-value="PT00H00M01.691S" calcext:value-type="time">
            <text:p>00:00:01,691</text:p>
          </table:table-cell>
          <table:table-cell table:style-name="ce80" table:formula="of:=[.J20]-[.F20]" office:value-type="time" office:time-value="PT00H00M01.391S" calcext:value-type="time">
            <text:p>00:00:01,391</text:p>
          </table:table-cell>
          <table:table-cell table:style-name="ce80" table:formula="of:=[.X20]-[.W20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5" office:value-type="time" office:time-value="PT01H10M54.275S" calcext:value-type="time">
            <text:p>01:10:54,275</text:p>
          </table:table-cell>
          <table:table-cell table:style-name="ce7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2S" calcext:value-type="time">
            <text:p>-00:35:07,220</text:p>
          </table:table-cell>
          <table:table-cell/>
          <table:table-cell table:style-name="ce75" office:value-type="time" office:time-value="PT01H10M55.601S" calcext:value-type="time">
            <text:p>01:10:55,601</text:p>
          </table:table-cell>
          <table:table-cell table:style-name="ce75" office:value-type="time" office:time-value="PT01H46M03.582S" calcext:value-type="time">
            <text:p>01:46:03,582</text:p>
          </table:table-cell>
          <table:table-cell table:style-name="ce80" table:formula="of:=[.M21]-[.N21]" office:value-type="time" office:time-value="-PT00H35M07.981S" calcext:value-type="time">
            <text:p>-00:35:07,981</text:p>
          </table:table-cell>
          <table:table-cell table:style-name="ce80" table:formula="of:=[.K21]-[.O21]" office:value-type="time" office:time-value="PT00H00M00.761S" calcext:value-type="time">
            <text:p>00:00:00,761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0" table:formula="of:=[.P21]+[.R21]" office:value-type="time" office:time-value="PT00H00M00.691S" calcext:value-type="time">
            <text:p>00:00:00,691</text:p>
          </table:table-cell>
          <table:table-cell table:style-name="ce80" table:formula="of:=[.K21]+[.R21]" office:value-type="time" office:time-value="-PT00H35M07.29S" calcext:value-type="time">
            <text:p>-00:35:07,290</text:p>
          </table:table-cell>
          <table:table-cell table:style-name="ce80"/>
          <table:table-cell table:style-name="ce80" table:formula="of:=[.C21]-[.F21]" office:value-type="time" office:time-value="-PT00H35M07.293S" calcext:value-type="time">
            <text:p>-00:35:07,293</text:p>
          </table:table-cell>
          <table:table-cell table:style-name="ce80" table:formula="of:=[.I21]-[.C21]" office:value-type="time" office:time-value="-PT00H00M00.662S" calcext:value-type="time">
            <text:p>-00:00:00,662</text:p>
          </table:table-cell>
          <table:table-cell table:style-name="ce80" table:formula="of:=[.J21]-[.F21]" office:value-type="time" office:time-value="-PT00H00M00.735S" calcext:value-type="time">
            <text:p>-00:00:00,735</text:p>
          </table:table-cell>
          <table:table-cell table:style-name="ce80" table:formula="of:=[.X21]-[.W21]" office:value-type="time" office:time-value="-PT00H00M00.073S" calcext:value-type="time">
            <text:p>-00:00:00,073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7.828S" calcext:value-type="time">
            <text:p>01:46:17,828</text:p>
          </table:table-cell>
          <table:table-cell table:formula="of:=[.I22]-[.J22]" office:value-type="time" office:time-value="-PT00H35M14.477S" calcext:value-type="time">
            <text:p>-00:35:14,477</text:p>
          </table:table-cell>
          <table:table-cell/>
          <table:table-cell table:style-name="ce75" office:value-type="time" office:time-value="PT01H11M03.351S" calcext:value-type="time">
            <text:p>01:11:03,351</text:p>
          </table:table-cell>
          <table:table-cell table:style-name="ce75" office:value-type="time" office:time-value="PT01H46M19.805S" calcext:value-type="time">
            <text:p>01:46:19,805</text:p>
          </table:table-cell>
          <table:table-cell table:style-name="ce80" table:formula="of:=[.M22]-[.N22]" office:value-type="time" office:time-value="-PT00H35M16.454S" calcext:value-type="time">
            <text:p>-00:35:16,454</text:p>
          </table:table-cell>
          <table:table-cell table:style-name="ce80" table:formula="of:=[.K22]-[.O22]" office:value-type="time" office:time-value="PT00H00M01.977S" calcext:value-type="time">
            <text:p>00:00:01,977</text:p>
          </table:table-cell>
          <table:table-cell table:style-name="ce85" office:value-type="float" office:value="-130" calcext:value-type="float">
            <text:p>-130</text:p>
          </table:table-cell>
          <table:table-cell table:style-name="ce8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0" table:formula="of:=[.P22]+[.R22]" office:value-type="time" office:time-value="PT00H00M01.847S" calcext:value-type="time">
            <text:p>00:00:01,847</text:p>
          </table:table-cell>
          <table:table-cell table:style-name="ce80" table:formula="of:=[.K22]+[.R22]" office:value-type="time" office:time-value="-PT00H35M14.607S" calcext:value-type="time">
            <text:p>-00:35:14,607</text:p>
          </table:table-cell>
          <table:table-cell table:style-name="ce80"/>
          <table:table-cell table:style-name="ce80" table:formula="of:=[.C22]-[.F22]" office:value-type="time" office:time-value="-PT00H35M14.608S" calcext:value-type="time">
            <text:p>-00:35:14,608</text:p>
          </table:table-cell>
          <table:table-cell table:style-name="ce80" table:formula="of:=[.I22]-[.C22]" office:value-type="time" office:time-value="PT00H00M00.755S" calcext:value-type="time">
            <text:p>00:00:00,755</text:p>
          </table:table-cell>
          <table:table-cell table:style-name="ce80" table:formula="of:=[.J22]-[.F22]" office:value-type="time" office:time-value="PT00H00M00.624S" calcext:value-type="time">
            <text:p>00:00:00,624</text:p>
          </table:table-cell>
          <table:table-cell table:style-name="ce80" table:formula="of:=[.X22]-[.W22]" office:value-type="time" office:time-value="-PT00H00M00.131S" calcext:value-type="time">
            <text:p>-00:00:00,131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5" office:value-type="time" office:time-value="PT01H11M30.829S" calcext:value-type="time">
            <text:p>01:11:30,829</text:p>
          </table:table-cell>
          <table:table-cell table:style-name="ce7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75" office:value-type="time" office:time-value="PT01H11M32.972S" calcext:value-type="time">
            <text:p>01:11:32,972</text:p>
          </table:table-cell>
          <table:table-cell table:style-name="ce75" office:value-type="time" office:time-value="PT01H47M27.458S" calcext:value-type="time">
            <text:p>01:47:27,458</text:p>
          </table:table-cell>
          <table:table-cell table:style-name="ce80" table:formula="of:=[.M23]-[.N23]" office:value-type="time" office:time-value="-PT00H35M54.486S" calcext:value-type="time">
            <text:p>-00:35:54,486</text:p>
          </table:table-cell>
          <table:table-cell table:style-name="ce80" table:formula="of:=[.K23]-[.O23]" office:value-type="time" office:time-value="PT00H00M00.381S" calcext:value-type="time">
            <text:p>00:00:00,3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0" table:formula="of:=[.P23]+[.R23]" office:value-type="time" office:time-value="PT00H00M00.201S" calcext:value-type="time">
            <text:p>00:00:00,201</text:p>
          </table:table-cell>
          <table:table-cell table:style-name="ce80" table:formula="of:=[.K23]+[.R23]" office:value-type="time" office:time-value="-PT00H35M54.285S" calcext:value-type="time">
            <text:p>-00:35:54,285</text:p>
          </table:table-cell>
          <table:table-cell table:style-name="ce80"/>
          <table:table-cell table:style-name="ce80" table:formula="of:=[.C23]-[.F23]" office:value-type="time" office:time-value="-PT00H35M54.289S" calcext:value-type="time">
            <text:p>-00:35:54,289</text:p>
          </table:table-cell>
          <table:table-cell table:style-name="ce80" table:formula="of:=[.I23]-[.C23]" office:value-type="time" office:time-value="PT00H00M04.643S" calcext:value-type="time">
            <text:p>00:00:04,643</text:p>
          </table:table-cell>
          <table:table-cell table:style-name="ce80" table:formula="of:=[.J23]-[.F23]" office:value-type="time" office:time-value="PT00H00M04.459S" calcext:value-type="time">
            <text:p>00:00:04,459</text:p>
          </table:table-cell>
          <table:table-cell table:style-name="ce8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5" office:value-type="time" office:time-value="PT01H13M22.426S" calcext:value-type="time">
            <text:p>01:13:22,426</text:p>
          </table:table-cell>
          <table:table-cell table:style-name="ce75" office:value-type="time" office:time-value="PT01H49M37.4S" calcext:value-type="time">
            <text:p>01:49:37,400</text:p>
          </table:table-cell>
          <table:table-cell table:formula="of:=[.I24]-[.J24]" office:value-type="time" office:time-value="-PT00H36M14.974S" calcext:value-type="time">
            <text:p>-00:36:14,974</text:p>
          </table:table-cell>
          <table:table-cell/>
          <table:table-cell table:style-name="ce75" office:value-type="time" office:time-value="PT01H13M24.878S" calcext:value-type="time">
            <text:p>01:13:24,878</text:p>
          </table:table-cell>
          <table:table-cell table:style-name="ce75" office:value-type="time" office:time-value="PT01H49M40.3S" calcext:value-type="time">
            <text:p>01:49:40,300</text:p>
          </table:table-cell>
          <table:table-cell table:style-name="ce80" table:formula="of:=[.M24]-[.N24]" office:value-type="time" office:time-value="-PT00H36M15.422S" calcext:value-type="time">
            <text:p>-00:36:15,422</text:p>
          </table:table-cell>
          <table:table-cell table:style-name="ce80" table:formula="of:=[.K24]-[.O24]" office:value-type="time" office:time-value="PT00H00M00.448S" calcext:value-type="time">
            <text:p>00:00:00,44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0" table:formula="of:=[.P24]+[.R24]" office:value-type="time" office:time-value="PT00H00M00.448S" calcext:value-type="time">
            <text:p>00:00:00,448</text:p>
          </table:table-cell>
          <table:table-cell table:style-name="ce80" table:formula="of:=[.K24]+[.R24]" office:value-type="time" office:time-value="-PT00H36M14.974S" calcext:value-type="time">
            <text:p>-00:36:14,974</text:p>
          </table:table-cell>
          <table:table-cell table:style-name="ce80"/>
          <table:table-cell table:style-name="ce80" table:formula="of:=[.C24]-[.F24]" office:value-type="time" office:time-value="-PT00H36M14.972S" calcext:value-type="time">
            <text:p>-00:36:14,972</text:p>
          </table:table-cell>
          <table:table-cell table:style-name="ce80" table:formula="of:=[.I24]-[.C24]" office:value-type="time" office:time-value="PT00H00M24.227S" calcext:value-type="time">
            <text:p>00:00:24,227</text:p>
          </table:table-cell>
          <table:table-cell table:style-name="ce80" table:formula="of:=[.J24]-[.F24]" office:value-type="time" office:time-value="PT00H00M24.229S" calcext:value-type="time">
            <text:p>00:00:24,229</text:p>
          </table:table-cell>
          <table:table-cell table:style-name="ce80" table:formula="of:=[.X24]-[.W2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5" office:value-type="time" office:time-value="PT01H13M51.88S" calcext:value-type="time">
            <text:p>01:13:51,880</text:p>
          </table:table-cell>
          <table:table-cell table:style-name="ce7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41S" calcext:value-type="time">
            <text:p>-00:36:14,941</text:p>
          </table:table-cell>
          <table:table-cell/>
          <table:table-cell table:style-name="ce75" office:value-type="time" office:time-value="PT01H13M51.903S" calcext:value-type="time">
            <text:p>01:13:51,903</text:p>
          </table:table-cell>
          <table:table-cell table:style-name="ce75" office:value-type="time" office:time-value="PT01H50M07.324S" calcext:value-type="time">
            <text:p>01:50:07,324</text:p>
          </table:table-cell>
          <table:table-cell table:style-name="ce80" table:formula="of:=[.M25]-[.N25]" office:value-type="time" office:time-value="-PT00H36M15.421S" calcext:value-type="time">
            <text:p>-00:36:15,421</text:p>
          </table:table-cell>
          <table:table-cell table:style-name="ce80" table:formula="of:=[.K25]-[.O25]" office:value-type="time" office:time-value="PT00H00M00.48S" calcext:value-type="time">
            <text:p>00:00:00,480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0" table:formula="of:=[.P25]+[.R25]" office:value-type="time" office:time-value="PT00H00M00.3S" calcext:value-type="time">
            <text:p>00:00:00,300</text:p>
          </table:table-cell>
          <table:table-cell table:style-name="ce80" table:formula="of:=[.K25]+[.R25]" office:value-type="time" office:time-value="-PT00H36M15.121S" calcext:value-type="time">
            <text:p>-00:36:15,121</text:p>
          </table:table-cell>
          <table:table-cell table:style-name="ce80"/>
          <table:table-cell table:style-name="ce80" table:formula="of:=[.C25]-[.F25]" office:value-type="time" office:time-value="-PT00H36M15.122S" calcext:value-type="time">
            <text:p>-00:36:15,122</text:p>
          </table:table-cell>
          <table:table-cell table:style-name="ce80" table:formula="of:=[.I25]-[.C25]" office:value-type="time" office:time-value="PT00H00M00.361S" calcext:value-type="time">
            <text:p>00:00:00,361</text:p>
          </table:table-cell>
          <table:table-cell table:style-name="ce80" table:formula="of:=[.J25]-[.F25]" office:value-type="time" office:time-value="PT00H00M00.18S" calcext:value-type="time">
            <text:p>00:00:00,180</text:p>
          </table:table-cell>
          <table:table-cell table:style-name="ce80" table:formula="of:=[.X25]-[.W25]" office:value-type="time" office:time-value="-PT00H00M00.181S" calcext:value-type="time">
            <text:p>-00:00:00,18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5" office:value-type="time" office:time-value="PT01H19M15.065S" calcext:value-type="time">
            <text:p>01:19:15,065</text:p>
          </table:table-cell>
          <table:table-cell table:style-name="ce75" office:value-type="time" office:time-value="PT02H10M29.208S" calcext:value-type="time">
            <text:p>02:10:29,208</text:p>
          </table:table-cell>
          <table:table-cell table:formula="of:=[.I26]-[.J26]" office:value-type="time" office:time-value="-PT00H51M14.143S" calcext:value-type="time">
            <text:p>-00:51:14,143</text:p>
          </table:table-cell>
          <table:table-cell/>
          <table:table-cell table:style-name="ce75" office:value-type="time" office:time-value="PT01H19M19.183S" calcext:value-type="time">
            <text:p>01:19:19,183</text:p>
          </table:table-cell>
          <table:table-cell table:style-name="ce75" office:value-type="time" office:time-value="PT02H10M33.88S" calcext:value-type="time">
            <text:p>02:10:33,880</text:p>
          </table:table-cell>
          <table:table-cell table:style-name="ce80" table:formula="of:=[.M26]-[.N26]" office:value-type="time" office:time-value="-PT00H51M14.697S" calcext:value-type="time">
            <text:p>-00:51:14,697</text:p>
          </table:table-cell>
          <table:table-cell table:style-name="ce80" table:formula="of:=[.K26]-[.O26]" office:value-type="time" office:time-value="PT00H00M00.554S" calcext:value-type="time">
            <text:p>00:00:00,554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0" table:formula="of:=[.P26]+[.R26]" office:value-type="time" office:time-value="PT00H00M00.304S" calcext:value-type="time">
            <text:p>00:00:00,304</text:p>
          </table:table-cell>
          <table:table-cell table:style-name="ce80" table:formula="of:=[.K26]+[.R26]" office:value-type="time" office:time-value="-PT00H51M14.393S" calcext:value-type="time">
            <text:p>-00:51:14,393</text:p>
          </table:table-cell>
          <table:table-cell table:style-name="ce80"/>
          <table:table-cell table:style-name="ce80" table:formula="of:=[.C26]-[.F26]" office:value-type="time" office:time-value="-PT00H51M14.388S" calcext:value-type="time">
            <text:p>-00:51:14,388</text:p>
          </table:table-cell>
          <table:table-cell table:style-name="ce80" table:formula="of:=[.I26]-[.C26]" office:value-type="time" office:time-value="PT00H00M00.382S" calcext:value-type="time">
            <text:p>00:00:00,382</text:p>
          </table:table-cell>
          <table:table-cell table:style-name="ce80" table:formula="of:=[.J26]-[.F26]" office:value-type="time" office:time-value="PT00H00M00.137S" calcext:value-type="time">
            <text:p>00:00:00,137</text:p>
          </table:table-cell>
          <table:table-cell table:style-name="ce80" table:formula="of:=[.X26]-[.W26]" office:value-type="time" office:time-value="-PT00H00M00.245S" calcext:value-type="time">
            <text:p>-00:00:00,245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5" office:value-type="time" office:time-value="PT01H20M24.795S" calcext:value-type="time">
            <text:p>01:20:24,795</text:p>
          </table:table-cell>
          <table:table-cell table:style-name="ce75" office:value-type="time" office:time-value="PT02H11M40.853S" calcext:value-type="time">
            <text:p>02:11:40,853</text:p>
          </table:table-cell>
          <table:table-cell table:formula="of:=[.I27]-[.J27]" office:value-type="time" office:time-value="-PT00H51M16.058S" calcext:value-type="time">
            <text:p>-00:51:16,058</text:p>
          </table:table-cell>
          <table:table-cell/>
          <table:table-cell table:style-name="ce75" office:value-type="time" office:time-value="PT01H20M25.545S" calcext:value-type="time">
            <text:p>01:20:25,545</text:p>
          </table:table-cell>
          <table:table-cell table:style-name="ce75" office:value-type="time" office:time-value="PT02H11M42.203S" calcext:value-type="time">
            <text:p>02:11:42,203</text:p>
          </table:table-cell>
          <table:table-cell table:style-name="ce80" table:formula="of:=[.M27]-[.N27]" office:value-type="time" office:time-value="-PT00H51M16.658S" calcext:value-type="time">
            <text:p>-00:51:16,658</text:p>
          </table:table-cell>
          <table:table-cell table:style-name="ce80" table:formula="of:=[.K27]-[.O27]" office:value-type="time" office:time-value="PT00H00M00.6S" calcext:value-type="time">
            <text:p>00:00:00,600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0" table:formula="of:=[.P27]+[.R27]" office:value-type="time" office:time-value="PT00H00M00.3S" calcext:value-type="time">
            <text:p>00:00:00,300</text:p>
          </table:table-cell>
          <table:table-cell table:style-name="ce80" table:formula="of:=[.K27]+[.R27]" office:value-type="time" office:time-value="-PT00H51M16.358S" calcext:value-type="time">
            <text:p>-00:51:16,358</text:p>
          </table:table-cell>
          <table:table-cell table:style-name="ce80"/>
          <table:table-cell table:style-name="ce80" table:formula="of:=[.C27]-[.F27]" office:value-type="time" office:time-value="-PT00H51M16.354S" calcext:value-type="time">
            <text:p>-00:51:16,354</text:p>
          </table:table-cell>
          <table:table-cell table:style-name="ce80" table:formula="of:=[.I27]-[.C27]" office:value-type="time" office:time-value="PT00H00M06.054S" calcext:value-type="time">
            <text:p>00:00:06,054</text:p>
          </table:table-cell>
          <table:table-cell table:style-name="ce80" table:formula="of:=[.J27]-[.F27]" office:value-type="time" office:time-value="PT00H00M05.758S" calcext:value-type="time">
            <text:p>00:00:05,758</text:p>
          </table:table-cell>
          <table:table-cell table:style-name="ce80" table:formula="of:=[.X27]-[.W27]" office:value-type="time" office:time-value="-PT00H00M00.296S" calcext:value-type="time">
            <text:p>-00:00:00,296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5" office:value-type="time" office:time-value="PT01H20M58.627S" calcext:value-type="time">
            <text:p>01:20:58,627</text:p>
          </table:table-cell>
          <table:table-cell table:style-name="ce7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75" office:value-type="time" office:time-value="PT01H21M00.622S" calcext:value-type="time">
            <text:p>01:21:00,622</text:p>
          </table:table-cell>
          <table:table-cell table:style-name="ce75" office:value-type="time" office:time-value="PT02H12M22.662S" calcext:value-type="time">
            <text:p>02:12:22,662</text:p>
          </table:table-cell>
          <table:table-cell table:style-name="ce80" table:formula="of:=[.M28]-[.N28]" office:value-type="time" office:time-value="-PT00H51M22.04S" calcext:value-type="time">
            <text:p>-00:51:22,040</text:p>
          </table:table-cell>
          <table:table-cell table:style-name="ce80" table:formula="of:=[.K28]-[.O28]" office:value-type="time" office:time-value="PT00H00M00.423S" calcext:value-type="time">
            <text:p>00:00:00,42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0" table:formula="of:=[.P28]+[.R28]" office:value-type="time" office:time-value="PT00H00M00.153S" calcext:value-type="time">
            <text:p>00:00:00,153</text:p>
          </table:table-cell>
          <table:table-cell table:style-name="ce80" table:formula="of:=[.K28]+[.R28]" office:value-type="time" office:time-value="-PT00H51M21.887S" calcext:value-type="time">
            <text:p>-00:51:21,887</text:p>
          </table:table-cell>
          <table:table-cell table:style-name="ce80"/>
          <table:table-cell table:style-name="ce80" table:formula="of:=[.C28]-[.F28]" office:value-type="time" office:time-value="-PT00H51M21.885S" calcext:value-type="time">
            <text:p>-00:51:21,885</text:p>
          </table:table-cell>
          <table:table-cell table:style-name="ce80" table:formula="of:=[.I28]-[.C28]" office:value-type="time" office:time-value="PT00H00M02.291S" calcext:value-type="time">
            <text:p>00:00:02,291</text:p>
          </table:table-cell>
          <table:table-cell table:style-name="ce80" table:formula="of:=[.J28]-[.F28]" office:value-type="time" office:time-value="PT00H00M02.023S" calcext:value-type="time">
            <text:p>00:00:02,023</text:p>
          </table:table-cell>
          <table:table-cell table:style-name="ce8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78" office:value-type="time" office:time-value="PT01H21M33.085S" calcext:value-type="time">
            <text:p>01:21:33,085</text:p>
          </table:table-cell>
          <table:table-cell table:style-name="ce78" office:value-type="time" office:time-value="PT01H58M04.368S" calcext:value-type="time">
            <text:p>01:58:04,368</text:p>
          </table:table-cell>
          <table:table-cell table:style-name="ce80" table:formula="of:=[.M29]-[.N29]" office:value-type="time" office:time-value="-PT00H36M31.283S" calcext:value-type="time">
            <text:p>-00:36:31,283</text:p>
          </table:table-cell>
          <table:table-cell table:style-name="ce80" table:formula="of:=[.K29]-[.O29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0" table:formula="of:=[.P29]+[.R29]" office:value-type="time" office:time-value="PT00H00M00S" calcext:value-type="time">
            <text:p>00:00:00,000</text:p>
          </table:table-cell>
          <table:table-cell table:style-name="ce80" table:formula="of:=[.K29]+[.R29]" office:value-type="time" office:time-value="-PT00H36M31.283S" calcext:value-type="time">
            <text:p>-00:36:31,283</text:p>
          </table:table-cell>
          <table:table-cell table:style-name="ce80"/>
          <table:table-cell table:style-name="ce80" table:formula="of:=[.C29]-[.F29]" office:value-type="time" office:time-value="-PT00H36M31.283S" calcext:value-type="time">
            <text:p>-00:36:31,283</text:p>
          </table:table-cell>
          <table:table-cell table:style-name="ce80" table:formula="of:=[.I29]-[.C29]" office:value-type="time" office:time-value="PT00H00M00S" calcext:value-type="time">
            <text:p>00:00:00,000</text:p>
          </table:table-cell>
          <table:table-cell table:style-name="ce80" table:formula="of:=[.J29]-[.F29]" office:value-type="time" office:time-value="PT00H00M00S" calcext:value-type="time">
            <text:p>00:00:00,000</text:p>
          </table:table-cell>
          <table:table-cell table:style-name="ce8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5" office:value-type="time" office:time-value="PT01H21M43.242S" calcext:value-type="time">
            <text:p>01:21:43,242</text:p>
          </table:table-cell>
          <table:table-cell table:style-name="ce75" office:value-type="time" office:time-value="PT01H58M53.864S" calcext:value-type="time">
            <text:p>01:58:53,864</text:p>
          </table:table-cell>
          <table:table-cell table:formula="of:=[.I30]-[.J30]" office:value-type="time" office:time-value="-PT00H37M10.622S" calcext:value-type="time">
            <text:p>-00:37:10,622</text:p>
          </table:table-cell>
          <table:table-cell/>
          <table:table-cell table:style-name="ce75" office:value-type="time" office:time-value="PT01H21M45.161S" calcext:value-type="time">
            <text:p>01:21:45,161</text:p>
          </table:table-cell>
          <table:table-cell table:style-name="ce75" office:value-type="time" office:time-value="PT01H58M56.138S" calcext:value-type="time">
            <text:p>01:58:56,138</text:p>
          </table:table-cell>
          <table:table-cell table:style-name="ce80" table:formula="of:=[.M30]-[.N30]" office:value-type="time" office:time-value="-PT00H37M10.977S" calcext:value-type="time">
            <text:p>-00:37:10,977</text:p>
          </table:table-cell>
          <table:table-cell table:style-name="ce80" table:formula="of:=[.K30]-[.O30]" office:value-type="time" office:time-value="PT00H00M00.355S" calcext:value-type="time">
            <text:p>00:00:00,3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0" table:formula="of:=[.P30]+[.R30]" office:value-type="time" office:time-value="PT00H00M00.105S" calcext:value-type="time">
            <text:p>00:00:00,105</text:p>
          </table:table-cell>
          <table:table-cell table:style-name="ce80" table:formula="of:=[.K30]+[.R30]" office:value-type="time" office:time-value="-PT00H37M10.872S" calcext:value-type="time">
            <text:p>-00:37:10,872</text:p>
          </table:table-cell>
          <table:table-cell table:style-name="ce80"/>
          <table:table-cell table:style-name="ce80" table:formula="of:=[.C30]-[.F30]" office:value-type="time" office:time-value="-PT00H37M10.87S" calcext:value-type="time">
            <text:p>-00:37:10,870</text:p>
          </table:table-cell>
          <table:table-cell table:style-name="ce80" table:formula="of:=[.I30]-[.C30]" office:value-type="time" office:time-value="PT00H00M08.536S" calcext:value-type="time">
            <text:p>00:00:08,536</text:p>
          </table:table-cell>
          <table:table-cell table:style-name="ce80" table:formula="of:=[.J30]-[.F30]" office:value-type="time" office:time-value="PT00H00M08.288S" calcext:value-type="time">
            <text:p>00:00:08,288</text:p>
          </table:table-cell>
          <table:table-cell table:style-name="ce80" table:formula="of:=[.X30]-[.W30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5" office:value-type="time" office:time-value="PT01H33M32.05S" calcext:value-type="time">
            <text:p>01:33:32,050</text:p>
          </table:table-cell>
          <table:table-cell table:style-name="ce75" office:value-type="time" office:time-value="PT02H12M41.057S" calcext:value-type="time">
            <text:p>02:12:41,057</text:p>
          </table:table-cell>
          <table:table-cell table:formula="of:=[.I31]-[.J31]" office:value-type="time" office:time-value="-PT00H39M09.007S" calcext:value-type="time">
            <text:p>-00:39:09,007</text:p>
          </table:table-cell>
          <table:table-cell/>
          <table:table-cell table:style-name="ce75" office:value-type="time" office:time-value="PT01H33M32.581S" calcext:value-type="time">
            <text:p>01:33:32,581</text:p>
          </table:table-cell>
          <table:table-cell table:style-name="ce75" office:value-type="time" office:time-value="PT02H12M41.973S" calcext:value-type="time">
            <text:p>02:12:41,973</text:p>
          </table:table-cell>
          <table:table-cell table:style-name="ce80" table:formula="of:=[.M31]-[.N31]" office:value-type="time" office:time-value="-PT00H39M09.392S" calcext:value-type="time">
            <text:p>-00:39:09,392</text:p>
          </table:table-cell>
          <table:table-cell table:style-name="ce80" table:formula="of:=[.K31]-[.O31]" office:value-type="time" office:time-value="PT00H00M00.385S" calcext:value-type="time">
            <text:p>00:00:00,385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0" table:formula="of:=[.P31]+[.R31]" office:value-type="time" office:time-value="PT00H00M00.285S" calcext:value-type="time">
            <text:p>00:00:00,285</text:p>
          </table:table-cell>
          <table:table-cell table:style-name="ce80" table:formula="of:=[.K31]+[.R31]" office:value-type="time" office:time-value="-PT00H39M09.107S" calcext:value-type="time">
            <text:p>-00:39:09,107</text:p>
          </table:table-cell>
          <table:table-cell table:style-name="ce80"/>
          <table:table-cell table:style-name="ce80" table:formula="of:=[.C31]-[.F31]" office:value-type="time" office:time-value="-PT00H39M09.102S" calcext:value-type="time">
            <text:p>-00:39:09,102</text:p>
          </table:table-cell>
          <table:table-cell table:style-name="ce80" table:formula="of:=[.I31]-[.C31]" office:value-type="time" office:time-value="PT00H00M07.624S" calcext:value-type="time">
            <text:p>00:00:07,624</text:p>
          </table:table-cell>
          <table:table-cell table:style-name="ce80" table:formula="of:=[.J31]-[.F31]" office:value-type="time" office:time-value="PT00H00M07.529S" calcext:value-type="time">
            <text:p>00:00:07,529</text:p>
          </table:table-cell>
          <table:table-cell table:style-name="ce80" table:formula="of:=[.X31]-[.W31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5" office:value-type="time" office:time-value="PT01H35M22.589S" calcext:value-type="time">
            <text:p>01:35:22,589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formula="of:=[.I32]-[.J32]" office:value-type="time" office:time-value="-PT00H39M57.52S" calcext:value-type="time">
            <text:p>-00:39:57,520</text:p>
          </table:table-cell>
          <table:table-cell/>
          <table:table-cell table:style-name="ce75" office:value-type="time" office:time-value="PT01H35M21.521S" calcext:value-type="time">
            <text:p>01:35:21,521</text:p>
          </table:table-cell>
          <table:table-cell table:style-name="ce75" office:value-type="time" office:time-value="PT02H15M20.109S" calcext:value-type="time">
            <text:p>02:15:20,109</text:p>
          </table:table-cell>
          <table:table-cell table:style-name="ce80" table:formula="of:=[.M32]-[.N32]" office:value-type="time" office:time-value="-PT00H39M58.588S" calcext:value-type="time">
            <text:p>-00:39:58,588</text:p>
          </table:table-cell>
          <table:table-cell table:style-name="ce80" table:formula="of:=[.K32]-[.O32]" office:value-type="time" office:time-value="PT00H00M01.068S" calcext:value-type="time">
            <text:p>00:00:01,06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0" table:formula="of:=[.P32]+[.R32]" office:value-type="time" office:time-value="PT00H00M01.068S" calcext:value-type="time">
            <text:p>00:00:01,068</text:p>
          </table:table-cell>
          <table:table-cell table:style-name="ce80" table:formula="of:=[.K32]+[.R32]" office:value-type="time" office:time-value="-PT00H39M57.52S" calcext:value-type="time">
            <text:p>-00:39:57,520</text:p>
          </table:table-cell>
          <table:table-cell table:style-name="ce80"/>
          <table:table-cell table:style-name="ce80" table:formula="of:=[.C32]-[.F32]" office:value-type="time" office:time-value="-PT00H39M57.532S" calcext:value-type="time">
            <text:p>-00:39:57,532</text:p>
          </table:table-cell>
          <table:table-cell table:style-name="ce80" table:formula="of:=[.I32]-[.C32]" office:value-type="time" office:time-value="PT00H00M00.677S" calcext:value-type="time">
            <text:p>00:00:00,677</text:p>
          </table:table-cell>
          <table:table-cell table:style-name="ce80" table:formula="of:=[.J32]-[.F32]" office:value-type="time" office:time-value="PT00H00M00.665S" calcext:value-type="time">
            <text:p>00:00:00,665</text:p>
          </table:table-cell>
          <table:table-cell table:style-name="ce80" table:formula="of:=[.X32]-[.W32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5" office:value-type="time" office:time-value="PT01H35M47.065S" calcext:value-type="time">
            <text:p>01:35:47,065</text:p>
          </table:table-cell>
          <table:table-cell table:style-name="ce7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75" office:value-type="time" office:time-value="PT01H35M46.05S" calcext:value-type="time">
            <text:p>01:35:46,050</text:p>
          </table:table-cell>
          <table:table-cell table:style-name="ce75" office:value-type="time" office:time-value="PT02H15M55.293S" calcext:value-type="time">
            <text:p>02:15:55,293</text:p>
          </table:table-cell>
          <table:table-cell table:style-name="ce80" table:formula="of:=[.M33]-[.N33]" office:value-type="time" office:time-value="-PT00H40M09.243S" calcext:value-type="time">
            <text:p>-00:40:09,243</text:p>
          </table:table-cell>
          <table:table-cell table:style-name="ce80" table:formula="of:=[.K33]-[.O33]" office:value-type="time" office:time-value="PT00H00M00.555S" calcext:value-type="time">
            <text:p>00:00:00,55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0" table:formula="of:=[.P33]+[.R33]" office:value-type="time" office:time-value="PT00H00M00.305S" calcext:value-type="time">
            <text:p>00:00:00,305</text:p>
          </table:table-cell>
          <table:table-cell table:style-name="ce80" table:formula="of:=[.K33]+[.R33]" office:value-type="time" office:time-value="-PT00H40M08.938S" calcext:value-type="time">
            <text:p>-00:40:08,938</text:p>
          </table:table-cell>
          <table:table-cell table:style-name="ce80"/>
          <table:table-cell table:style-name="ce80" table:formula="of:=[.C33]-[.F33]" office:value-type="time" office:time-value="-PT00H40M08.936S" calcext:value-type="time">
            <text:p>-00:40:08,936</text:p>
          </table:table-cell>
          <table:table-cell table:style-name="ce80" table:formula="of:=[.I33]-[.C33]" office:value-type="time" office:time-value="PT00H00M02.022S" calcext:value-type="time">
            <text:p>00:00:02,022</text:p>
          </table:table-cell>
          <table:table-cell table:style-name="ce80" table:formula="of:=[.J33]-[.F33]" office:value-type="time" office:time-value="PT00H00M01.774S" calcext:value-type="time">
            <text:p>00:00:01,774</text:p>
          </table:table-cell>
          <table:table-cell table:style-name="ce8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5" office:value-type="time" office:time-value="PT01H36M19.161S" calcext:value-type="time">
            <text:p>01:36:19,161</text:p>
          </table:table-cell>
          <table:table-cell table:style-name="ce7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75" office:value-type="time" office:time-value="PT01H36M20.498S" calcext:value-type="time">
            <text:p>01:36:20,498</text:p>
          </table:table-cell>
          <table:table-cell table:style-name="ce75" office:value-type="time" office:time-value="PT02H18M03.084S" calcext:value-type="time">
            <text:p>02:18:03,084</text:p>
          </table:table-cell>
          <table:table-cell table:style-name="ce80" table:formula="of:=[.M34]-[.N34]" office:value-type="time" office:time-value="-PT00H41M42.586S" calcext:value-type="time">
            <text:p>-00:41:42,586</text:p>
          </table:table-cell>
          <table:table-cell table:style-name="ce80" table:formula="of:=[.K34]-[.O34]" office:value-type="time" office:time-value="PT00H00M00.423S" calcext:value-type="time">
            <text:p>00:00:00,423</text:p>
          </table:table-cell>
          <table:table-cell table:style-name="ce85" office:value-type="float" office:value="-120" calcext:value-type="float">
            <text:p>-120</text:p>
          </table:table-cell>
          <table:table-cell table:style-name="ce8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0" table:formula="of:=[.P34]+[.R34]" office:value-type="time" office:time-value="PT00H00M00.303S" calcext:value-type="time">
            <text:p>00:00:00,303</text:p>
          </table:table-cell>
          <table:table-cell table:style-name="ce80" table:formula="of:=[.K34]+[.R34]" office:value-type="time" office:time-value="-PT00H41M42.283S" calcext:value-type="time">
            <text:p>-00:41:42,283</text:p>
          </table:table-cell>
          <table:table-cell table:style-name="ce80"/>
          <table:table-cell table:style-name="ce80" table:formula="of:=[.C34]-[.F34]" office:value-type="time" office:time-value="-PT00H41M42.28S" calcext:value-type="time">
            <text:p>-00:41:42,280</text:p>
          </table:table-cell>
          <table:table-cell table:style-name="ce80" table:formula="of:=[.I34]-[.C34]" office:value-type="time" office:time-value="PT00H00M00.21S" calcext:value-type="time">
            <text:p>00:00:00,210</text:p>
          </table:table-cell>
          <table:table-cell table:style-name="ce80" table:formula="of:=[.J34]-[.F34]" office:value-type="time" office:time-value="PT00H00M00.093S" calcext:value-type="time">
            <text:p>00:00:00,093</text:p>
          </table:table-cell>
          <table:table-cell table:style-name="ce8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5" office:value-type="time" office:time-value="PT01H41M19.873S" calcext:value-type="time">
            <text:p>01:41:19,873</text:p>
          </table:table-cell>
          <table:table-cell table:style-name="ce75" office:value-type="time" office:time-value="PT02H23M17.137S" calcext:value-type="time">
            <text:p>02:23:17,137</text:p>
          </table:table-cell>
          <table:table-cell table:formula="of:=[.I35]-[.J35]" office:value-type="time" office:time-value="-PT00H41M57.264S" calcext:value-type="time">
            <text:p>-00:41:57,264</text:p>
          </table:table-cell>
          <table:table-cell/>
          <table:table-cell table:style-name="ce75" office:value-type="time" office:time-value="PT01H41M16.545S" calcext:value-type="time">
            <text:p>01:41:16,545</text:p>
          </table:table-cell>
          <table:table-cell table:style-name="ce75" office:value-type="time" office:time-value="PT02H23M14.377S" calcext:value-type="time">
            <text:p>02:23:14,377</text:p>
          </table:table-cell>
          <table:table-cell table:style-name="ce80" table:formula="of:=[.M35]-[.N35]" office:value-type="time" office:time-value="-PT00H41M57.832S" calcext:value-type="time">
            <text:p>-00:41:57,832</text:p>
          </table:table-cell>
          <table:table-cell table:style-name="ce80" table:formula="of:=[.K35]-[.O35]" office:value-type="time" office:time-value="PT00H00M00.568S" calcext:value-type="time">
            <text:p>00:00:00,568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0" table:formula="of:=[.P35]+[.R35]" office:value-type="time" office:time-value="PT00H00M00.308S" calcext:value-type="time">
            <text:p>00:00:00,308</text:p>
          </table:table-cell>
          <table:table-cell table:style-name="ce80" table:formula="of:=[.K35]+[.R35]" office:value-type="time" office:time-value="-PT00H41M57.524S" calcext:value-type="time">
            <text:p>-00:41:57,524</text:p>
          </table:table-cell>
          <table:table-cell table:style-name="ce80"/>
          <table:table-cell table:style-name="ce80" table:formula="of:=[.C35]-[.F35]" office:value-type="time" office:time-value="-PT00H41M57.525S" calcext:value-type="time">
            <text:p>-00:41:57,525</text:p>
          </table:table-cell>
          <table:table-cell table:style-name="ce80" table:formula="of:=[.I35]-[.C35]" office:value-type="time" office:time-value="PT00H00M04.773S" calcext:value-type="time">
            <text:p>00:00:04,773</text:p>
          </table:table-cell>
          <table:table-cell table:style-name="ce80" table:formula="of:=[.J35]-[.F35]" office:value-type="time" office:time-value="PT00H00M04.512S" calcext:value-type="time">
            <text:p>00:00:04,512</text:p>
          </table:table-cell>
          <table:table-cell table:style-name="ce80" table:formula="of:=[.X35]-[.W35]" office:value-type="time" office:time-value="-PT00H00M00.261S" calcext:value-type="time">
            <text:p>-00:00:00,26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5" office:value-type="time" office:time-value="PT01H41M48.76S" calcext:value-type="time">
            <text:p>01:41:48,760</text:p>
          </table:table-cell>
          <table:table-cell table:style-name="ce7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75" office:value-type="time" office:time-value="PT01H41M48.874S" calcext:value-type="time">
            <text:p>01:41:48,874</text:p>
          </table:table-cell>
          <table:table-cell table:style-name="ce75" office:value-type="time" office:time-value="PT02H24M02.777S" calcext:value-type="time">
            <text:p>02:24:02,777</text:p>
          </table:table-cell>
          <table:table-cell table:style-name="ce80" table:formula="of:=[.M36]-[.N36]" office:value-type="time" office:time-value="-PT00H42M13.903S" calcext:value-type="time">
            <text:p>-00:42:13,903</text:p>
          </table:table-cell>
          <table:table-cell table:style-name="ce80" table:formula="of:=[.K36]-[.O36]" office:value-type="time" office:time-value="PT00H00M00.425S" calcext:value-type="time">
            <text:p>00:00:00,42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0" table:formula="of:=[.P36]+[.R36]" office:value-type="time" office:time-value="PT00H00M00.125S" calcext:value-type="time">
            <text:p>00:00:00,125</text:p>
          </table:table-cell>
          <table:table-cell table:style-name="ce80" table:formula="of:=[.K36]+[.R36]" office:value-type="time" office:time-value="-PT00H42M13.778S" calcext:value-type="time">
            <text:p>-00:42:13,778</text:p>
          </table:table-cell>
          <table:table-cell table:style-name="ce80"/>
          <table:table-cell table:style-name="ce80" table:formula="of:=[.C36]-[.F36]" office:value-type="time" office:time-value="-PT00H42M13.778S" calcext:value-type="time">
            <text:p>-00:42:13,778</text:p>
          </table:table-cell>
          <table:table-cell table:style-name="ce80" table:formula="of:=[.I36]-[.C36]" office:value-type="time" office:time-value="PT00H00M00.53S" calcext:value-type="time">
            <text:p>00:00:00,530</text:p>
          </table:table-cell>
          <table:table-cell table:style-name="ce80" table:formula="of:=[.J36]-[.F36]" office:value-type="time" office:time-value="PT00H00M00.23S" calcext:value-type="time">
            <text:p>00:00:00,230</text:p>
          </table:table-cell>
          <table:table-cell table:style-name="ce8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403S" calcext:value-type="time">
            <text:p>-00:42:19,403</text:p>
          </table:table-cell>
          <table:table-cell/>
          <table:table-cell table:style-name="ce75" office:value-type="time" office:time-value="PT01H42M00.269S" calcext:value-type="time">
            <text:p>01:42:00,269</text:p>
          </table:table-cell>
          <table:table-cell table:style-name="ce75" office:value-type="time" office:time-value="PT02H24M20.46S" calcext:value-type="time">
            <text:p>02:24:20,460</text:p>
          </table:table-cell>
          <table:table-cell table:style-name="ce80" table:formula="of:=[.M37]-[.N37]" office:value-type="time" office:time-value="-PT00H42M20.191S" calcext:value-type="time">
            <text:p>-00:42:20,191</text:p>
          </table:table-cell>
          <table:table-cell table:style-name="ce80" table:formula="of:=[.K37]-[.O37]" office:value-type="time" office:time-value="PT00H00M00.788S" calcext:value-type="time">
            <text:p>00:00:00,788</text:p>
          </table:table-cell>
          <table:table-cell table:style-name="ce85" office:value-type="float" office:value="-390" calcext:value-type="float">
            <text:p>-390</text:p>
          </table:table-cell>
          <table:table-cell table:style-name="ce8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0" table:formula="of:=[.P37]+[.R37]" office:value-type="time" office:time-value="PT00H00M00.398S" calcext:value-type="time">
            <text:p>00:00:00,398</text:p>
          </table:table-cell>
          <table:table-cell table:style-name="ce80" table:formula="of:=[.K37]+[.R37]" office:value-type="time" office:time-value="-PT00H42M19.793S" calcext:value-type="time">
            <text:p>-00:42:19,793</text:p>
          </table:table-cell>
          <table:table-cell table:style-name="ce80"/>
          <table:table-cell table:style-name="ce80" table:formula="of:=[.C37]-[.F37]" office:value-type="time" office:time-value="-PT00H42M19.793S" calcext:value-type="time">
            <text:p>-00:42:19,793</text:p>
          </table:table-cell>
          <table:table-cell table:style-name="ce80" table:formula="of:=[.I37]-[.C37]" office:value-type="time" office:time-value="PT00H00M01.955S" calcext:value-type="time">
            <text:p>00:00:01,955</text:p>
          </table:table-cell>
          <table:table-cell table:style-name="ce80" table:formula="of:=[.J37]-[.F37]" office:value-type="time" office:time-value="PT00H00M01.565S" calcext:value-type="time">
            <text:p>00:00:01,565</text:p>
          </table:table-cell>
          <table:table-cell table:style-name="ce80" table:formula="of:=[.X37]-[.W37]" office:value-type="time" office:time-value="-PT00H00M00.39S" calcext:value-type="time">
            <text:p>-00:00:00,390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5" office:value-type="time" office:time-value="PT01H42M31.671S" calcext:value-type="time">
            <text:p>01:42:31,671</text:p>
          </table:table-cell>
          <table:table-cell table:style-name="ce75" office:value-type="time" office:time-value="PT02H24M56.437S" calcext:value-type="time">
            <text:p>02:24:56,437</text:p>
          </table:table-cell>
          <table:table-cell table:formula="of:=[.I38]-[.J38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8]-[.N38]" office:value-type="time" office:time-value="-PT00H42M24.997S" calcext:value-type="time">
            <text:p>-00:42:24,997</text:p>
          </table:table-cell>
          <table:table-cell table:style-name="ce80" table:formula="of:=[.K38]-[.O38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0" table:formula="of:=[.P38]+[.R38]" office:value-type="time" office:time-value="PT00H00M00.231S" calcext:value-type="time">
            <text:p>00:00:00,231</text:p>
          </table:table-cell>
          <table:table-cell table:style-name="ce80" table:formula="of:=[.K38]+[.R38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8]-[.F38]" office:value-type="time" office:time-value="-PT00H42M24.766S" calcext:value-type="time">
            <text:p>-00:42:24,766</text:p>
          </table:table-cell>
          <table:table-cell table:style-name="ce80" table:formula="of:=[.I38]-[.C38]" office:value-type="time" office:time-value="PT00H00M00S" calcext:value-type="time">
            <text:p>00:00:00,000</text:p>
          </table:table-cell>
          <table:table-cell table:style-name="ce80" table:formula="of:=[.J38]-[.F38]" office:value-type="time" office:time-value="PT00H00M00S" calcext:value-type="time">
            <text:p>00:00:00,000</text:p>
          </table:table-cell>
          <table:table-cell table:style-name="ce80" table:formula="of:=[.X38]-[.W3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5" office:value-type="time" office:time-value="PT01H42M32.881S" calcext:value-type="time">
            <text:p>01:42:32,881</text:p>
          </table:table-cell>
          <table:table-cell table:style-name="ce75" office:value-type="time" office:time-value="PT02H24M57.647S" calcext:value-type="time">
            <text:p>02:24:57,647</text:p>
          </table:table-cell>
          <table:table-cell table:formula="of:=[.I39]-[.J39]" office:value-type="time" office:time-value="-PT00H42M24.766S" calcext:value-type="time">
            <text:p>-00:42:24,766</text:p>
          </table:table-cell>
          <table:table-cell/>
          <table:table-cell table:style-name="ce75" office:value-type="time" office:time-value="PT01H42M34.667S" calcext:value-type="time">
            <text:p>01:42:34,667</text:p>
          </table:table-cell>
          <table:table-cell table:style-name="ce75" office:value-type="time" office:time-value="PT02H24M59.664S" calcext:value-type="time">
            <text:p>02:24:59,664</text:p>
          </table:table-cell>
          <table:table-cell table:style-name="ce80" table:formula="of:=[.M39]-[.N39]" office:value-type="time" office:time-value="-PT00H42M24.997S" calcext:value-type="time">
            <text:p>-00:42:24,997</text:p>
          </table:table-cell>
          <table:table-cell table:style-name="ce80" table:formula="of:=[.K39]-[.O39]" office:value-type="time" office:time-value="PT00H00M00.231S" calcext:value-type="time">
            <text:p>00:00:00,23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0" table:formula="of:=[.P39]+[.R39]" office:value-type="time" office:time-value="PT00H00M00.231S" calcext:value-type="time">
            <text:p>00:00:00,231</text:p>
          </table:table-cell>
          <table:table-cell table:style-name="ce80" table:formula="of:=[.K39]+[.R39]" office:value-type="time" office:time-value="-PT00H42M24.766S" calcext:value-type="time">
            <text:p>-00:42:24,766</text:p>
          </table:table-cell>
          <table:table-cell table:style-name="ce80"/>
          <table:table-cell table:style-name="ce80" table:formula="of:=[.C39]-[.F39]" office:value-type="time" office:time-value="-PT00H42M24.766S" calcext:value-type="time">
            <text:p>-00:42:24,766</text:p>
          </table:table-cell>
          <table:table-cell table:style-name="ce80" table:formula="of:=[.I39]-[.C39]" office:value-type="time" office:time-value="PT00H00M00S" calcext:value-type="time">
            <text:p>00:00:00,000</text:p>
          </table:table-cell>
          <table:table-cell table:style-name="ce80" table:formula="of:=[.J39]-[.F39]" office:value-type="time" office:time-value="PT00H00M00S" calcext:value-type="time">
            <text:p>00:00:00,000</text:p>
          </table:table-cell>
          <table:table-cell table:style-name="ce80" table:formula="of:=[.X39]-[.W3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5" office:value-type="time" office:time-value="PT01H43M38.473S" calcext:value-type="time">
            <text:p>01:43:38,473</text:p>
          </table:table-cell>
          <table:table-cell table:style-name="ce7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75" office:value-type="time" office:time-value="PT01H43M23.671S" calcext:value-type="time">
            <text:p>01:43:23,671</text:p>
          </table:table-cell>
          <table:table-cell table:style-name="ce75" office:value-type="time" office:time-value="PT02H26M48.237S" calcext:value-type="time">
            <text:p>02:26:48,237</text:p>
          </table:table-cell>
          <table:table-cell table:style-name="ce80" table:formula="of:=[.M40]-[.N40]" office:value-type="time" office:time-value="-PT00H43M24.566S" calcext:value-type="time">
            <text:p>-00:43:24,566</text:p>
          </table:table-cell>
          <table:table-cell table:style-name="ce80" table:formula="of:=[.K40]-[.O40]" office:value-type="time" office:time-value="PT00H00M00.44S" calcext:value-type="time">
            <text:p>00:00:00,4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0" table:formula="of:=[.P40]+[.R40]" office:value-type="time" office:time-value="PT00H00M00.44S" calcext:value-type="time">
            <text:p>00:00:00,440</text:p>
          </table:table-cell>
          <table:table-cell table:style-name="ce80" table:formula="of:=[.K40]+[.R40]" office:value-type="time" office:time-value="-PT00H43M24.126S" calcext:value-type="time">
            <text:p>-00:43:24,126</text:p>
          </table:table-cell>
          <table:table-cell table:style-name="ce80"/>
          <table:table-cell table:style-name="ce80" table:formula="of:=[.C40]-[.F40]" office:value-type="time" office:time-value="-PT00H43M24.124S" calcext:value-type="time">
            <text:p>-00:43:24,124</text:p>
          </table:table-cell>
          <table:table-cell table:style-name="ce80" table:formula="of:=[.I40]-[.C40]" office:value-type="time" office:time-value="PT00H00M18.969S" calcext:value-type="time">
            <text:p>00:00:18,969</text:p>
          </table:table-cell>
          <table:table-cell table:style-name="ce80" table:formula="of:=[.J40]-[.F40]" office:value-type="time" office:time-value="PT00H00M18.971S" calcext:value-type="time">
            <text:p>00:00:18,971</text:p>
          </table:table-cell>
          <table:table-cell table:style-name="ce8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5" office:value-type="time" office:time-value="PT01H44M04.765S" calcext:value-type="time">
            <text:p>01:44:04,765</text:p>
          </table:table-cell>
          <table:table-cell table:style-name="ce7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75" office:value-type="time" office:time-value="PT01H44M05.464S" calcext:value-type="time">
            <text:p>01:44:05,464</text:p>
          </table:table-cell>
          <table:table-cell table:style-name="ce75" office:value-type="time" office:time-value="PT02H27M36.864S" calcext:value-type="time">
            <text:p>02:27:36,864</text:p>
          </table:table-cell>
          <table:table-cell table:style-name="ce80" table:formula="of:=[.M41]-[.N41]" office:value-type="time" office:time-value="-PT00H43M31.4S" calcext:value-type="time">
            <text:p>-00:43:31,400</text:p>
          </table:table-cell>
          <table:table-cell table:style-name="ce80" table:formula="of:=[.K41]-[.O41]" office:value-type="time" office:time-value="PT00H00M00.564S" calcext:value-type="time">
            <text:p>00:00:00,564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0" table:formula="of:=[.P41]+[.R41]" office:value-type="time" office:time-value="PT00H00M00.344S" calcext:value-type="time">
            <text:p>00:00:00,344</text:p>
          </table:table-cell>
          <table:table-cell table:style-name="ce80" table:formula="of:=[.K41]+[.R41]" office:value-type="time" office:time-value="-PT00H43M31.056S" calcext:value-type="time">
            <text:p>-00:43:31,056</text:p>
          </table:table-cell>
          <table:table-cell table:style-name="ce80"/>
          <table:table-cell table:style-name="ce80" table:formula="of:=[.C41]-[.F41]" office:value-type="time" office:time-value="-PT00H43M31.052S" calcext:value-type="time">
            <text:p>-00:43:31,052</text:p>
          </table:table-cell>
          <table:table-cell table:style-name="ce80" table:formula="of:=[.I41]-[.C41]" office:value-type="time" office:time-value="PT00H00M00.513S" calcext:value-type="time">
            <text:p>00:00:00,513</text:p>
          </table:table-cell>
          <table:table-cell table:style-name="ce80" table:formula="of:=[.J41]-[.F41]" office:value-type="time" office:time-value="PT00H00M00.297S" calcext:value-type="time">
            <text:p>00:00:00,297</text:p>
          </table:table-cell>
          <table:table-cell table:style-name="ce8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5" office:value-type="time" office:time-value="PT01H44M23.76S" calcext:value-type="time">
            <text:p>01:44:23,760</text:p>
          </table:table-cell>
          <table:table-cell table:style-name="ce7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75" office:value-type="time" office:time-value="PT01H44M24.317S" calcext:value-type="time">
            <text:p>01:44:24,317</text:p>
          </table:table-cell>
          <table:table-cell table:style-name="ce75" office:value-type="time" office:time-value="PT02H28M02.556S" calcext:value-type="time">
            <text:p>02:28:02,556</text:p>
          </table:table-cell>
          <table:table-cell table:style-name="ce80" table:formula="of:=[.M42]-[.N42]" office:value-type="time" office:time-value="-PT00H43M38.239S" calcext:value-type="time">
            <text:p>-00:43:38,239</text:p>
          </table:table-cell>
          <table:table-cell table:style-name="ce80" table:formula="of:=[.K42]-[.O42]" office:value-type="time" office:time-value="PT00H00M00.597S" calcext:value-type="time">
            <text:p>00:00:00,597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0" table:formula="of:=[.P42]+[.R42]" office:value-type="time" office:time-value="PT00H00M00.557S" calcext:value-type="time">
            <text:p>00:00:00,557</text:p>
          </table:table-cell>
          <table:table-cell table:style-name="ce80" table:formula="of:=[.K42]+[.R42]" office:value-type="time" office:time-value="-PT00H43M37.682S" calcext:value-type="time">
            <text:p>-00:43:37,682</text:p>
          </table:table-cell>
          <table:table-cell table:style-name="ce80"/>
          <table:table-cell table:style-name="ce80" table:formula="of:=[.C42]-[.F42]" office:value-type="time" office:time-value="-PT00H43M37.682S" calcext:value-type="time">
            <text:p>-00:43:37,682</text:p>
          </table:table-cell>
          <table:table-cell table:style-name="ce80" table:formula="of:=[.I42]-[.C42]" office:value-type="time" office:time-value="PT00H00M00.279S" calcext:value-type="time">
            <text:p>00:00:00,279</text:p>
          </table:table-cell>
          <table:table-cell table:style-name="ce80" table:formula="of:=[.J42]-[.F42]" office:value-type="time" office:time-value="PT00H00M00.239S" calcext:value-type="time">
            <text:p>00:00:00,239</text:p>
          </table:table-cell>
          <table:table-cell table:style-name="ce8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5" office:value-type="time" office:time-value="PT01H44M59.392S" calcext:value-type="time">
            <text:p>01:44:59,392</text:p>
          </table:table-cell>
          <table:table-cell table:style-name="ce75" office:value-type="time" office:time-value="PT02H29M45.145S" calcext:value-type="time">
            <text:p>02:29:45,145</text:p>
          </table:table-cell>
          <table:table-cell table:formula="of:=[.I43]-[.J43]" office:value-type="time" office:time-value="-PT00H44M45.753S" calcext:value-type="time">
            <text:p>-00:44:45,753</text:p>
          </table:table-cell>
          <table:table-cell/>
          <table:table-cell table:style-name="ce75" office:value-type="time" office:time-value="PT01H44M59.605S" calcext:value-type="time">
            <text:p>01:44:59,605</text:p>
          </table:table-cell>
          <table:table-cell table:style-name="ce75" office:value-type="time" office:time-value="PT02H29M45.91S" calcext:value-type="time">
            <text:p>02:29:45,910</text:p>
          </table:table-cell>
          <table:table-cell table:style-name="ce80" table:formula="of:=[.M43]-[.N43]" office:value-type="time" office:time-value="-PT00H44M46.305S" calcext:value-type="time">
            <text:p>-00:44:46,305</text:p>
          </table:table-cell>
          <table:table-cell table:style-name="ce80" table:formula="of:=[.K43]-[.O43]" office:value-type="time" office:time-value="PT00H00M00.552S" calcext:value-type="time">
            <text:p>00:00:00,55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0" table:formula="of:=[.P43]+[.R43]" office:value-type="time" office:time-value="PT00H00M00.552S" calcext:value-type="time">
            <text:p>00:00:00,552</text:p>
          </table:table-cell>
          <table:table-cell table:style-name="ce80" table:formula="of:=[.K43]+[.R43]" office:value-type="time" office:time-value="-PT00H44M45.753S" calcext:value-type="time">
            <text:p>-00:44:45,753</text:p>
          </table:table-cell>
          <table:table-cell table:style-name="ce80"/>
          <table:table-cell table:style-name="ce80" table:formula="of:=[.C43]-[.F43]" office:value-type="time" office:time-value="-PT00H44M45.753S" calcext:value-type="time">
            <text:p>-00:44:45,753</text:p>
          </table:table-cell>
          <table:table-cell table:style-name="ce80" table:formula="of:=[.I43]-[.C43]" office:value-type="time" office:time-value="PT00H00M00.086S" calcext:value-type="time">
            <text:p>00:00:00,086</text:p>
          </table:table-cell>
          <table:table-cell table:style-name="ce80" table:formula="of:=[.J43]-[.F43]" office:value-type="time" office:time-value="PT00H00M00.086S" calcext:value-type="time">
            <text:p>00:00:00,086</text:p>
          </table:table-cell>
          <table:table-cell table:style-name="ce80" table:formula="of:=[.X43]-[.W43]" office:value-type="time" office:time-value="PT00H00M00S" calcext:value-type="time">
            <text:p>00:00:00,-0.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5" office:value-type="time" office:time-value="PT01H45M05.939S" calcext:value-type="time">
            <text:p>01:45:05,939</text:p>
          </table:table-cell>
          <table:table-cell table:style-name="ce7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75" office:value-type="time" office:time-value="PT01H45M06.655S" calcext:value-type="time">
            <text:p>01:45:06,655</text:p>
          </table:table-cell>
          <table:table-cell table:style-name="ce75" office:value-type="time" office:time-value="PT02H32M11.388S" calcext:value-type="time">
            <text:p>02:32:11,388</text:p>
          </table:table-cell>
          <table:table-cell table:style-name="ce80" table:formula="of:=[.M44]-[.N44]" office:value-type="time" office:time-value="-PT00H47M04.733S" calcext:value-type="time">
            <text:p>-00:47:04,733</text:p>
          </table:table-cell>
          <table:table-cell table:style-name="ce80" table:formula="of:=[.K44]-[.O44]" office:value-type="time" office:time-value="PT00H00M00.396S" calcext:value-type="time">
            <text:p>00:00:00,396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0" table:formula="of:=[.P44]+[.R44]" office:value-type="time" office:time-value="PT00H00M00.346S" calcext:value-type="time">
            <text:p>00:00:00,346</text:p>
          </table:table-cell>
          <table:table-cell table:style-name="ce80" table:formula="of:=[.K44]+[.R44]" office:value-type="time" office:time-value="-PT00H47M04.387S" calcext:value-type="time">
            <text:p>-00:47:04,387</text:p>
          </table:table-cell>
          <table:table-cell table:style-name="ce80"/>
          <table:table-cell table:style-name="ce80" table:formula="of:=[.C44]-[.F44]" office:value-type="time" office:time-value="-PT00H47M04.39S" calcext:value-type="time">
            <text:p>-00:47:04,390</text:p>
          </table:table-cell>
          <table:table-cell table:style-name="ce80" table:formula="of:=[.I44]-[.C44]" office:value-type="time" office:time-value="-PT00H00M03.462S" calcext:value-type="time">
            <text:p>-00:00:03,462</text:p>
          </table:table-cell>
          <table:table-cell table:style-name="ce80" table:formula="of:=[.J44]-[.F44]" office:value-type="time" office:time-value="-PT00H00M03.515S" calcext:value-type="time">
            <text:p>-00:00:03,515</text:p>
          </table:table-cell>
          <table:table-cell table:style-name="ce8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5" office:value-type="time" office:time-value="PT01H47M38.7S" calcext:value-type="time">
            <text:p>01:47:38,700</text:p>
          </table:table-cell>
          <table:table-cell table:style-name="ce75" office:value-type="time" office:time-value="PT02H37M37.501S" calcext:value-type="time">
            <text:p>02:37:37,501</text:p>
          </table:table-cell>
          <table:table-cell table:formula="of:=[.I45]-[.J45]" office:value-type="time" office:time-value="-PT00H49M58.801S" calcext:value-type="time">
            <text:p>-00:49:58,801</text:p>
          </table:table-cell>
          <table:table-cell/>
          <table:table-cell table:style-name="ce75" office:value-type="time" office:time-value="PT01H47M39.176S" calcext:value-type="time">
            <text:p>01:47:39,176</text:p>
          </table:table-cell>
          <table:table-cell table:style-name="ce75" office:value-type="time" office:time-value="PT02H37M38.507S" calcext:value-type="time">
            <text:p>02:37:38,507</text:p>
          </table:table-cell>
          <table:table-cell table:style-name="ce80" table:formula="of:=[.M45]-[.N45]" office:value-type="time" office:time-value="-PT00H49M59.331S" calcext:value-type="time">
            <text:p>-00:49:59,331</text:p>
          </table:table-cell>
          <table:table-cell table:style-name="ce80" table:formula="of:=[.K45]-[.O45]" office:value-type="time" office:time-value="PT00H00M00.53S" calcext:value-type="time">
            <text:p>00:00:00,530</text:p>
          </table:table-cell>
          <table:table-cell table:style-name="ce85" office:value-type="float" office:value="-230" calcext:value-type="float">
            <text:p>-230</text:p>
          </table:table-cell>
          <table:table-cell table:style-name="ce8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0" table:formula="of:=[.P45]+[.R45]" office:value-type="time" office:time-value="PT00H00M00.3S" calcext:value-type="time">
            <text:p>00:00:00,300</text:p>
          </table:table-cell>
          <table:table-cell table:style-name="ce80" table:formula="of:=[.K45]+[.R45]" office:value-type="time" office:time-value="-PT00H49M59.031S" calcext:value-type="time">
            <text:p>-00:49:59,031</text:p>
          </table:table-cell>
          <table:table-cell table:style-name="ce80"/>
          <table:table-cell table:style-name="ce80" table:formula="of:=[.C45]-[.F45]" office:value-type="time" office:time-value="-PT00H49M59.028S" calcext:value-type="time">
            <text:p>-00:49:59,028</text:p>
          </table:table-cell>
          <table:table-cell table:style-name="ce80" table:formula="of:=[.I45]-[.C45]" office:value-type="time" office:time-value="PT00H00M18.007S" calcext:value-type="time">
            <text:p>00:00:18,007</text:p>
          </table:table-cell>
          <table:table-cell table:style-name="ce80" table:formula="of:=[.J45]-[.F45]" office:value-type="time" office:time-value="PT00H00M17.78S" calcext:value-type="time">
            <text:p>00:00:17,780</text:p>
          </table:table-cell>
          <table:table-cell table:style-name="ce80" table:formula="of:=[.X45]-[.W45]" office:value-type="time" office:time-value="-PT00H00M00.227S" calcext:value-type="time">
            <text:p>-00:00:00,227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5" office:value-type="time" office:time-value="PT01H47M51.913S" calcext:value-type="time">
            <text:p>01:47:51,913</text:p>
          </table:table-cell>
          <table:table-cell table:style-name="ce7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78" office:value-type="time" office:time-value="PT01H47M51.913S" calcext:value-type="time">
            <text:p>01:47:51,913</text:p>
          </table:table-cell>
          <table:table-cell table:style-name="ce78" office:value-type="time" office:time-value="PT00H07M28.499S" calcext:value-type="time">
            <text:p>00:07:28,499</text:p>
          </table:table-cell>
          <table:table-cell table:style-name="ce80" table:formula="of:=[.M46]-[.N46]" office:value-type="time" office:time-value="PT01H40M23.414S" calcext:value-type="time">
            <text:p>01:40:23,414</text:p>
          </table:table-cell>
          <table:table-cell table:style-name="ce80" table:formula="of:=[.K46]-[.O46]" office:value-type="time" office:time-value="PT00H00M00S" calcext:value-type="time">
            <text:p>00:00:00,000</text:p>
          </table:table-cell>
          <table:table-cell table:style-name="ce85" office:value-type="float" office:value="130" calcext:value-type="float">
            <text:p>130</text:p>
          </table:table-cell>
          <table:table-cell table:style-name="ce8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0" table:formula="of:=[.P46]+[.R46]" office:value-type="time" office:time-value="PT00H00M00.13S" calcext:value-type="time">
            <text:p>00:00:00,130</text:p>
          </table:table-cell>
          <table:table-cell table:style-name="ce80" table:formula="of:=[.K46]+[.R46]" office:value-type="time" office:time-value="PT01H40M23.544S" calcext:value-type="time">
            <text:p>01:40:23,544</text:p>
          </table:table-cell>
          <table:table-cell table:style-name="ce80"/>
          <table:table-cell table:style-name="ce80" table:formula="of:=[.C46]-[.F46]" office:value-type="time" office:time-value="PT01H40M23.54S" calcext:value-type="time">
            <text:p>01:40:23,540</text:p>
          </table:table-cell>
          <table:table-cell table:style-name="ce80" table:formula="of:=[.I46]-[.C46]" office:value-type="time" office:time-value="PT00H00M03.719S" calcext:value-type="time">
            <text:p>00:00:03,719</text:p>
          </table:table-cell>
          <table:table-cell table:style-name="ce80" table:formula="of:=[.J46]-[.F46]" office:value-type="time" office:time-value="PT00H00M03.845S" calcext:value-type="time">
            <text:p>00:00:03,845</text:p>
          </table:table-cell>
          <table:table-cell table:style-name="ce8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5" office:value-type="time" office:time-value="PT01H47M59.291S" calcext:value-type="time">
            <text:p>01:47:59,291</text:p>
          </table:table-cell>
          <table:table-cell table:style-name="ce7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78" office:value-type="time" office:time-value="PT01H47M59.291S" calcext:value-type="time">
            <text:p>01:47:59,291</text:p>
          </table:table-cell>
          <table:table-cell table:style-name="ce78" office:value-type="time" office:time-value="PT00H09M20.855S" calcext:value-type="time">
            <text:p>00:09:20,855</text:p>
          </table:table-cell>
          <table:table-cell table:style-name="ce80" table:formula="of:=[.M47]-[.N47]" office:value-type="time" office:time-value="PT01H38M38.436S" calcext:value-type="time">
            <text:p>01:38:38,436</text:p>
          </table:table-cell>
          <table:table-cell table:style-name="ce80" table:formula="of:=[.K47]-[.O47]" office:value-type="time" office:time-value="PT00H00M00S" calcext:value-type="time">
            <text:p>00:00:00,000</text:p>
          </table:table-cell>
          <table:table-cell table:style-name="ce85" office:value-type="float" office:value="40" calcext:value-type="float">
            <text:p>40</text:p>
          </table:table-cell>
          <table:table-cell table:style-name="ce8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0" table:formula="of:=[.P47]+[.R47]" office:value-type="time" office:time-value="PT00H00M00.04S" calcext:value-type="time">
            <text:p>00:00:00,040</text:p>
          </table:table-cell>
          <table:table-cell table:style-name="ce80" table:formula="of:=[.K47]+[.R47]" office:value-type="time" office:time-value="PT01H38M38.476S" calcext:value-type="time">
            <text:p>01:38:38,476</text:p>
          </table:table-cell>
          <table:table-cell table:style-name="ce80"/>
          <table:table-cell table:style-name="ce80" table:formula="of:=[.C47]-[.F47]" office:value-type="time" office:time-value="PT01H38M38.475S" calcext:value-type="time">
            <text:p>01:38:38,475</text:p>
          </table:table-cell>
          <table:table-cell table:style-name="ce80" table:formula="of:=[.I47]-[.C47]" office:value-type="time" office:time-value="PT00H00M01.047S" calcext:value-type="time">
            <text:p>00:00:01,047</text:p>
          </table:table-cell>
          <table:table-cell table:style-name="ce80" table:formula="of:=[.J47]-[.F47]" office:value-type="time" office:time-value="PT00H00M01.086S" calcext:value-type="time">
            <text:p>00:00:01,086</text:p>
          </table:table-cell>
          <table:table-cell table:style-name="ce8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5" office:value-type="time" office:time-value="PT01H48M38.139S" calcext:value-type="time">
            <text:p>01:48:38,139</text:p>
          </table:table-cell>
          <table:table-cell table:style-name="ce75" office:value-type="time" office:time-value="PT00H11M53.555S" calcext:value-type="time">
            <text:p>00:11:53,555</text:p>
          </table:table-cell>
          <table:table-cell table:formula="of:=[.I48]-[.J48]" office:value-type="time" office:time-value="PT01H36M44.584S" calcext:value-type="time">
            <text:p>01:36:44,584</text:p>
          </table:table-cell>
          <table:table-cell/>
          <table:table-cell table:style-name="ce75" office:value-type="time" office:time-value="PT01H48M36.564S" calcext:value-type="time">
            <text:p>01:48:36,564</text:p>
          </table:table-cell>
          <table:table-cell table:style-name="ce75" office:value-type="time" office:time-value="PT00H11M52.276S" calcext:value-type="time">
            <text:p>00:11:52,276</text:p>
          </table:table-cell>
          <table:table-cell table:style-name="ce80" table:formula="of:=[.M48]-[.N48]" office:value-type="time" office:time-value="PT01H36M44.288S" calcext:value-type="time">
            <text:p>01:36:44,288</text:p>
          </table:table-cell>
          <table:table-cell table:style-name="ce80" table:formula="of:=[.K48]-[.O48]" office:value-type="time" office:time-value="PT00H00M00.296S" calcext:value-type="time">
            <text:p>00:00:00,296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0" table:formula="of:=[.P48]+[.R48]" office:value-type="time" office:time-value="PT00H00M00.216S" calcext:value-type="time">
            <text:p>00:00:00,216</text:p>
          </table:table-cell>
          <table:table-cell table:style-name="ce80" table:formula="of:=[.K48]+[.R48]" office:value-type="time" office:time-value="PT01H36M44.504S" calcext:value-type="time">
            <text:p>01:36:44,504</text:p>
          </table:table-cell>
          <table:table-cell table:style-name="ce80"/>
          <table:table-cell table:style-name="ce80" table:formula="of:=[.C48]-[.F48]" office:value-type="time" office:time-value="PT01H36M44.507S" calcext:value-type="time">
            <text:p>01:36:44,507</text:p>
          </table:table-cell>
          <table:table-cell table:style-name="ce80" table:formula="of:=[.I48]-[.C48]" office:value-type="time" office:time-value="PT00H00M26.278S" calcext:value-type="time">
            <text:p>00:00:26,278</text:p>
          </table:table-cell>
          <table:table-cell table:style-name="ce80" table:formula="of:=[.J48]-[.F48]" office:value-type="time" office:time-value="PT00H00M26.201S" calcext:value-type="time">
            <text:p>00:00:26,201</text:p>
          </table:table-cell>
          <table:table-cell table:style-name="ce80" table:formula="of:=[.X48]-[.W48]" office:value-type="time" office:time-value="-PT00H00M00.077S" calcext:value-type="time">
            <text:p>-00:00:00,07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5" office:value-type="time" office:time-value="PT01H48M49.998S" calcext:value-type="time">
            <text:p>01:48:49,998</text:p>
          </table:table-cell>
          <table:table-cell table:style-name="ce7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75" office:value-type="time" office:time-value="PT01H48M58.903S" calcext:value-type="time">
            <text:p>01:48:58,903</text:p>
          </table:table-cell>
          <table:table-cell table:style-name="ce75" office:value-type="time" office:time-value="PT00H15M55.223S" calcext:value-type="time">
            <text:p>00:15:55,223</text:p>
          </table:table-cell>
          <table:table-cell table:style-name="ce80" table:formula="of:=[.M49]-[.N49]" office:value-type="time" office:time-value="PT01H33M03.68S" calcext:value-type="time">
            <text:p>01:33:03,680</text:p>
          </table:table-cell>
          <table:table-cell table:style-name="ce80" table:formula="of:=[.K49]-[.O49]" office:value-type="time" office:time-value="PT00H00M00.254S" calcext:value-type="time">
            <text:p>00:00:00,254</text:p>
          </table:table-cell>
          <table:table-cell table:style-name="ce85" office:value-type="float" office:value="-90" calcext:value-type="float">
            <text:p>-90</text:p>
          </table:table-cell>
          <table:table-cell table:style-name="ce8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0" table:formula="of:=[.P49]+[.R49]" office:value-type="time" office:time-value="PT00H00M00.164S" calcext:value-type="time">
            <text:p>00:00:00,164</text:p>
          </table:table-cell>
          <table:table-cell table:style-name="ce80" table:formula="of:=[.K49]+[.R49]" office:value-type="time" office:time-value="PT01H33M03.844S" calcext:value-type="time">
            <text:p>01:33:03,844</text:p>
          </table:table-cell>
          <table:table-cell table:style-name="ce80"/>
          <table:table-cell table:style-name="ce80" table:formula="of:=[.C49]-[.F49]" office:value-type="time" office:time-value="PT01H33M03.84S" calcext:value-type="time">
            <text:p>01:33:03,840</text:p>
          </table:table-cell>
          <table:table-cell table:style-name="ce80" table:formula="of:=[.I49]-[.C49]" office:value-type="time" office:time-value="-PT00H00M00.762S" calcext:value-type="time">
            <text:p>-00:00:00,762</text:p>
          </table:table-cell>
          <table:table-cell table:style-name="ce80" table:formula="of:=[.J49]-[.F49]" office:value-type="time" office:time-value="-PT00H00M00.856S" calcext:value-type="time">
            <text:p>-00:00:00,856</text:p>
          </table:table-cell>
          <table:table-cell table:style-name="ce8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5" office:value-type="time" office:time-value="PT01H49M26.211S" calcext:value-type="time">
            <text:p>01:49:26,211</text:p>
          </table:table-cell>
          <table:table-cell table:style-name="ce7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75" office:value-type="time" office:time-value="PT01H49M18.13S" calcext:value-type="time">
            <text:p>01:49:18,130</text:p>
          </table:table-cell>
          <table:table-cell table:style-name="ce75" office:value-type="time" office:time-value="PT00H16M15.129S" calcext:value-type="time">
            <text:p>00:16:15,129</text:p>
          </table:table-cell>
          <table:table-cell table:style-name="ce80" table:formula="of:=[.M50]-[.N50]" office:value-type="time" office:time-value="PT01H33M03.001S" calcext:value-type="time">
            <text:p>01:33:03,001</text:p>
          </table:table-cell>
          <table:table-cell table:style-name="ce80" table:formula="of:=[.K50]-[.O50]" office:value-type="time" office:time-value="PT00H00M00.347S" calcext:value-type="time">
            <text:p>00:00:00,347</text:p>
          </table:table-cell>
          <table:table-cell table:style-name="ce85" office:value-type="float" office:value="50" calcext:value-type="float">
            <text:p>50</text:p>
          </table:table-cell>
          <table:table-cell table:style-name="ce8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0" table:formula="of:=[.P50]+[.R50]" office:value-type="time" office:time-value="PT00H00M00.397S" calcext:value-type="time">
            <text:p>00:00:00,397</text:p>
          </table:table-cell>
          <table:table-cell table:style-name="ce80" table:formula="of:=[.K50]+[.R50]" office:value-type="time" office:time-value="PT01H33M03.398S" calcext:value-type="time">
            <text:p>01:33:03,398</text:p>
          </table:table-cell>
          <table:table-cell table:style-name="ce80"/>
          <table:table-cell table:style-name="ce80" table:formula="of:=[.C50]-[.F50]" office:value-type="time" office:time-value="PT01H33M03.401S" calcext:value-type="time">
            <text:p>01:33:03,401</text:p>
          </table:table-cell>
          <table:table-cell table:style-name="ce80" table:formula="of:=[.I50]-[.C50]" office:value-type="time" office:time-value="PT00H00M06.97S" calcext:value-type="time">
            <text:p>00:00:06,970</text:p>
          </table:table-cell>
          <table:table-cell table:style-name="ce80" table:formula="of:=[.J50]-[.F50]" office:value-type="time" office:time-value="PT00H00M07.023S" calcext:value-type="time">
            <text:p>00:00:07,023</text:p>
          </table:table-cell>
          <table:table-cell table:style-name="ce8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5" office:value-type="time" office:time-value="PT01H49M33.681S" calcext:value-type="time">
            <text:p>01:49:33,681</text:p>
          </table:table-cell>
          <table:table-cell table:style-name="ce75" office:value-type="time" office:time-value="PT00H16M45.388S" calcext:value-type="time">
            <text:p>00:16:45,388</text:p>
          </table:table-cell>
          <table:table-cell table:formula="of:=[.I51]-[.J51]" office:value-type="time" office:time-value="PT01H32M48.293S" calcext:value-type="time">
            <text:p>01:32:48,293</text:p>
          </table:table-cell>
          <table:table-cell/>
          <table:table-cell table:style-name="ce75" office:value-type="time" office:time-value="PT01H49M39.751S" calcext:value-type="time">
            <text:p>01:49:39,751</text:p>
          </table:table-cell>
          <table:table-cell table:style-name="ce75" office:value-type="time" office:time-value="PT00H16M51.865S" calcext:value-type="time">
            <text:p>00:16:51,865</text:p>
          </table:table-cell>
          <table:table-cell table:style-name="ce80" table:formula="of:=[.M51]-[.N51]" office:value-type="time" office:time-value="PT01H32M47.886S" calcext:value-type="time">
            <text:p>01:32:47,886</text:p>
          </table:table-cell>
          <table:table-cell table:style-name="ce80" table:formula="of:=[.K51]-[.O51]" office:value-type="time" office:time-value="PT00H00M00.407S" calcext:value-type="time">
            <text:p>00:00:00,40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0" table:formula="of:=[.P51]+[.R51]" office:value-type="time" office:time-value="PT00H00M00.107S" calcext:value-type="time">
            <text:p>00:00:00,107</text:p>
          </table:table-cell>
          <table:table-cell table:style-name="ce80" table:formula="of:=[.K51]+[.R51]" office:value-type="time" office:time-value="PT01H32M47.993S" calcext:value-type="time">
            <text:p>01:32:47,993</text:p>
          </table:table-cell>
          <table:table-cell table:style-name="ce80"/>
          <table:table-cell table:style-name="ce80" table:formula="of:=[.C51]-[.F51]" office:value-type="time" office:time-value="PT01H32M47.995S" calcext:value-type="time">
            <text:p>01:32:47,995</text:p>
          </table:table-cell>
          <table:table-cell table:style-name="ce80" table:formula="of:=[.I51]-[.C51]" office:value-type="time" office:time-value="PT00H00M02.566S" calcext:value-type="time">
            <text:p>00:00:02,566</text:p>
          </table:table-cell>
          <table:table-cell table:style-name="ce80" table:formula="of:=[.J51]-[.F51]" office:value-type="time" office:time-value="PT00H00M02.268S" calcext:value-type="time">
            <text:p>00:00:02,268</text:p>
          </table:table-cell>
          <table:table-cell table:style-name="ce80" table:formula="of:=[.X51]-[.W51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5" office:value-type="time" office:time-value="PT01H53M53.292S" calcext:value-type="time">
            <text:p>01:53:53,292</text:p>
          </table:table-cell>
          <table:table-cell table:style-name="ce7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75" office:value-type="time" office:time-value="PT01H53M54.387S" calcext:value-type="time">
            <text:p>01:53:54,387</text:p>
          </table:table-cell>
          <table:table-cell table:style-name="ce75" office:value-type="time" office:time-value="PT00H15M32.082S" calcext:value-type="time">
            <text:p>00:15:32,082</text:p>
          </table:table-cell>
          <table:table-cell table:style-name="ce80" table:formula="of:=[.M52]-[.N52]" office:value-type="time" office:time-value="PT01H38M22.305S" calcext:value-type="time">
            <text:p>01:38:22,305</text:p>
          </table:table-cell>
          <table:table-cell table:style-name="ce80" table:formula="of:=[.K52]-[.O52]" office:value-type="time" office:time-value="PT00H00M00.563S" calcext:value-type="time">
            <text:p>00:00:00,563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0" table:formula="of:=[.P52]+[.R52]" office:value-type="time" office:time-value="PT00H00M00.563S" calcext:value-type="time">
            <text:p>00:00:00,563</text:p>
          </table:table-cell>
          <table:table-cell table:style-name="ce80" table:formula="of:=[.K52]+[.R52]" office:value-type="time" office:time-value="PT01H38M22.868S" calcext:value-type="time">
            <text:p>01:38:22,868</text:p>
          </table:table-cell>
          <table:table-cell table:style-name="ce80"/>
          <table:table-cell table:style-name="ce80" table:formula="of:=[.C52]-[.F52]" office:value-type="time" office:time-value="PT01H38M22.871S" calcext:value-type="time">
            <text:p>01:38:22,871</text:p>
          </table:table-cell>
          <table:table-cell table:style-name="ce80" table:formula="of:=[.I52]-[.C52]" office:value-type="time" office:time-value="PT00H00M00.116S" calcext:value-type="time">
            <text:p>00:00:00,116</text:p>
          </table:table-cell>
          <table:table-cell table:style-name="ce80" table:formula="of:=[.J52]-[.F52]" office:value-type="time" office:time-value="PT00H00M00.119S" calcext:value-type="time">
            <text:p>00:00:00,119</text:p>
          </table:table-cell>
          <table:table-cell table:style-name="ce8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5" office:value-type="time" office:time-value="PT01H54M00.372S" calcext:value-type="time">
            <text:p>01:54:00,372</text:p>
          </table:table-cell>
          <table:table-cell table:style-name="ce7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75" office:value-type="time" office:time-value="PT01H54M01.223S" calcext:value-type="time">
            <text:p>01:54:01,223</text:p>
          </table:table-cell>
          <table:table-cell table:style-name="ce75" office:value-type="time" office:time-value="PT00H15M40.492S" calcext:value-type="time">
            <text:p>00:15:40,492</text:p>
          </table:table-cell>
          <table:table-cell table:style-name="ce80" table:formula="of:=[.M53]-[.N53]" office:value-type="time" office:time-value="PT01H38M20.731S" calcext:value-type="time">
            <text:p>01:38:20,731</text:p>
          </table:table-cell>
          <table:table-cell table:style-name="ce80" table:formula="of:=[.K53]-[.O53]" office:value-type="time" office:time-value="PT00H00M00.515S" calcext:value-type="time">
            <text:p>00:00:00,51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0" table:formula="of:=[.P53]+[.R53]" office:value-type="time" office:time-value="PT00H00M00.275S" calcext:value-type="time">
            <text:p>00:00:00,275</text:p>
          </table:table-cell>
          <table:table-cell table:style-name="ce80" table:formula="of:=[.K53]+[.R53]" office:value-type="time" office:time-value="PT01H38M21.006S" calcext:value-type="time">
            <text:p>01:38:21,006</text:p>
          </table:table-cell>
          <table:table-cell table:style-name="ce80"/>
          <table:table-cell table:style-name="ce80" table:formula="of:=[.C53]-[.F53]" office:value-type="time" office:time-value="PT01H38M21.009S" calcext:value-type="time">
            <text:p>01:38:21,009</text:p>
          </table:table-cell>
          <table:table-cell table:style-name="ce80" table:formula="of:=[.I53]-[.C53]" office:value-type="time" office:time-value="PT00H00M00.925S" calcext:value-type="time">
            <text:p>00:00:00,925</text:p>
          </table:table-cell>
          <table:table-cell table:style-name="ce80" table:formula="of:=[.J53]-[.F53]" office:value-type="time" office:time-value="PT00H00M00.688S" calcext:value-type="time">
            <text:p>00:00:00,688</text:p>
          </table:table-cell>
          <table:table-cell table:style-name="ce8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5" office:value-type="time" office:time-value="PT01H56M10.378S" calcext:value-type="time">
            <text:p>01:56:10,378</text:p>
          </table:table-cell>
          <table:table-cell table:style-name="ce7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75" office:value-type="time" office:time-value="PT01H56M08.136S" calcext:value-type="time">
            <text:p>01:56:08,136</text:p>
          </table:table-cell>
          <table:table-cell table:style-name="ce75" office:value-type="time" office:time-value="PT00H17M50.536S" calcext:value-type="time">
            <text:p>00:17:50,536</text:p>
          </table:table-cell>
          <table:table-cell table:style-name="ce80" table:formula="of:=[.M54]-[.N54]" office:value-type="time" office:time-value="PT01H38M17.6S" calcext:value-type="time">
            <text:p>01:38:17,600</text:p>
          </table:table-cell>
          <table:table-cell table:style-name="ce80" table:formula="of:=[.K54]-[.O54]" office:value-type="time" office:time-value="PT00H00M00.365S" calcext:value-type="time">
            <text:p>00:00:00,365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0" table:formula="of:=[.P54]+[.R54]" office:value-type="time" office:time-value="PT00H00M00.305S" calcext:value-type="time">
            <text:p>00:00:00,305</text:p>
          </table:table-cell>
          <table:table-cell table:style-name="ce80" table:formula="of:=[.K54]+[.R54]" office:value-type="time" office:time-value="PT01H38M17.905S" calcext:value-type="time">
            <text:p>01:38:17,905</text:p>
          </table:table-cell>
          <table:table-cell table:style-name="ce80"/>
          <table:table-cell table:style-name="ce80" table:formula="of:=[.C54]-[.F54]" office:value-type="time" office:time-value="PT01H38M17.908S" calcext:value-type="time">
            <text:p>01:38:17,908</text:p>
          </table:table-cell>
          <table:table-cell table:style-name="ce80" table:formula="of:=[.I54]-[.C54]" office:value-type="time" office:time-value="PT00H00M04.986S" calcext:value-type="time">
            <text:p>00:00:04,986</text:p>
          </table:table-cell>
          <table:table-cell table:style-name="ce80" table:formula="of:=[.J54]-[.F54]" office:value-type="time" office:time-value="PT00H00M04.929S" calcext:value-type="time">
            <text:p>00:00:04,929</text:p>
          </table:table-cell>
          <table:table-cell table:style-name="ce8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5" office:value-type="time" office:time-value="PT01H57M37.085S" calcext:value-type="time">
            <text:p>01:57:37,085</text:p>
          </table:table-cell>
          <table:table-cell table:style-name="ce7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75" office:value-type="time" office:time-value="PT01H57M36.027S" calcext:value-type="time">
            <text:p>01:57:36,027</text:p>
          </table:table-cell>
          <table:table-cell table:style-name="ce75" office:value-type="time" office:time-value="PT00H19M41.865S" calcext:value-type="time">
            <text:p>00:19:41,865</text:p>
          </table:table-cell>
          <table:table-cell table:style-name="ce80" table:formula="of:=[.M55]-[.N55]" office:value-type="time" office:time-value="PT01H37M54.162S" calcext:value-type="time">
            <text:p>01:37:54,162</text:p>
          </table:table-cell>
          <table:table-cell table:style-name="ce80" table:formula="of:=[.K55]-[.O55]" office:value-type="time" office:time-value="PT00H00M00.496S" calcext:value-type="time">
            <text:p>00:00:00,496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0" table:formula="of:=[.P55]+[.R55]" office:value-type="time" office:time-value="PT00H00M00.196S" calcext:value-type="time">
            <text:p>00:00:00,196</text:p>
          </table:table-cell>
          <table:table-cell table:style-name="ce80" table:formula="of:=[.K55]+[.R55]" office:value-type="time" office:time-value="PT01H37M54.358S" calcext:value-type="time">
            <text:p>01:37:54,358</text:p>
          </table:table-cell>
          <table:table-cell table:style-name="ce80"/>
          <table:table-cell table:style-name="ce80" table:formula="of:=[.C55]-[.F55]" office:value-type="time" office:time-value="PT01H37M54.357S" calcext:value-type="time">
            <text:p>01:37:54,357</text:p>
          </table:table-cell>
          <table:table-cell table:style-name="ce80" table:formula="of:=[.I55]-[.C55]" office:value-type="time" office:time-value="PT00H00M04.467S" calcext:value-type="time">
            <text:p>00:00:04,467</text:p>
          </table:table-cell>
          <table:table-cell table:style-name="ce80" table:formula="of:=[.J55]-[.F55]" office:value-type="time" office:time-value="PT00H00M04.166S" calcext:value-type="time">
            <text:p>00:00:04,166</text:p>
          </table:table-cell>
          <table:table-cell table:style-name="ce8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5" office:value-type="time" office:time-value="PT02H08M19.14S" calcext:value-type="time">
            <text:p>02:08:19,140</text:p>
          </table:table-cell>
          <table:table-cell table:style-name="ce7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75" office:value-type="time" office:time-value="PT02H08M23.832S" calcext:value-type="time">
            <text:p>02:08:23,832</text:p>
          </table:table-cell>
          <table:table-cell table:style-name="ce75" office:value-type="time" office:time-value="PT00H30M42.525S" calcext:value-type="time">
            <text:p>00:30:42,525</text:p>
          </table:table-cell>
          <table:table-cell table:style-name="ce80" table:formula="of:=[.M56]-[.N56]" office:value-type="time" office:time-value="PT01H37M41.307S" calcext:value-type="time">
            <text:p>01:37:41,307</text:p>
          </table:table-cell>
          <table:table-cell table:style-name="ce80" table:formula="of:=[.K56]-[.O56]" office:value-type="time" office:time-value="PT00H00M00.336S" calcext:value-type="time">
            <text:p>00:00:00,33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0" table:formula="of:=[.P56]+[.R56]" office:value-type="time" office:time-value="PT00H00M00.336S" calcext:value-type="time">
            <text:p>00:00:00,336</text:p>
          </table:table-cell>
          <table:table-cell table:style-name="ce80" table:formula="of:=[.K56]+[.R56]" office:value-type="time" office:time-value="PT01H37M41.643S" calcext:value-type="time">
            <text:p>01:37:41,643</text:p>
          </table:table-cell>
          <table:table-cell table:style-name="ce80"/>
          <table:table-cell table:style-name="ce80" table:formula="of:=[.C56]-[.F56]" office:value-type="time" office:time-value="PT01H37M41.644S" calcext:value-type="time">
            <text:p>01:37:41,644</text:p>
          </table:table-cell>
          <table:table-cell table:style-name="ce80" table:formula="of:=[.I56]-[.C56]" office:value-type="time" office:time-value="PT00H00M22.223S" calcext:value-type="time">
            <text:p>00:00:22,223</text:p>
          </table:table-cell>
          <table:table-cell table:style-name="ce80" table:formula="of:=[.J56]-[.F56]" office:value-type="time" office:time-value="PT00H00M22.224S" calcext:value-type="time">
            <text:p>00:00:22,224</text:p>
          </table:table-cell>
          <table:table-cell table:style-name="ce8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5" office:value-type="time" office:time-value="PT02H08M39.567S" calcext:value-type="time">
            <text:p>02:08:39,567</text:p>
          </table:table-cell>
          <table:table-cell table:style-name="ce7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75" office:value-type="time" office:time-value="PT02H08M43.811S" calcext:value-type="time">
            <text:p>02:08:43,811</text:p>
          </table:table-cell>
          <table:table-cell table:style-name="ce75" office:value-type="time" office:time-value="PT00H31M16.428S" calcext:value-type="time">
            <text:p>00:31:16,428</text:p>
          </table:table-cell>
          <table:table-cell table:style-name="ce80" table:formula="of:=[.M57]-[.N57]" office:value-type="time" office:time-value="PT01H37M27.383S" calcext:value-type="time">
            <text:p>01:37:27,383</text:p>
          </table:table-cell>
          <table:table-cell table:style-name="ce80" table:formula="of:=[.K57]-[.O57]" office:value-type="time" office:time-value="PT00H00M00.487S" calcext:value-type="time">
            <text:p>00:00:00,48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0" table:formula="of:=[.P57]+[.R57]" office:value-type="time" office:time-value="PT00H00M00.487S" calcext:value-type="time">
            <text:p>00:00:00,487</text:p>
          </table:table-cell>
          <table:table-cell table:style-name="ce80" table:formula="of:=[.K57]+[.R57]" office:value-type="time" office:time-value="PT01H37M27.87S" calcext:value-type="time">
            <text:p>01:37:27,870</text:p>
          </table:table-cell>
          <table:table-cell table:style-name="ce80"/>
          <table:table-cell table:style-name="ce80" table:formula="of:=[.C57]-[.F57]" office:value-type="time" office:time-value="PT01H37M27.867S" calcext:value-type="time">
            <text:p>01:37:27,867</text:p>
          </table:table-cell>
          <table:table-cell table:style-name="ce80" table:formula="of:=[.I57]-[.C57]" office:value-type="time" office:time-value="PT00H00M01.289S" calcext:value-type="time">
            <text:p>00:00:01,289</text:p>
          </table:table-cell>
          <table:table-cell table:style-name="ce80" table:formula="of:=[.J57]-[.F57]" office:value-type="time" office:time-value="PT00H00M01.286S" calcext:value-type="time">
            <text:p>00:00:01,286</text:p>
          </table:table-cell>
          <table:table-cell table:style-name="ce8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5" office:value-type="time" office:time-value="PT02H08M53.347S" calcext:value-type="time">
            <text:p>02:08:53,347</text:p>
          </table:table-cell>
          <table:table-cell table:style-name="ce75" office:value-type="time" office:time-value="PT00H31M25.479S" calcext:value-type="time">
            <text:p>00:31:25,479</text:p>
          </table:table-cell>
          <table:table-cell table:formula="of:=[.I58]-[.J58]" office:value-type="time" office:time-value="PT01H37M27.868S" calcext:value-type="time">
            <text:p>01:37:27,868</text:p>
          </table:table-cell>
          <table:table-cell/>
          <table:table-cell table:style-name="ce75" office:value-type="time" office:time-value="PT02H08M50.114S" calcext:value-type="time">
            <text:p>02:08:50,114</text:p>
          </table:table-cell>
          <table:table-cell table:style-name="ce75" office:value-type="time" office:time-value="PT00H31M22.648S" calcext:value-type="time">
            <text:p>00:31:22,648</text:p>
          </table:table-cell>
          <table:table-cell table:style-name="ce80" table:formula="of:=[.M58]-[.N58]" office:value-type="time" office:time-value="PT01H37M27.466S" calcext:value-type="time">
            <text:p>01:37:27,466</text:p>
          </table:table-cell>
          <table:table-cell table:style-name="ce80" table:formula="of:=[.K58]-[.O58]" office:value-type="time" office:time-value="PT00H00M00.402S" calcext:value-type="time">
            <text:p>00:00:00,402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0" table:formula="of:=[.P58]+[.R58]" office:value-type="time" office:time-value="PT00H00M00.202S" calcext:value-type="time">
            <text:p>00:00:00,202</text:p>
          </table:table-cell>
          <table:table-cell table:style-name="ce80" table:formula="of:=[.K58]+[.R58]" office:value-type="time" office:time-value="PT01H37M27.668S" calcext:value-type="time">
            <text:p>01:37:27,668</text:p>
          </table:table-cell>
          <table:table-cell table:style-name="ce80"/>
          <table:table-cell table:style-name="ce80" table:formula="of:=[.C58]-[.F58]" office:value-type="time" office:time-value="PT01H37M27.667S" calcext:value-type="time">
            <text:p>01:37:27,667</text:p>
          </table:table-cell>
          <table:table-cell table:style-name="ce80" table:formula="of:=[.I58]-[.C58]" office:value-type="time" office:time-value="PT00H00M05.634S" calcext:value-type="time">
            <text:p>00:00:05,634</text:p>
          </table:table-cell>
          <table:table-cell table:style-name="ce80" table:formula="of:=[.J58]-[.F58]" office:value-type="time" office:time-value="PT00H00M05.433S" calcext:value-type="time">
            <text:p>00:00:05,433</text:p>
          </table:table-cell>
          <table:table-cell table:style-name="ce80" table:formula="of:=[.X58]-[.W58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5" office:value-type="time" office:time-value="PT02H09M56.492S" calcext:value-type="time">
            <text:p>02:09:56,492</text:p>
          </table:table-cell>
          <table:table-cell table:style-name="ce7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75" office:value-type="time" office:time-value="PT02H09M58.807S" calcext:value-type="time">
            <text:p>02:09:58,807</text:p>
          </table:table-cell>
          <table:table-cell table:style-name="ce75" office:value-type="time" office:time-value="PT00H33M10.298S" calcext:value-type="time">
            <text:p>00:33:10,298</text:p>
          </table:table-cell>
          <table:table-cell table:style-name="ce80" table:formula="of:=[.M59]-[.N59]" office:value-type="time" office:time-value="PT01H36M48.509S" calcext:value-type="time">
            <text:p>01:36:48,509</text:p>
          </table:table-cell>
          <table:table-cell table:style-name="ce80" table:formula="of:=[.K59]-[.O59]" office:value-type="time" office:time-value="PT00H00M00.479S" calcext:value-type="time">
            <text:p>00:00:00,479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0" table:formula="of:=[.P59]+[.R59]" office:value-type="time" office:time-value="PT00H00M00.169S" calcext:value-type="time">
            <text:p>00:00:00,169</text:p>
          </table:table-cell>
          <table:table-cell table:style-name="ce80" table:formula="of:=[.K59]+[.R59]" office:value-type="time" office:time-value="PT01H36M48.678S" calcext:value-type="time">
            <text:p>01:36:48,678</text:p>
          </table:table-cell>
          <table:table-cell table:style-name="ce80"/>
          <table:table-cell table:style-name="ce80" table:formula="of:=[.C59]-[.F59]" office:value-type="time" office:time-value="PT01H36M48.675S" calcext:value-type="time">
            <text:p>01:36:48,675</text:p>
          </table:table-cell>
          <table:table-cell table:style-name="ce80" table:formula="of:=[.I59]-[.C59]" office:value-type="time" office:time-value="PT00H00M04.376S" calcext:value-type="time">
            <text:p>00:00:04,376</text:p>
          </table:table-cell>
          <table:table-cell table:style-name="ce80" table:formula="of:=[.J59]-[.F59]" office:value-type="time" office:time-value="PT00H00M04.063S" calcext:value-type="time">
            <text:p>00:00:04,063</text:p>
          </table:table-cell>
          <table:table-cell table:style-name="ce8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5" office:value-type="time" office:time-value="PT02H12M20.941S" calcext:value-type="time">
            <text:p>02:12:20,941</text:p>
          </table:table-cell>
          <table:table-cell table:style-name="ce7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75" office:value-type="time" office:time-value="PT02H12M27.163S" calcext:value-type="time">
            <text:p>02:12:27,163</text:p>
          </table:table-cell>
          <table:table-cell table:style-name="ce75" office:value-type="time" office:time-value="PT00H36M15.849S" calcext:value-type="time">
            <text:p>00:36:15,849</text:p>
          </table:table-cell>
          <table:table-cell table:style-name="ce80" table:formula="of:=[.M60]-[.N60]" office:value-type="time" office:time-value="PT01H36M11.314S" calcext:value-type="time">
            <text:p>01:36:11,314</text:p>
          </table:table-cell>
          <table:table-cell table:style-name="ce80" table:formula="of:=[.K60]-[.O60]" office:value-type="time" office:time-value="PT00H00M00.501S" calcext:value-type="time">
            <text:p>00:00:00,501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0" table:formula="of:=[.P60]+[.R60]" office:value-type="time" office:time-value="PT00H00M00.301S" calcext:value-type="time">
            <text:p>00:00:00,301</text:p>
          </table:table-cell>
          <table:table-cell table:style-name="ce80" table:formula="of:=[.K60]+[.R60]" office:value-type="time" office:time-value="PT01H36M11.615S" calcext:value-type="time">
            <text:p>01:36:11,615</text:p>
          </table:table-cell>
          <table:table-cell table:style-name="ce80"/>
          <table:table-cell table:style-name="ce80" table:formula="of:=[.C60]-[.F60]" office:value-type="time" office:time-value="PT01H36M11.612S" calcext:value-type="time">
            <text:p>01:36:11,612</text:p>
          </table:table-cell>
          <table:table-cell table:style-name="ce80" table:formula="of:=[.I60]-[.C60]" office:value-type="time" office:time-value="-PT00H00M03.009S" calcext:value-type="time">
            <text:p>-00:00:03,009</text:p>
          </table:table-cell>
          <table:table-cell table:style-name="ce80" table:formula="of:=[.J60]-[.F60]" office:value-type="time" office:time-value="-PT00H00M03.212S" calcext:value-type="time">
            <text:p>-00:00:03,212</text:p>
          </table:table-cell>
          <table:table-cell table:style-name="ce8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5" office:value-type="time" office:time-value="PT02H15M52.044S" calcext:value-type="time">
            <text:p>02:15:52,044</text:p>
          </table:table-cell>
          <table:table-cell table:style-name="ce7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75" office:value-type="time" office:time-value="PT02H15M58.745S" calcext:value-type="time">
            <text:p>02:15:58,745</text:p>
          </table:table-cell>
          <table:table-cell table:style-name="ce75" office:value-type="time" office:time-value="PT00H44M38.602S" calcext:value-type="time">
            <text:p>00:44:38,602</text:p>
          </table:table-cell>
          <table:table-cell table:style-name="ce80" table:formula="of:=[.M61]-[.N61]" office:value-type="time" office:time-value="PT01H31M20.143S" calcext:value-type="time">
            <text:p>01:31:20,143</text:p>
          </table:table-cell>
          <table:table-cell table:style-name="ce80" table:formula="of:=[.K61]-[.O61]" office:value-type="time" office:time-value="PT00H00M00.463S" calcext:value-type="time">
            <text:p>00:00:00,463</text:p>
          </table:table-cell>
          <table:table-cell table:style-name="ce85" office:value-type="float" office:value="-160" calcext:value-type="float">
            <text:p>-160</text:p>
          </table:table-cell>
          <table:table-cell table:style-name="ce8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0" table:formula="of:=[.P61]+[.R61]" office:value-type="time" office:time-value="PT00H00M00.303S" calcext:value-type="time">
            <text:p>00:00:00,303</text:p>
          </table:table-cell>
          <table:table-cell table:style-name="ce80" table:formula="of:=[.K61]+[.R61]" office:value-type="time" office:time-value="PT01H31M20.446S" calcext:value-type="time">
            <text:p>01:31:20,446</text:p>
          </table:table-cell>
          <table:table-cell table:style-name="ce80"/>
          <table:table-cell table:style-name="ce80" table:formula="of:=[.C61]-[.F61]" office:value-type="time" office:time-value="PT01H31M20.451S" calcext:value-type="time">
            <text:p>01:31:20,451</text:p>
          </table:table-cell>
          <table:table-cell table:style-name="ce80" table:formula="of:=[.I61]-[.C61]" office:value-type="time" office:time-value="PT00H00M03.26S" calcext:value-type="time">
            <text:p>00:00:03,260</text:p>
          </table:table-cell>
          <table:table-cell table:style-name="ce80" table:formula="of:=[.J61]-[.F61]" office:value-type="time" office:time-value="PT00H00M03.105S" calcext:value-type="time">
            <text:p>00:00:03,105</text:p>
          </table:table-cell>
          <table:table-cell table:style-name="ce8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5" office:value-type="time" office:time-value="PT02H17M25.22S" calcext:value-type="time">
            <text:p>02:17:25,220</text:p>
          </table:table-cell>
          <table:table-cell table:style-name="ce7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75" office:value-type="time" office:time-value="PT02H17M25.296S" calcext:value-type="time">
            <text:p>02:17:25,296</text:p>
          </table:table-cell>
          <table:table-cell table:style-name="ce75" office:value-type="time" office:time-value="PT00H46M16.874S" calcext:value-type="time">
            <text:p>00:46:16,874</text:p>
          </table:table-cell>
          <table:table-cell table:style-name="ce80" table:formula="of:=[.M62]-[.N62]" office:value-type="time" office:time-value="PT01H31M08.422S" calcext:value-type="time">
            <text:p>01:31:08,422</text:p>
          </table:table-cell>
          <table:table-cell table:style-name="ce80" table:formula="of:=[.K62]-[.O62]" office:value-type="time" office:time-value="PT00H00M00.34S" calcext:value-type="time">
            <text:p>00:00:00,34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0" table:formula="of:=[.P62]+[.R62]" office:value-type="time" office:time-value="PT00H00M00.34S" calcext:value-type="time">
            <text:p>00:00:00,340</text:p>
          </table:table-cell>
          <table:table-cell table:style-name="ce80" table:formula="of:=[.K62]+[.R62]" office:value-type="time" office:time-value="PT01H31M08.762S" calcext:value-type="time">
            <text:p>01:31:08,762</text:p>
          </table:table-cell>
          <table:table-cell table:style-name="ce80"/>
          <table:table-cell table:style-name="ce80" table:formula="of:=[.C62]-[.F62]" office:value-type="time" office:time-value="PT01H31M08.76S" calcext:value-type="time">
            <text:p>01:31:08,760</text:p>
          </table:table-cell>
          <table:table-cell table:style-name="ce80" table:formula="of:=[.I62]-[.C62]" office:value-type="time" office:time-value="-PT00H00M00.565S" calcext:value-type="time">
            <text:p>-00:00:00,565</text:p>
          </table:table-cell>
          <table:table-cell table:style-name="ce80" table:formula="of:=[.J62]-[.F62]" office:value-type="time" office:time-value="-PT00H00M00.567S" calcext:value-type="time">
            <text:p>-00:00:00,567</text:p>
          </table:table-cell>
          <table:table-cell table:style-name="ce8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5" office:value-type="time" office:time-value="PT02H17M30.457S" calcext:value-type="time">
            <text:p>02:17:30,457</text:p>
          </table:table-cell>
          <table:table-cell table:style-name="ce7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75" office:value-type="time" office:time-value="PT02H17M30.593S" calcext:value-type="time">
            <text:p>02:17:30,593</text:p>
          </table:table-cell>
          <table:table-cell table:style-name="ce75" office:value-type="time" office:time-value="PT00H46M22.339S" calcext:value-type="time">
            <text:p>00:46:22,339</text:p>
          </table:table-cell>
          <table:table-cell table:style-name="ce80" table:formula="of:=[.M63]-[.N63]" office:value-type="time" office:time-value="PT01H31M08.254S" calcext:value-type="time">
            <text:p>01:31:08,254</text:p>
          </table:table-cell>
          <table:table-cell table:style-name="ce80" table:formula="of:=[.K63]-[.O63]" office:value-type="time" office:time-value="PT00H00M00.513S" calcext:value-type="time">
            <text:p>00:00:00,513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0" table:formula="of:=[.P63]+[.R63]" office:value-type="time" office:time-value="PT00H00M00.313S" calcext:value-type="time">
            <text:p>00:00:00,313</text:p>
          </table:table-cell>
          <table:table-cell table:style-name="ce80" table:formula="of:=[.K63]+[.R63]" office:value-type="time" office:time-value="PT01H31M08.567S" calcext:value-type="time">
            <text:p>01:31:08,567</text:p>
          </table:table-cell>
          <table:table-cell table:style-name="ce80"/>
          <table:table-cell table:style-name="ce80" table:formula="of:=[.C63]-[.F63]" office:value-type="time" office:time-value="PT01H31M08.57S" calcext:value-type="time">
            <text:p>01:31:08,570</text:p>
          </table:table-cell>
          <table:table-cell table:style-name="ce80" table:formula="of:=[.I63]-[.C63]" office:value-type="time" office:time-value="PT00H00M02.985S" calcext:value-type="time">
            <text:p>00:00:02,985</text:p>
          </table:table-cell>
          <table:table-cell table:style-name="ce80" table:formula="of:=[.J63]-[.F63]" office:value-type="time" office:time-value="PT00H00M02.788S" calcext:value-type="time">
            <text:p>00:00:02,788</text:p>
          </table:table-cell>
          <table:table-cell table:style-name="ce8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5" office:value-type="time" office:time-value="PT02H20M06.235S" calcext:value-type="time">
            <text:p>02:20:06,235</text:p>
          </table:table-cell>
          <table:table-cell table:style-name="ce7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75" office:value-type="time" office:time-value="PT02H20M07.584S" calcext:value-type="time">
            <text:p>02:20:07,584</text:p>
          </table:table-cell>
          <table:table-cell table:style-name="ce75" office:value-type="time" office:time-value="PT00H58M58.721S" calcext:value-type="time">
            <text:p>00:58:58,721</text:p>
          </table:table-cell>
          <table:table-cell table:style-name="ce80" table:formula="of:=[.M64]-[.N64]" office:value-type="time" office:time-value="PT01H21M08.863S" calcext:value-type="time">
            <text:p>01:21:08,863</text:p>
          </table:table-cell>
          <table:table-cell table:style-name="ce80" table:formula="of:=[.K64]-[.O64]" office:value-type="time" office:time-value="PT00H00M00.468S" calcext:value-type="time">
            <text:p>00:00:00,468</text:p>
          </table:table-cell>
          <table:table-cell table:style-name="ce85" office:value-type="float" office:value="-10" calcext:value-type="float">
            <text:p>-10</text:p>
          </table:table-cell>
          <table:table-cell table:style-name="ce8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0" table:formula="of:=[.P64]+[.R64]" office:value-type="time" office:time-value="PT00H00M00.458S" calcext:value-type="time">
            <text:p>00:00:00,458</text:p>
          </table:table-cell>
          <table:table-cell table:style-name="ce80" table:formula="of:=[.K64]+[.R64]" office:value-type="time" office:time-value="PT01H21M09.321S" calcext:value-type="time">
            <text:p>01:21:09,321</text:p>
          </table:table-cell>
          <table:table-cell table:style-name="ce80"/>
          <table:table-cell table:style-name="ce80" table:formula="of:=[.C64]-[.F64]" office:value-type="time" office:time-value="PT01H21M09.317S" calcext:value-type="time">
            <text:p>01:21:09,317</text:p>
          </table:table-cell>
          <table:table-cell table:style-name="ce80" table:formula="of:=[.I64]-[.C64]" office:value-type="time" office:time-value="PT00H00M00.217S" calcext:value-type="time">
            <text:p>00:00:00,217</text:p>
          </table:table-cell>
          <table:table-cell table:style-name="ce80" table:formula="of:=[.J64]-[.F64]" office:value-type="time" office:time-value="PT00H00M00.203S" calcext:value-type="time">
            <text:p>00:00:00,203</text:p>
          </table:table-cell>
          <table:table-cell table:style-name="ce8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5" office:value-type="time" office:time-value="PT02H20M42.669S" calcext:value-type="time">
            <text:p>02:20:42,669</text:p>
          </table:table-cell>
          <table:table-cell table:style-name="ce7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75" office:value-type="time" office:time-value="PT02H20M42.951S" calcext:value-type="time">
            <text:p>02:20:42,951</text:p>
          </table:table-cell>
          <table:table-cell table:style-name="ce75" office:value-type="time" office:time-value="PT01H00M10.293S" calcext:value-type="time">
            <text:p>01:00:10,293</text:p>
          </table:table-cell>
          <table:table-cell table:style-name="ce80" table:formula="of:=[.M65]-[.N65]" office:value-type="time" office:time-value="PT01H20M32.658S" calcext:value-type="time">
            <text:p>01:20:32,658</text:p>
          </table:table-cell>
          <table:table-cell table:style-name="ce80" table:formula="of:=[.K65]-[.O65]" office:value-type="time" office:time-value="PT00H00M00.472S" calcext:value-type="time">
            <text:p>00:00:00,472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0" table:formula="of:=[.P65]+[.R65]" office:value-type="time" office:time-value="PT00H00M00.202S" calcext:value-type="time">
            <text:p>00:00:00,202</text:p>
          </table:table-cell>
          <table:table-cell table:style-name="ce80" table:formula="of:=[.K65]+[.R65]" office:value-type="time" office:time-value="PT01H20M32.86S" calcext:value-type="time">
            <text:p>01:20:32,860</text:p>
          </table:table-cell>
          <table:table-cell table:style-name="ce80"/>
          <table:table-cell table:style-name="ce80" table:formula="of:=[.C65]-[.F65]" office:value-type="time" office:time-value="PT01H20M32.861S" calcext:value-type="time">
            <text:p>01:20:32,861</text:p>
          </table:table-cell>
          <table:table-cell table:style-name="ce80" table:formula="of:=[.I65]-[.C65]" office:value-type="time" office:time-value="PT00H00M02.537S" calcext:value-type="time">
            <text:p>00:00:02,537</text:p>
          </table:table-cell>
          <table:table-cell table:style-name="ce80" table:formula="of:=[.J65]-[.F65]" office:value-type="time" office:time-value="PT00H00M02.268S" calcext:value-type="time">
            <text:p>00:00:02,268</text:p>
          </table:table-cell>
          <table:table-cell table:style-name="ce8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5" office:value-type="time" office:time-value="PT02H23M06.723S" calcext:value-type="time">
            <text:p>02:23:06,723</text:p>
          </table:table-cell>
          <table:table-cell table:style-name="ce7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75" office:value-type="time" office:time-value="PT02H23M10.182S" calcext:value-type="time">
            <text:p>02:23:10,182</text:p>
          </table:table-cell>
          <table:table-cell table:style-name="ce75" office:value-type="time" office:time-value="PT01H06M44.849S" calcext:value-type="time">
            <text:p>01:06:44,849</text:p>
          </table:table-cell>
          <table:table-cell table:style-name="ce80" table:formula="of:=[.M66]-[.N66]" office:value-type="time" office:time-value="PT01H16M25.333S" calcext:value-type="time">
            <text:p>01:16:25,333</text:p>
          </table:table-cell>
          <table:table-cell table:style-name="ce80" table:formula="of:=[.K66]-[.O66]" office:value-type="time" office:time-value="PT00H00M00.429S" calcext:value-type="time">
            <text:p>00:00:00,4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0" table:formula="of:=[.P66]+[.R66]" office:value-type="time" office:time-value="PT00H00M00.179S" calcext:value-type="time">
            <text:p>00:00:00,179</text:p>
          </table:table-cell>
          <table:table-cell table:style-name="ce80" table:formula="of:=[.K66]+[.R66]" office:value-type="time" office:time-value="PT01H16M25.512S" calcext:value-type="time">
            <text:p>01:16:25,512</text:p>
          </table:table-cell>
          <table:table-cell table:style-name="ce80"/>
          <table:table-cell table:style-name="ce80" table:formula="of:=[.C66]-[.F66]" office:value-type="time" office:time-value="PT01H16M25.512S" calcext:value-type="time">
            <text:p>01:16:25,512</text:p>
          </table:table-cell>
          <table:table-cell table:style-name="ce80" table:formula="of:=[.I66]-[.C66]" office:value-type="time" office:time-value="PT00H00M13.309S" calcext:value-type="time">
            <text:p>00:00:13,309</text:p>
          </table:table-cell>
          <table:table-cell table:style-name="ce80" table:formula="of:=[.J66]-[.F66]" office:value-type="time" office:time-value="PT00H00M13.059S" calcext:value-type="time">
            <text:p>00:00:13,059</text:p>
          </table:table-cell>
          <table:table-cell table:style-name="ce8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75" office:value-type="time" office:time-value="PT02H26M06.02S" calcext:value-type="time">
            <text:p>02:26:06,020</text:p>
          </table:table-cell>
          <table:table-cell table:style-name="ce75" office:value-type="time" office:time-value="PT01H11M03.149S" calcext:value-type="time">
            <text:p>01:11:03,149</text:p>
          </table:table-cell>
          <table:table-cell table:style-name="ce80" table:formula="of:=[.M67]-[.N67]" office:value-type="time" office:time-value="PT01H15M02.871S" calcext:value-type="time">
            <text:p>01:15:02,871</text:p>
          </table:table-cell>
          <table:table-cell table:style-name="ce80" table:formula="of:=[.K67]-[.O67]" office:value-type="time" office:time-value="PT00H00M01.01S" calcext:value-type="time">
            <text:p>00:00:01,010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0" table:formula="of:=[.P67]+[.R67]" office:value-type="time" office:time-value="PT00H00M00.8S" calcext:value-type="time">
            <text:p>00:00:00,800</text:p>
          </table:table-cell>
          <table:table-cell table:style-name="ce80" table:formula="of:=[.K67]+[.R67]" office:value-type="time" office:time-value="PT01H15M03.671S" calcext:value-type="time">
            <text:p>01:15:03,671</text:p>
          </table:table-cell>
          <table:table-cell table:style-name="ce80"/>
          <table:table-cell table:style-name="ce80" table:formula="of:=[.C67]-[.F67]" office:value-type="time" office:time-value="PT01H15M03.671S" calcext:value-type="time">
            <text:p>01:15:03,671</text:p>
          </table:table-cell>
          <table:table-cell table:style-name="ce80" table:formula="of:=[.I67]-[.C67]" office:value-type="time" office:time-value="PT00H00M00.507S" calcext:value-type="time">
            <text:p>00:00:00,507</text:p>
          </table:table-cell>
          <table:table-cell table:style-name="ce80" table:formula="of:=[.J67]-[.F67]" office:value-type="time" office:time-value="PT00H00M00.297S" calcext:value-type="time">
            <text:p>00:00:00,297</text:p>
          </table:table-cell>
          <table:table-cell table:style-name="ce8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5" office:value-type="time" office:time-value="PT02H26M09.511S" calcext:value-type="time">
            <text:p>02:26:09,511</text:p>
          </table:table-cell>
          <table:table-cell table:style-name="ce7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75" office:value-type="time" office:time-value="PT02H26M10.03S" calcext:value-type="time">
            <text:p>02:26:10,030</text:p>
          </table:table-cell>
          <table:table-cell table:style-name="ce75" office:value-type="time" office:time-value="PT01H13M11.819S" calcext:value-type="time">
            <text:p>01:13:11,819</text:p>
          </table:table-cell>
          <table:table-cell table:style-name="ce80" table:formula="of:=[.M68]-[.N68]" office:value-type="time" office:time-value="PT01H12M58.211S" calcext:value-type="time">
            <text:p>01:12:58,211</text:p>
          </table:table-cell>
          <table:table-cell table:style-name="ce80" table:formula="of:=[.K68]-[.O68]" office:value-type="time" office:time-value="PT00H00M00.417S" calcext:value-type="time">
            <text:p>00:00:00,41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0" table:formula="of:=[.P68]+[.R68]" office:value-type="time" office:time-value="PT00H00M00.417S" calcext:value-type="time">
            <text:p>00:00:00,417</text:p>
          </table:table-cell>
          <table:table-cell table:style-name="ce80" table:formula="of:=[.K68]+[.R68]" office:value-type="time" office:time-value="PT01H12M58.628S" calcext:value-type="time">
            <text:p>01:12:58,628</text:p>
          </table:table-cell>
          <table:table-cell table:style-name="ce80"/>
          <table:table-cell table:style-name="ce80" table:formula="of:=[.C68]-[.F68]" office:value-type="time" office:time-value="PT01H12M58.629S" calcext:value-type="time">
            <text:p>01:12:58,629</text:p>
          </table:table-cell>
          <table:table-cell table:style-name="ce80" table:formula="of:=[.I68]-[.C68]" office:value-type="time" office:time-value="-PT00H00M02.008S" calcext:value-type="time">
            <text:p>-00:00:02,008</text:p>
          </table:table-cell>
          <table:table-cell table:style-name="ce80" table:formula="of:=[.J68]-[.F68]" office:value-type="time" office:time-value="-PT00H00M02.007S" calcext:value-type="time">
            <text:p>-00:00:02,007</text:p>
          </table:table-cell>
          <table:table-cell table:style-name="ce8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5" office:value-type="time" office:time-value="PT02H26M18.208S" calcext:value-type="time">
            <text:p>02:26:18,208</text:p>
          </table:table-cell>
          <table:table-cell table:style-name="ce7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75" office:value-type="time" office:time-value="PT02H26M18.288S" calcext:value-type="time">
            <text:p>02:26:18,288</text:p>
          </table:table-cell>
          <table:table-cell table:style-name="ce75" office:value-type="time" office:time-value="PT01H13M20S" calcext:value-type="time">
            <text:p>01:13:20,000</text:p>
          </table:table-cell>
          <table:table-cell table:style-name="ce80" table:formula="of:=[.M69]-[.N69]" office:value-type="time" office:time-value="PT01H12M58.288S" calcext:value-type="time">
            <text:p>01:12:58,288</text:p>
          </table:table-cell>
          <table:table-cell table:style-name="ce80" table:formula="of:=[.K69]-[.O69]" office:value-type="time" office:time-value="PT00H00M00.351S" calcext:value-type="time">
            <text:p>00:00:00,35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0" table:formula="of:=[.P69]+[.R69]" office:value-type="time" office:time-value="PT00H00M00.351S" calcext:value-type="time">
            <text:p>00:00:00,351</text:p>
          </table:table-cell>
          <table:table-cell table:style-name="ce80" table:formula="of:=[.K69]+[.R69]" office:value-type="time" office:time-value="PT01H12M58.639S" calcext:value-type="time">
            <text:p>01:12:58,639</text:p>
          </table:table-cell>
          <table:table-cell table:style-name="ce80"/>
          <table:table-cell table:style-name="ce80" table:formula="of:=[.C69]-[.F69]" office:value-type="time" office:time-value="PT01H12M58.639S" calcext:value-type="time">
            <text:p>01:12:58,639</text:p>
          </table:table-cell>
          <table:table-cell table:style-name="ce80" table:formula="of:=[.I69]-[.C69]" office:value-type="time" office:time-value="PT00H00M01.633S" calcext:value-type="time">
            <text:p>00:00:01,633</text:p>
          </table:table-cell>
          <table:table-cell table:style-name="ce80" table:formula="of:=[.J69]-[.F69]" office:value-type="time" office:time-value="PT00H00M01.633S" calcext:value-type="time">
            <text:p>00:00:01,633</text:p>
          </table:table-cell>
          <table:table-cell table:style-name="ce8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5" office:value-type="time" office:time-value="PT02H26M37.492S" calcext:value-type="time">
            <text:p>02:26:37,492</text:p>
          </table:table-cell>
          <table:table-cell table:style-name="ce75" office:value-type="time" office:time-value="PT01H14M29.835S" calcext:value-type="time">
            <text:p>01:14:29,835</text:p>
          </table:table-cell>
          <table:table-cell table:formula="of:=[.I70]-[.J70]" office:value-type="time" office:time-value="PT01H12M07.657S" calcext:value-type="time">
            <text:p>01:12:07,657</text:p>
          </table:table-cell>
          <table:table-cell/>
          <table:table-cell table:style-name="ce75" office:value-type="time" office:time-value="PT02H26M43.55S" calcext:value-type="time">
            <text:p>02:26:43,550</text:p>
          </table:table-cell>
          <table:table-cell table:style-name="ce75" office:value-type="time" office:time-value="PT01H14M36.358S" calcext:value-type="time">
            <text:p>01:14:36,358</text:p>
          </table:table-cell>
          <table:table-cell table:style-name="ce80" table:formula="of:=[.M70]-[.N70]" office:value-type="time" office:time-value="PT01H12M07.192S" calcext:value-type="time">
            <text:p>01:12:07,192</text:p>
          </table:table-cell>
          <table:table-cell table:style-name="ce80" table:formula="of:=[.K70]-[.O70]" office:value-type="time" office:time-value="PT00H00M00.465S" calcext:value-type="time">
            <text:p>00:00:00,46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0" table:formula="of:=[.P70]+[.R70]" office:value-type="time" office:time-value="PT00H00M00.215S" calcext:value-type="time">
            <text:p>00:00:00,215</text:p>
          </table:table-cell>
          <table:table-cell table:style-name="ce80" table:formula="of:=[.K70]+[.R70]" office:value-type="time" office:time-value="PT01H12M07.407S" calcext:value-type="time">
            <text:p>01:12:07,407</text:p>
          </table:table-cell>
          <table:table-cell table:style-name="ce80"/>
          <table:table-cell table:style-name="ce80" table:formula="of:=[.C70]-[.F70]" office:value-type="time" office:time-value="PT01H12M07.41S" calcext:value-type="time">
            <text:p>01:12:07,410</text:p>
          </table:table-cell>
          <table:table-cell table:style-name="ce80" table:formula="of:=[.I70]-[.C70]" office:value-type="time" office:time-value="PT00H00M01.951S" calcext:value-type="time">
            <text:p>00:00:01,951</text:p>
          </table:table-cell>
          <table:table-cell table:style-name="ce80" table:formula="of:=[.J70]-[.F70]" office:value-type="time" office:time-value="PT00H00M01.704S" calcext:value-type="time">
            <text:p>00:00:01,704</text:p>
          </table:table-cell>
          <table:table-cell table:style-name="ce80" table:formula="of:=[.X70]-[.W70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5" office:value-type="time" office:time-value="PT02H29M26.034S" calcext:value-type="time">
            <text:p>02:29:26,034</text:p>
          </table:table-cell>
          <table:table-cell table:style-name="ce75" office:value-type="time" office:time-value="PT01H22M24.433S" calcext:value-type="time">
            <text:p>01:22:24,433</text:p>
          </table:table-cell>
          <table:table-cell table:formula="of:=[.I71]-[.J71]" office:value-type="time" office:time-value="PT01H07M01.601S" calcext:value-type="time">
            <text:p>01:07:01,601</text:p>
          </table:table-cell>
          <table:table-cell/>
          <table:table-cell table:style-name="ce75" office:value-type="time" office:time-value="PT02H29M28.018S" calcext:value-type="time">
            <text:p>02:29:28,018</text:p>
          </table:table-cell>
          <table:table-cell table:style-name="ce75" office:value-type="time" office:time-value="PT01H22M26.752S" calcext:value-type="time">
            <text:p>01:22:26,752</text:p>
          </table:table-cell>
          <table:table-cell table:style-name="ce80" table:formula="of:=[.M71]-[.N71]" office:value-type="time" office:time-value="PT01H07M01.266S" calcext:value-type="time">
            <text:p>01:07:01,266</text:p>
          </table:table-cell>
          <table:table-cell table:style-name="ce80" table:formula="of:=[.K71]-[.O71]" office:value-type="time" office:time-value="PT00H00M00.335S" calcext:value-type="time">
            <text:p>00:00:00,335</text:p>
          </table:table-cell>
          <table:table-cell table:style-name="ce85" office:value-type="float" office:value="-240" calcext:value-type="float">
            <text:p>-240</text:p>
          </table:table-cell>
          <table:table-cell table:style-name="ce8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0" table:formula="of:=[.P71]+[.R71]" office:value-type="time" office:time-value="PT00H00M00.095S" calcext:value-type="time">
            <text:p>00:00:00,095</text:p>
          </table:table-cell>
          <table:table-cell table:style-name="ce80" table:formula="of:=[.K71]+[.R71]" office:value-type="time" office:time-value="PT01H07M01.361S" calcext:value-type="time">
            <text:p>01:07:01,361</text:p>
          </table:table-cell>
          <table:table-cell table:style-name="ce80"/>
          <table:table-cell table:style-name="ce80" table:formula="of:=[.C71]-[.F71]" office:value-type="time" office:time-value="PT01H07M01.362S" calcext:value-type="time">
            <text:p>01:07:01,362</text:p>
          </table:table-cell>
          <table:table-cell table:style-name="ce80" table:formula="of:=[.I71]-[.C71]" office:value-type="time" office:time-value="PT00H00M11.117S" calcext:value-type="time">
            <text:p>00:00:11,117</text:p>
          </table:table-cell>
          <table:table-cell table:style-name="ce80" table:formula="of:=[.J71]-[.F71]" office:value-type="time" office:time-value="PT00H00M10.878S" calcext:value-type="time">
            <text:p>00:00:10,878</text:p>
          </table:table-cell>
          <table:table-cell table:style-name="ce80" table:formula="of:=[.X71]-[.W71]" office:value-type="time" office:time-value="-PT00H00M00.239S" calcext:value-type="time">
            <text:p>-00:00:00,239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5" office:value-type="time" office:time-value="PT02H34M59.741S" calcext:value-type="time">
            <text:p>02:34:59,741</text:p>
          </table:table-cell>
          <table:table-cell table:style-name="ce7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75" office:value-type="time" office:time-value="PT02H35M14.061S" calcext:value-type="time">
            <text:p>02:35:14,061</text:p>
          </table:table-cell>
          <table:table-cell table:style-name="ce75" office:value-type="time" office:time-value="PT01H30M31.482S" calcext:value-type="time">
            <text:p>01:30:31,482</text:p>
          </table:table-cell>
          <table:table-cell table:style-name="ce80" table:formula="of:=[.M72]-[.N72]" office:value-type="time" office:time-value="PT01H04M42.579S" calcext:value-type="time">
            <text:p>01:04:42,579</text:p>
          </table:table-cell>
          <table:table-cell table:style-name="ce80" table:formula="of:=[.K72]-[.O72]" office:value-type="time" office:time-value="PT00H00M00.532S" calcext:value-type="time">
            <text:p>00:00:00,53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0" table:formula="of:=[.P72]+[.R72]" office:value-type="time" office:time-value="PT00H00M00.532S" calcext:value-type="time">
            <text:p>00:00:00,532</text:p>
          </table:table-cell>
          <table:table-cell table:style-name="ce80" table:formula="of:=[.K72]+[.R72]" office:value-type="time" office:time-value="PT01H04M43.111S" calcext:value-type="time">
            <text:p>01:04:43,111</text:p>
          </table:table-cell>
          <table:table-cell table:style-name="ce80"/>
          <table:table-cell table:style-name="ce80" table:formula="of:=[.C72]-[.F72]" office:value-type="time" office:time-value="PT01H04M43.114S" calcext:value-type="time">
            <text:p>01:04:43,114</text:p>
          </table:table-cell>
          <table:table-cell table:style-name="ce80" table:formula="of:=[.I72]-[.C72]" office:value-type="time" office:time-value="PT00H00M03.26S" calcext:value-type="time">
            <text:p>00:00:03,260</text:p>
          </table:table-cell>
          <table:table-cell table:style-name="ce80" table:formula="of:=[.J72]-[.F72]" office:value-type="time" office:time-value="PT00H00M03.263S" calcext:value-type="time">
            <text:p>00:00:03,263</text:p>
          </table:table-cell>
          <table:table-cell table:style-name="ce8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5" office:value-type="time" office:time-value="PT02H35M33.232S" calcext:value-type="time">
            <text:p>02:35:33,232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75" office:value-type="time" office:time-value="PT02H35M32.505S" calcext:value-type="time">
            <text:p>02:35:32,505</text:p>
          </table:table-cell>
          <table:table-cell table:style-name="ce75" office:value-type="time" office:time-value="PT01H33M34.512S" calcext:value-type="time">
            <text:p>01:33:34,512</text:p>
          </table:table-cell>
          <table:table-cell table:style-name="ce80" table:formula="of:=[.M73]-[.N73]" office:value-type="time" office:time-value="PT01H01M57.993S" calcext:value-type="time">
            <text:p>01:01:57,993</text:p>
          </table:table-cell>
          <table:table-cell table:style-name="ce80" table:formula="of:=[.K73]-[.O73]" office:value-type="time" office:time-value="PT00H00M00.727S" calcext:value-type="time">
            <text:p>00:00:00,72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0" table:formula="of:=[.P73]+[.R73]" office:value-type="time" office:time-value="PT00H00M00.727S" calcext:value-type="time">
            <text:p>00:00:00,727</text:p>
          </table:table-cell>
          <table:table-cell table:style-name="ce80" table:formula="of:=[.K73]+[.R73]" office:value-type="time" office:time-value="PT01H01M58.72S" calcext:value-type="time">
            <text:p>01:01:58,720</text:p>
          </table:table-cell>
          <table:table-cell table:style-name="ce80"/>
          <table:table-cell table:style-name="ce80" table:formula="of:=[.C73]-[.F73]" office:value-type="time" office:time-value="PT01H01M58.722S" calcext:value-type="time">
            <text:p>01:01:58,722</text:p>
          </table:table-cell>
          <table:table-cell table:style-name="ce80" table:formula="of:=[.I73]-[.C73]" office:value-type="time" office:time-value="PT00H00M01.443S" calcext:value-type="time">
            <text:p>00:00:01,443</text:p>
          </table:table-cell>
          <table:table-cell table:style-name="ce80" table:formula="of:=[.J73]-[.F73]" office:value-type="time" office:time-value="PT00H00M01.445S" calcext:value-type="time">
            <text:p>00:00:01,445</text:p>
          </table:table-cell>
          <table:table-cell table:style-name="ce8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5" office:value-type="time" office:time-value="PT02H43M51.216S" calcext:value-type="time">
            <text:p>02:43:51,216</text:p>
          </table:table-cell>
          <table:table-cell table:style-name="ce7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75" office:value-type="time" office:time-value="PT02H43M51.667S" calcext:value-type="time">
            <text:p>02:43:51,667</text:p>
          </table:table-cell>
          <table:table-cell table:style-name="ce75" office:value-type="time" office:time-value="PT01H42M32.614S" calcext:value-type="time">
            <text:p>01:42:32,614</text:p>
          </table:table-cell>
          <table:table-cell table:style-name="ce80" table:formula="of:=[.M74]-[.N74]" office:value-type="time" office:time-value="PT01H01M19.053S" calcext:value-type="time">
            <text:p>01:01:19,053</text:p>
          </table:table-cell>
          <table:table-cell table:style-name="ce80" table:formula="of:=[.K74]-[.O74]" office:value-type="time" office:time-value="PT00H00M00.474S" calcext:value-type="time">
            <text:p>00:00:00,474</text:p>
          </table:table-cell>
          <table:table-cell table:style-name="ce85" office:value-type="float" office:value="-210" calcext:value-type="float">
            <text:p>-210</text:p>
          </table:table-cell>
          <table:table-cell table:style-name="ce8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0" table:formula="of:=[.P74]+[.R74]" office:value-type="time" office:time-value="PT00H00M00.264S" calcext:value-type="time">
            <text:p>00:00:00,264</text:p>
          </table:table-cell>
          <table:table-cell table:style-name="ce80" table:formula="of:=[.K74]+[.R74]" office:value-type="time" office:time-value="PT01H01M19.317S" calcext:value-type="time">
            <text:p>01:01:19,317</text:p>
          </table:table-cell>
          <table:table-cell table:style-name="ce80"/>
          <table:table-cell table:style-name="ce80" table:formula="of:=[.C74]-[.F74]" office:value-type="time" office:time-value="PT01H01M19.314S" calcext:value-type="time">
            <text:p>01:01:19,314</text:p>
          </table:table-cell>
          <table:table-cell table:style-name="ce80" table:formula="of:=[.I74]-[.C74]" office:value-type="time" office:time-value="PT00H00M06.345S" calcext:value-type="time">
            <text:p>00:00:06,345</text:p>
          </table:table-cell>
          <table:table-cell table:style-name="ce80" table:formula="of:=[.J74]-[.F74]" office:value-type="time" office:time-value="PT00H00M06.132S" calcext:value-type="time">
            <text:p>00:00:06,132</text:p>
          </table:table-cell>
          <table:table-cell table:style-name="ce8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5" office:value-type="time" office:time-value="PT02H46M04.315S" calcext:value-type="time">
            <text:p>02:46:04,315</text:p>
          </table:table-cell>
          <table:table-cell table:style-name="ce7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75" office:value-type="time" office:time-value="PT02H46M04.513S" calcext:value-type="time">
            <text:p>02:46:04,513</text:p>
          </table:table-cell>
          <table:table-cell table:style-name="ce75" office:value-type="time" office:time-value="PT02H13M27.727S" calcext:value-type="time">
            <text:p>02:13:27,727</text:p>
          </table:table-cell>
          <table:table-cell table:style-name="ce80" table:formula="of:=[.M75]-[.N75]" office:value-type="time" office:time-value="PT00H32M36.786S" calcext:value-type="time">
            <text:p>00:32:36,786</text:p>
          </table:table-cell>
          <table:table-cell table:style-name="ce80" table:formula="of:=[.K75]-[.O75]" office:value-type="time" office:time-value="PT00H00M00.266S" calcext:value-type="time">
            <text:p>00:00:00,266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0" table:formula="of:=[.P75]+[.R75]" office:value-type="time" office:time-value="PT00H00M00.006S" calcext:value-type="time">
            <text:p>00:00:00,006</text:p>
          </table:table-cell>
          <table:table-cell table:style-name="ce80" table:formula="of:=[.K75]+[.R75]" office:value-type="time" office:time-value="PT00H32M36.792S" calcext:value-type="time">
            <text:p>00:32:36,792</text:p>
          </table:table-cell>
          <table:table-cell table:style-name="ce80"/>
          <table:table-cell table:style-name="ce80" table:formula="of:=[.C75]-[.F75]" office:value-type="time" office:time-value="PT00H32M36.789S" calcext:value-type="time">
            <text:p>00:32:36,789</text:p>
          </table:table-cell>
          <table:table-cell table:style-name="ce80" table:formula="of:=[.I75]-[.C75]" office:value-type="time" office:time-value="PT00H00M23.966S" calcext:value-type="time">
            <text:p>00:00:23,966</text:p>
          </table:table-cell>
          <table:table-cell table:style-name="ce80" table:formula="of:=[.J75]-[.F75]" office:value-type="time" office:time-value="PT00H00M23.703S" calcext:value-type="time">
            <text:p>00:00:23,703</text:p>
          </table:table-cell>
          <table:table-cell table:style-name="ce8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5" office:value-type="time" office:time-value="PT02H54M26.905S" calcext:value-type="time">
            <text:p>02:54:26,905</text:p>
          </table:table-cell>
          <table:table-cell table:style-name="ce75" office:value-type="time" office:time-value="PT01H57M32.51S" calcext:value-type="time">
            <text:p>01:57:32,510</text:p>
          </table:table-cell>
          <table:table-cell table:formula="of:=[.I76]-[.J76]" office:value-type="time" office:time-value="PT00H56M54.395S" calcext:value-type="time">
            <text:p>00:56:54,395</text:p>
          </table:table-cell>
          <table:table-cell/>
          <table:table-cell table:style-name="ce75" office:value-type="time" office:time-value="PT02H54M30.643S" calcext:value-type="time">
            <text:p>02:54:30,643</text:p>
          </table:table-cell>
          <table:table-cell table:style-name="ce75" office:value-type="time" office:time-value="PT01H57M36.603S" calcext:value-type="time">
            <text:p>01:57:36,603</text:p>
          </table:table-cell>
          <table:table-cell table:style-name="ce80" table:formula="of:=[.M76]-[.N76]" office:value-type="time" office:time-value="PT00H56M54.04S" calcext:value-type="time">
            <text:p>00:56:54,040</text:p>
          </table:table-cell>
          <table:table-cell table:style-name="ce80" table:formula="of:=[.K76]-[.O76]" office:value-type="time" office:time-value="PT00H00M00.355S" calcext:value-type="time">
            <text:p>00:00:00,355</text:p>
          </table:table-cell>
          <table:table-cell table:style-name="ce85" office:value-type="float" office:value="-220" calcext:value-type="float">
            <text:p>-220</text:p>
          </table:table-cell>
          <table:table-cell table:style-name="ce8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0" table:formula="of:=[.P76]+[.R76]" office:value-type="time" office:time-value="PT00H00M00.135S" calcext:value-type="time">
            <text:p>00:00:00,135</text:p>
          </table:table-cell>
          <table:table-cell table:style-name="ce80" table:formula="of:=[.K76]+[.R76]" office:value-type="time" office:time-value="PT00H56M54.175S" calcext:value-type="time">
            <text:p>00:56:54,175</text:p>
          </table:table-cell>
          <table:table-cell table:style-name="ce80"/>
          <table:table-cell table:style-name="ce80" table:formula="of:=[.C76]-[.F76]" office:value-type="time" office:time-value="PT00H56M54.175S" calcext:value-type="time">
            <text:p>00:56:54,175</text:p>
          </table:table-cell>
          <table:table-cell table:style-name="ce80" table:formula="of:=[.I76]-[.C76]" office:value-type="time" office:time-value="PT00H00M03.312S" calcext:value-type="time">
            <text:p>00:00:03,312</text:p>
          </table:table-cell>
          <table:table-cell table:style-name="ce80" table:formula="of:=[.J76]-[.F76]" office:value-type="time" office:time-value="PT00H00M03.092S" calcext:value-type="time">
            <text:p>00:00:03,092</text:p>
          </table:table-cell>
          <table:table-cell table:style-name="ce80" table:formula="of:=[.X76]-[.W76]" office:value-type="time" office:time-value="-PT00H00M00.22S" calcext:value-type="time">
            <text:p>-00:00:00,220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5" office:value-type="time" office:time-value="PT02H55M02.671S" calcext:value-type="time">
            <text:p>02:55:02,671</text:p>
          </table:table-cell>
          <table:table-cell table:style-name="ce75" office:value-type="time" office:time-value="PT02H02M19.503S" calcext:value-type="time">
            <text:p>02:02:19,503</text:p>
          </table:table-cell>
          <table:table-cell table:formula="of:=[.I77]-[.J77]" office:value-type="time" office:time-value="PT00H52M43.168S" calcext:value-type="time">
            <text:p>00:52:43,168</text:p>
          </table:table-cell>
          <table:table-cell/>
          <table:table-cell table:style-name="ce75" office:value-type="time" office:time-value="PT02H55M03.55S" calcext:value-type="time">
            <text:p>02:55:03,550</text:p>
          </table:table-cell>
          <table:table-cell table:style-name="ce75" office:value-type="time" office:time-value="PT02H02M20.727S" calcext:value-type="time">
            <text:p>02:02:20,727</text:p>
          </table:table-cell>
          <table:table-cell table:style-name="ce80" table:formula="of:=[.M77]-[.N77]" office:value-type="time" office:time-value="PT00H52M42.823S" calcext:value-type="time">
            <text:p>00:52:42,823</text:p>
          </table:table-cell>
          <table:table-cell table:style-name="ce80" table:formula="of:=[.K77]-[.O77]" office:value-type="time" office:time-value="PT00H00M00.345S" calcext:value-type="time">
            <text:p>00:00:00,345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0" table:formula="of:=[.P77]+[.R77]" office:value-type="time" office:time-value="PT00H00M00.195S" calcext:value-type="time">
            <text:p>00:00:00,195</text:p>
          </table:table-cell>
          <table:table-cell table:style-name="ce80" table:formula="of:=[.K77]+[.R77]" office:value-type="time" office:time-value="PT00H52M43.018S" calcext:value-type="time">
            <text:p>00:52:43,018</text:p>
          </table:table-cell>
          <table:table-cell table:style-name="ce80"/>
          <table:table-cell table:style-name="ce80" table:formula="of:=[.C77]-[.F77]" office:value-type="time" office:time-value="PT00H52M43.018S" calcext:value-type="time">
            <text:p>00:52:43,018</text:p>
          </table:table-cell>
          <table:table-cell table:style-name="ce80" table:formula="of:=[.I77]-[.C77]" office:value-type="time" office:time-value="PT00H00M02.572S" calcext:value-type="time">
            <text:p>00:00:02,572</text:p>
          </table:table-cell>
          <table:table-cell table:style-name="ce80" table:formula="of:=[.J77]-[.F77]" office:value-type="time" office:time-value="PT00H00M02.422S" calcext:value-type="time">
            <text:p>00:00:02,422</text:p>
          </table:table-cell>
          <table:table-cell table:style-name="ce80" table:formula="of:=[.X77]-[.W77]" office:value-type="time" office:time-value="-PT00H00M00.15S" calcext:value-type="time">
            <text:p>-00:00:00,150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5" office:value-type="time" office:time-value="PT02H55M56.473S" calcext:value-type="time">
            <text:p>02:55:56,473</text:p>
          </table:table-cell>
          <table:table-cell table:style-name="ce7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75" office:value-type="time" office:time-value="PT02H56M00.481S" calcext:value-type="time">
            <text:p>02:56:00,481</text:p>
          </table:table-cell>
          <table:table-cell table:style-name="ce75" office:value-type="time" office:time-value="PT02H03M32.168S" calcext:value-type="time">
            <text:p>02:03:32,168</text:p>
          </table:table-cell>
          <table:table-cell table:style-name="ce80" table:formula="of:=[.M78]-[.N78]" office:value-type="time" office:time-value="PT00H52M28.313S" calcext:value-type="time">
            <text:p>00:52:28,313</text:p>
          </table:table-cell>
          <table:table-cell table:style-name="ce80" table:formula="of:=[.K78]-[.O78]" office:value-type="time" office:time-value="PT00H00M00.522S" calcext:value-type="time">
            <text:p>00:00:00,52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0" table:formula="of:=[.P78]+[.R78]" office:value-type="time" office:time-value="PT00H00M00.522S" calcext:value-type="time">
            <text:p>00:00:00,522</text:p>
          </table:table-cell>
          <table:table-cell table:style-name="ce80" table:formula="of:=[.K78]+[.R78]" office:value-type="time" office:time-value="PT00H52M28.835S" calcext:value-type="time">
            <text:p>00:52:28,835</text:p>
          </table:table-cell>
          <table:table-cell table:style-name="ce80"/>
          <table:table-cell table:style-name="ce80" table:formula="of:=[.C78]-[.F78]" office:value-type="time" office:time-value="PT00H52M28.833S" calcext:value-type="time">
            <text:p>00:52:28,833</text:p>
          </table:table-cell>
          <table:table-cell table:style-name="ce80" table:formula="of:=[.I78]-[.C78]" office:value-type="time" office:time-value="PT00H00M00.239S" calcext:value-type="time">
            <text:p>00:00:00,239</text:p>
          </table:table-cell>
          <table:table-cell table:style-name="ce80" table:formula="of:=[.J78]-[.F78]" office:value-type="time" office:time-value="PT00H00M00.237S" calcext:value-type="time">
            <text:p>00:00:00,237</text:p>
          </table:table-cell>
          <table:table-cell table:style-name="ce8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5" office:value-type="time" office:time-value="PT02H56M36.732S" calcext:value-type="time">
            <text:p>02:56:36,732</text:p>
          </table:table-cell>
          <table:table-cell table:style-name="ce7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75" office:value-type="time" office:time-value="PT02H56M36.892S" calcext:value-type="time">
            <text:p>02:56:36,892</text:p>
          </table:table-cell>
          <table:table-cell table:style-name="ce75" office:value-type="time" office:time-value="PT01H59M46.859S" calcext:value-type="time">
            <text:p>01:59:46,859</text:p>
          </table:table-cell>
          <table:table-cell table:style-name="ce80" table:formula="of:=[.M79]-[.N79]" office:value-type="time" office:time-value="PT00H56M50.033S" calcext:value-type="time">
            <text:p>00:56:50,033</text:p>
          </table:table-cell>
          <table:table-cell table:style-name="ce80" table:formula="of:=[.K79]-[.O79]" office:value-type="time" office:time-value="PT00H00M00.536S" calcext:value-type="time">
            <text:p>00:00:00,536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0" table:formula="of:=[.P79]+[.R79]" office:value-type="time" office:time-value="PT00H00M00.186S" calcext:value-type="time">
            <text:p>00:00:00,186</text:p>
          </table:table-cell>
          <table:table-cell table:style-name="ce80" table:formula="of:=[.K79]+[.R79]" office:value-type="time" office:time-value="PT00H56M50.219S" calcext:value-type="time">
            <text:p>00:56:50,219</text:p>
          </table:table-cell>
          <table:table-cell table:style-name="ce80"/>
          <table:table-cell table:style-name="ce80" table:formula="of:=[.C79]-[.F79]" office:value-type="time" office:time-value="PT00H56M50.224S" calcext:value-type="time">
            <text:p>00:56:50,224</text:p>
          </table:table-cell>
          <table:table-cell table:style-name="ce80" table:formula="of:=[.I79]-[.C79]" office:value-type="time" office:time-value="PT00H00M01.037S" calcext:value-type="time">
            <text:p>00:00:01,037</text:p>
          </table:table-cell>
          <table:table-cell table:style-name="ce80" table:formula="of:=[.J79]-[.F79]" office:value-type="time" office:time-value="PT00H00M00.692S" calcext:value-type="time">
            <text:p>00:00:00,692</text:p>
          </table:table-cell>
          <table:table-cell table:style-name="ce8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5" office:value-type="time" office:time-value="PT02H57M42.897S" calcext:value-type="time">
            <text:p>02:57:42,897</text:p>
          </table:table-cell>
          <table:table-cell table:style-name="ce7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75" office:value-type="time" office:time-value="PT02H57M45.128S" calcext:value-type="time">
            <text:p>02:57:45,128</text:p>
          </table:table-cell>
          <table:table-cell table:style-name="ce75" office:value-type="time" office:time-value="PT02H26M26.501S" calcext:value-type="time">
            <text:p>02:26:26,501</text:p>
          </table:table-cell>
          <table:table-cell table:style-name="ce80" table:formula="of:=[.M80]-[.N80]" office:value-type="time" office:time-value="PT00H31M18.627S" calcext:value-type="time">
            <text:p>00:31:18,627</text:p>
          </table:table-cell>
          <table:table-cell table:style-name="ce80" table:formula="of:=[.K80]-[.O80]" office:value-type="time" office:time-value="PT00H00M00.485S" calcext:value-type="time">
            <text:p>00:00:00,485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0" table:formula="of:=[.P80]+[.R80]" office:value-type="time" office:time-value="PT00H00M00.185S" calcext:value-type="time">
            <text:p>00:00:00,185</text:p>
          </table:table-cell>
          <table:table-cell table:style-name="ce80" table:formula="of:=[.K80]+[.R80]" office:value-type="time" office:time-value="PT00H31M18.812S" calcext:value-type="time">
            <text:p>00:31:18,812</text:p>
          </table:table-cell>
          <table:table-cell table:style-name="ce80"/>
          <table:table-cell table:style-name="ce80" table:formula="of:=[.C80]-[.F80]" office:value-type="time" office:time-value="PT00H31M18.814S" calcext:value-type="time">
            <text:p>00:31:18,814</text:p>
          </table:table-cell>
          <table:table-cell table:style-name="ce80" table:formula="of:=[.I80]-[.C80]" office:value-type="time" office:time-value="PT00H00M03.393S" calcext:value-type="time">
            <text:p>00:00:03,393</text:p>
          </table:table-cell>
          <table:table-cell table:style-name="ce80" table:formula="of:=[.J80]-[.F80]" office:value-type="time" office:time-value="PT00H00M03.095S" calcext:value-type="time">
            <text:p>00:00:03,095</text:p>
          </table:table-cell>
          <table:table-cell table:style-name="ce8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5" office:value-type="time" office:time-value="PT02H58M44.171S" calcext:value-type="time">
            <text:p>02:58:44,171</text:p>
          </table:table-cell>
          <table:table-cell table:style-name="ce7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75" office:value-type="time" office:time-value="PT02H58M46.898S" calcext:value-type="time">
            <text:p>02:58:46,898</text:p>
          </table:table-cell>
          <table:table-cell table:style-name="ce75" office:value-type="time" office:time-value="PT01H56M41.05S" calcext:value-type="time">
            <text:p>01:56:41,050</text:p>
          </table:table-cell>
          <table:table-cell table:style-name="ce80" table:formula="of:=[.M81]-[.N81]" office:value-type="time" office:time-value="PT01H02M05.848S" calcext:value-type="time">
            <text:p>01:02:05,848</text:p>
          </table:table-cell>
          <table:table-cell table:style-name="ce80" table:formula="of:=[.K81]-[.O81]" office:value-type="time" office:time-value="PT00H00M00.719S" calcext:value-type="time">
            <text:p>00:00:00,719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0" table:formula="of:=[.P81]+[.R81]" office:value-type="time" office:time-value="PT00H00M00.719S" calcext:value-type="time">
            <text:p>00:00:00,719</text:p>
          </table:table-cell>
          <table:table-cell table:style-name="ce80" table:formula="of:=[.K81]+[.R81]" office:value-type="time" office:time-value="PT01H02M06.567S" calcext:value-type="time">
            <text:p>01:02:06,567</text:p>
          </table:table-cell>
          <table:table-cell table:style-name="ce80"/>
          <table:table-cell table:style-name="ce80" table:formula="of:=[.C81]-[.F81]" office:value-type="time" office:time-value="PT01H02M06.566S" calcext:value-type="time">
            <text:p>01:02:06,566</text:p>
          </table:table-cell>
          <table:table-cell table:style-name="ce80" table:formula="of:=[.I81]-[.C81]" office:value-type="time" office:time-value="PT00H00M02.407S" calcext:value-type="time">
            <text:p>00:00:02,407</text:p>
          </table:table-cell>
          <table:table-cell table:style-name="ce80" table:formula="of:=[.J81]-[.F81]" office:value-type="time" office:time-value="PT00H00M02.406S" calcext:value-type="time">
            <text:p>00:00:02,406</text:p>
          </table:table-cell>
          <table:table-cell table:style-name="ce8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5" office:value-type="time" office:time-value="PT02H58M57.222S" calcext:value-type="time">
            <text:p>02:58:57,222</text:p>
          </table:table-cell>
          <table:table-cell table:style-name="ce7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75" office:value-type="time" office:time-value="PT02H58M56.281S" calcext:value-type="time">
            <text:p>02:58:56,281</text:p>
          </table:table-cell>
          <table:table-cell table:style-name="ce75" office:value-type="time" office:time-value="PT01H56M53.216S" calcext:value-type="time">
            <text:p>01:56:53,216</text:p>
          </table:table-cell>
          <table:table-cell table:style-name="ce80" table:formula="of:=[.M82]-[.N82]" office:value-type="time" office:time-value="PT01H02M03.065S" calcext:value-type="time">
            <text:p>01:02:03,065</text:p>
          </table:table-cell>
          <table:table-cell table:style-name="ce80" table:formula="of:=[.K82]-[.O82]" office:value-type="time" office:time-value="PT00H00M00.368S" calcext:value-type="time">
            <text:p>00:00:00,368</text:p>
          </table:table-cell>
          <table:table-cell table:style-name="ce85" office:value-type="float" office:value="-70" calcext:value-type="float">
            <text:p>-70</text:p>
          </table:table-cell>
          <table:table-cell table:style-name="ce8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0" table:formula="of:=[.P82]+[.R82]" office:value-type="time" office:time-value="PT00H00M00.298S" calcext:value-type="time">
            <text:p>00:00:00,298</text:p>
          </table:table-cell>
          <table:table-cell table:style-name="ce80" table:formula="of:=[.K82]+[.R82]" office:value-type="time" office:time-value="PT01H02M03.363S" calcext:value-type="time">
            <text:p>01:02:03,363</text:p>
          </table:table-cell>
          <table:table-cell table:style-name="ce80"/>
          <table:table-cell table:style-name="ce80" table:formula="of:=[.C82]-[.F82]" office:value-type="time" office:time-value="PT01H02M03.365S" calcext:value-type="time">
            <text:p>01:02:03,365</text:p>
          </table:table-cell>
          <table:table-cell table:style-name="ce80" table:formula="of:=[.I82]-[.C82]" office:value-type="time" office:time-value="PT00H00M02.101S" calcext:value-type="time">
            <text:p>00:00:02,101</text:p>
          </table:table-cell>
          <table:table-cell table:style-name="ce80" table:formula="of:=[.J82]-[.F82]" office:value-type="time" office:time-value="PT00H00M02.033S" calcext:value-type="time">
            <text:p>00:00:02,033</text:p>
          </table:table-cell>
          <table:table-cell table:style-name="ce8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5" office:value-type="time" office:time-value="PT02H58M59.475S" calcext:value-type="time">
            <text:p>02:58:59,475</text:p>
          </table:table-cell>
          <table:table-cell table:style-name="ce7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75" office:value-type="time" office:time-value="PT02H58M59.665S" calcext:value-type="time">
            <text:p>02:58:59,665</text:p>
          </table:table-cell>
          <table:table-cell table:style-name="ce75" office:value-type="time" office:time-value="PT01H57M09.959S" calcext:value-type="time">
            <text:p>01:57:09,959</text:p>
          </table:table-cell>
          <table:table-cell table:style-name="ce80" table:formula="of:=[.M83]-[.N83]" office:value-type="time" office:time-value="PT01H01M49.706S" calcext:value-type="time">
            <text:p>01:01:49,706</text:p>
          </table:table-cell>
          <table:table-cell table:style-name="ce80" table:formula="of:=[.K83]-[.O83]" office:value-type="time" office:time-value="PT00H00M00.4S" calcext:value-type="time">
            <text:p>00:00:00,400</text:p>
          </table:table-cell>
          <table:table-cell table:style-name="ce85" office:value-type="float" office:value="-200" calcext:value-type="float">
            <text:p>-200</text:p>
          </table:table-cell>
          <table:table-cell table:style-name="ce8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0" table:formula="of:=[.P83]+[.R83]" office:value-type="time" office:time-value="PT00H00M00.2S" calcext:value-type="time">
            <text:p>00:00:00,200</text:p>
          </table:table-cell>
          <table:table-cell table:style-name="ce80" table:formula="of:=[.K83]+[.R83]" office:value-type="time" office:time-value="PT01H01M49.906S" calcext:value-type="time">
            <text:p>01:01:49,906</text:p>
          </table:table-cell>
          <table:table-cell table:style-name="ce80"/>
          <table:table-cell table:style-name="ce80" table:formula="of:=[.C83]-[.F83]" office:value-type="time" office:time-value="PT01H01M49.902S" calcext:value-type="time">
            <text:p>01:01:49,902</text:p>
          </table:table-cell>
          <table:table-cell table:style-name="ce80" table:formula="of:=[.I83]-[.C83]" office:value-type="time" office:time-value="PT00H00M01.384S" calcext:value-type="time">
            <text:p>00:00:01,384</text:p>
          </table:table-cell>
          <table:table-cell table:style-name="ce80" table:formula="of:=[.J83]-[.F83]" office:value-type="time" office:time-value="PT00H00M01.18S" calcext:value-type="time">
            <text:p>00:00:01,180</text:p>
          </table:table-cell>
          <table:table-cell table:style-name="ce8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5" office:value-type="time" office:time-value="PT02H59M43.499S" calcext:value-type="time">
            <text:p>02:59:43,499</text:p>
          </table:table-cell>
          <table:table-cell table:style-name="ce7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75" office:value-type="time" office:time-value="PT02H59M42.406S" calcext:value-type="time">
            <text:p>02:59:42,406</text:p>
          </table:table-cell>
          <table:table-cell table:style-name="ce75" office:value-type="time" office:time-value="PT02H30M32.751S" calcext:value-type="time">
            <text:p>02:30:32,751</text:p>
          </table:table-cell>
          <table:table-cell table:style-name="ce80" table:formula="of:=[.M84]-[.N84]" office:value-type="time" office:time-value="PT00H29M09.655S" calcext:value-type="time">
            <text:p>00:29:09,655</text:p>
          </table:table-cell>
          <table:table-cell table:style-name="ce80" table:formula="of:=[.K84]-[.O84]" office:value-type="time" office:time-value="PT00H00M00.467S" calcext:value-type="time">
            <text:p>00:00:00,46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0" table:formula="of:=[.P84]+[.R84]" office:value-type="time" office:time-value="PT00H00M00.467S" calcext:value-type="time">
            <text:p>00:00:00,467</text:p>
          </table:table-cell>
          <table:table-cell table:style-name="ce80" table:formula="of:=[.K84]+[.R84]" office:value-type="time" office:time-value="PT00H29M10.122S" calcext:value-type="time">
            <text:p>00:29:10,122</text:p>
          </table:table-cell>
          <table:table-cell table:style-name="ce80"/>
          <table:table-cell table:style-name="ce80" table:formula="of:=[.C84]-[.F84]" office:value-type="time" office:time-value="PT00H29M10.124S" calcext:value-type="time">
            <text:p>00:29:10,124</text:p>
          </table:table-cell>
          <table:table-cell table:style-name="ce80" table:formula="of:=[.I84]-[.C84]" office:value-type="time" office:time-value="PT00H00M09.734S" calcext:value-type="time">
            <text:p>00:00:09,734</text:p>
          </table:table-cell>
          <table:table-cell table:style-name="ce80" table:formula="of:=[.J84]-[.F84]" office:value-type="time" office:time-value="PT00H00M09.736S" calcext:value-type="time">
            <text:p>00:00:09,736</text:p>
          </table:table-cell>
          <table:table-cell table:style-name="ce8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78" office:value-type="time" office:time-value="PT02H59M55.593S" calcext:value-type="time">
            <text:p>02:59:55,593</text:p>
          </table:table-cell>
          <table:table-cell table:style-name="ce78" office:value-type="time" office:time-value="PT00H01M05.041S" calcext:value-type="time">
            <text:p>00:01:05,041</text:p>
          </table:table-cell>
          <table:table-cell table:style-name="ce80" table:formula="of:=[.M85]-[.N85]" office:value-type="time" office:time-value="PT02H58M50.552S" calcext:value-type="time">
            <text:p>02:58:50,552</text:p>
          </table:table-cell>
          <table:table-cell table:style-name="ce80" table:formula="of:=[.K85]-[.O85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0" table:formula="of:=[.P85]+[.R85]" office:value-type="time" office:time-value="PT00H00M00S" calcext:value-type="time">
            <text:p>00:00:00,000</text:p>
          </table:table-cell>
          <table:table-cell table:style-name="ce80" table:formula="of:=[.K85]+[.R85]" office:value-type="time" office:time-value="PT02H58M50.552S" calcext:value-type="time">
            <text:p>02:58:50,552</text:p>
          </table:table-cell>
          <table:table-cell table:style-name="ce80"/>
          <table:table-cell table:style-name="ce80" table:formula="of:=[.C85]-[.F85]" office:value-type="time" office:time-value="PT02H58M50.552S" calcext:value-type="time">
            <text:p>02:58:50,552</text:p>
          </table:table-cell>
          <table:table-cell table:style-name="ce80" table:formula="of:=[.I85]-[.C85]" office:value-type="time" office:time-value="PT00H00M00S" calcext:value-type="time">
            <text:p>00:00:00,000</text:p>
          </table:table-cell>
          <table:table-cell table:style-name="ce80" table:formula="of:=[.J85]-[.F85]" office:value-type="time" office:time-value="PT00H00M00S" calcext:value-type="time">
            <text:p>00:00:00,000</text:p>
          </table:table-cell>
          <table:table-cell table:style-name="ce8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5" office:value-type="time" office:time-value="PT03H00M08.934S" calcext:value-type="time">
            <text:p>03:00:08,934</text:p>
          </table:table-cell>
          <table:table-cell table:style-name="ce7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75" office:value-type="time" office:time-value="PT03H00M05.898S" calcext:value-type="time">
            <text:p>03:00:05,898</text:p>
          </table:table-cell>
          <table:table-cell table:style-name="ce75" office:value-type="time" office:time-value="PT00H01M40.663S" calcext:value-type="time">
            <text:p>00:01:40,663</text:p>
          </table:table-cell>
          <table:table-cell table:style-name="ce80" table:formula="of:=[.M86]-[.N86]" office:value-type="time" office:time-value="PT02H58M25.235S" calcext:value-type="time">
            <text:p>02:58:25,235</text:p>
          </table:table-cell>
          <table:table-cell table:style-name="ce80" table:formula="of:=[.K86]-[.O86]" office:value-type="time" office:time-value="PT00H00M00.481S" calcext:value-type="time">
            <text:p>00:00:00,481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0" table:formula="of:=[.P86]+[.R86]" office:value-type="time" office:time-value="PT00H00M00.301S" calcext:value-type="time">
            <text:p>00:00:00,301</text:p>
          </table:table-cell>
          <table:table-cell table:style-name="ce80" table:formula="of:=[.K86]+[.R86]" office:value-type="time" office:time-value="PT02H58M25.536S" calcext:value-type="time">
            <text:p>02:58:25,536</text:p>
          </table:table-cell>
          <table:table-cell table:style-name="ce80"/>
          <table:table-cell table:style-name="ce80" table:formula="of:=[.C86]-[.F86]" office:value-type="time" office:time-value="PT02H58M25.533S" calcext:value-type="time">
            <text:p>02:58:25,533</text:p>
          </table:table-cell>
          <table:table-cell table:style-name="ce80" table:formula="of:=[.I86]-[.C86]" office:value-type="time" office:time-value="PT00H00M04.075S" calcext:value-type="time">
            <text:p>00:00:04,075</text:p>
          </table:table-cell>
          <table:table-cell table:style-name="ce80" table:formula="of:=[.J86]-[.F86]" office:value-type="time" office:time-value="PT00H00M03.892S" calcext:value-type="time">
            <text:p>00:00:03,892</text:p>
          </table:table-cell>
          <table:table-cell table:style-name="ce8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5" office:value-type="time" office:time-value="PT03H00M37.877S" calcext:value-type="time">
            <text:p>03:00:37,877</text:p>
          </table:table-cell>
          <table:table-cell table:style-name="ce7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75" office:value-type="time" office:time-value="PT03H00M36.052S" calcext:value-type="time">
            <text:p>03:00:36,052</text:p>
          </table:table-cell>
          <table:table-cell table:style-name="ce75" office:value-type="time" office:time-value="PT00H03M25.138S" calcext:value-type="time">
            <text:p>00:03:25,138</text:p>
          </table:table-cell>
          <table:table-cell table:style-name="ce80" table:formula="of:=[.M87]-[.N87]" office:value-type="time" office:time-value="PT02H57M10.914S" calcext:value-type="time">
            <text:p>02:57:10,914</text:p>
          </table:table-cell>
          <table:table-cell table:style-name="ce80" table:formula="of:=[.K87]-[.O87]" office:value-type="time" office:time-value="PT00H00M00.505S" calcext:value-type="time">
            <text:p>00:00:00,505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0" table:formula="of:=[.P87]+[.R87]" office:value-type="time" office:time-value="PT00H00M00.455S" calcext:value-type="time">
            <text:p>00:00:00,455</text:p>
          </table:table-cell>
          <table:table-cell table:style-name="ce80" table:formula="of:=[.K87]+[.R87]" office:value-type="time" office:time-value="PT02H57M11.369S" calcext:value-type="time">
            <text:p>02:57:11,369</text:p>
          </table:table-cell>
          <table:table-cell table:style-name="ce80"/>
          <table:table-cell table:style-name="ce80" table:formula="of:=[.C87]-[.F87]" office:value-type="time" office:time-value="PT02H57M11.374S" calcext:value-type="time">
            <text:p>02:57:11,374</text:p>
          </table:table-cell>
          <table:table-cell table:style-name="ce80" table:formula="of:=[.I87]-[.C87]" office:value-type="time" office:time-value="PT00H00M02.99S" calcext:value-type="time">
            <text:p>00:00:02,990</text:p>
          </table:table-cell>
          <table:table-cell table:style-name="ce80" table:formula="of:=[.J87]-[.F87]" office:value-type="time" office:time-value="PT00H00M02.945S" calcext:value-type="time">
            <text:p>00:00:02,945</text:p>
          </table:table-cell>
          <table:table-cell table:style-name="ce8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5" office:value-type="time" office:time-value="PT03H01M47.136S" calcext:value-type="time">
            <text:p>03:01:47,136</text:p>
          </table:table-cell>
          <table:table-cell table:style-name="ce75" office:value-type="time" office:time-value="PT00H05M28.735S" calcext:value-type="time">
            <text:p>00:05:28,735</text:p>
          </table:table-cell>
          <table:table-cell table:formula="of:=[.I88]-[.J88]" office:value-type="time" office:time-value="PT02H56M18.401S" calcext:value-type="time">
            <text:p>02:56:18,401</text:p>
          </table:table-cell>
          <table:table-cell/>
          <table:table-cell table:style-name="ce75" office:value-type="time" office:time-value="PT03H01M45.783S" calcext:value-type="time">
            <text:p>03:01:45,783</text:p>
          </table:table-cell>
          <table:table-cell table:style-name="ce75" office:value-type="time" office:time-value="PT00H05M27.883S" calcext:value-type="time">
            <text:p>00:05:27,883</text:p>
          </table:table-cell>
          <table:table-cell table:style-name="ce80" table:formula="of:=[.M88]-[.N88]" office:value-type="time" office:time-value="PT02H56M17.9S" calcext:value-type="time">
            <text:p>02:56:17,900</text:p>
          </table:table-cell>
          <table:table-cell table:style-name="ce80" table:formula="of:=[.K88]-[.O88]" office:value-type="time" office:time-value="PT00H00M00.501S" calcext:value-type="time">
            <text:p>00:00:00,501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0" table:formula="of:=[.P88]+[.R88]" office:value-type="time" office:time-value="PT00H00M00.501S" calcext:value-type="time">
            <text:p>00:00:00,501</text:p>
          </table:table-cell>
          <table:table-cell table:style-name="ce80" table:formula="of:=[.K88]+[.R88]" office:value-type="time" office:time-value="PT02H56M18.401S" calcext:value-type="time">
            <text:p>02:56:18,401</text:p>
          </table:table-cell>
          <table:table-cell table:style-name="ce80"/>
          <table:table-cell table:style-name="ce80" table:formula="of:=[.C88]-[.F88]" office:value-type="time" office:time-value="PT02H56M18.399S" calcext:value-type="time">
            <text:p>02:56:18,399</text:p>
          </table:table-cell>
          <table:table-cell table:style-name="ce80" table:formula="of:=[.I88]-[.C88]" office:value-type="time" office:time-value="PT00H00M00.224S" calcext:value-type="time">
            <text:p>00:00:00,224</text:p>
          </table:table-cell>
          <table:table-cell table:style-name="ce80" table:formula="of:=[.J88]-[.F88]" office:value-type="time" office:time-value="PT00H00M00.222S" calcext:value-type="time">
            <text:p>00:00:00,222</text:p>
          </table:table-cell>
          <table:table-cell table:style-name="ce80" table:formula="of:=[.X88]-[.W8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5" office:value-type="time" office:time-value="PT03H03M40.646S" calcext:value-type="time">
            <text:p>03:03:40,646</text:p>
          </table:table-cell>
          <table:table-cell table:style-name="ce7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75" office:value-type="time" office:time-value="PT03H03M37.441S" calcext:value-type="time">
            <text:p>03:03:37,441</text:p>
          </table:table-cell>
          <table:table-cell table:style-name="ce75" office:value-type="time" office:time-value="PT00H08M45.725S" calcext:value-type="time">
            <text:p>00:08:45,725</text:p>
          </table:table-cell>
          <table:table-cell table:style-name="ce80" table:formula="of:=[.M89]-[.N89]" office:value-type="time" office:time-value="PT02H54M51.716S" calcext:value-type="time">
            <text:p>02:54:51,716</text:p>
          </table:table-cell>
          <table:table-cell table:style-name="ce80" table:formula="of:=[.K89]-[.O89]" office:value-type="time" office:time-value="PT00H00M00.487S" calcext:value-type="time">
            <text:p>00:00:00,48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0" table:formula="of:=[.P89]+[.R89]" office:value-type="time" office:time-value="PT00H00M00.187S" calcext:value-type="time">
            <text:p>00:00:00,187</text:p>
          </table:table-cell>
          <table:table-cell table:style-name="ce80" table:formula="of:=[.K89]+[.R89]" office:value-type="time" office:time-value="PT02H54M51.903S" calcext:value-type="time">
            <text:p>02:54:51,903</text:p>
          </table:table-cell>
          <table:table-cell table:style-name="ce80"/>
          <table:table-cell table:style-name="ce80" table:formula="of:=[.C89]-[.F89]" office:value-type="time" office:time-value="PT02H54M51.903S" calcext:value-type="time">
            <text:p>02:54:51,903</text:p>
          </table:table-cell>
          <table:table-cell table:style-name="ce80" table:formula="of:=[.I89]-[.C89]" office:value-type="time" office:time-value="PT00H00M02.616S" calcext:value-type="time">
            <text:p>00:00:02,616</text:p>
          </table:table-cell>
          <table:table-cell table:style-name="ce80" table:formula="of:=[.J89]-[.F89]" office:value-type="time" office:time-value="PT00H00M02.316S" calcext:value-type="time">
            <text:p>00:00:02,316</text:p>
          </table:table-cell>
          <table:table-cell table:style-name="ce8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5" office:value-type="time" office:time-value="PT03H04M22.991S" calcext:value-type="time">
            <text:p>03:04:22,991</text:p>
          </table:table-cell>
          <table:table-cell table:style-name="ce7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75" office:value-type="time" office:time-value="PT03H04M19.398S" calcext:value-type="time">
            <text:p>03:04:19,398</text:p>
          </table:table-cell>
          <table:table-cell table:style-name="ce75" office:value-type="time" office:time-value="PT00H10M07.284S" calcext:value-type="time">
            <text:p>00:10:07,284</text:p>
          </table:table-cell>
          <table:table-cell table:style-name="ce80" table:formula="of:=[.M90]-[.N90]" office:value-type="time" office:time-value="PT02H54M12.114S" calcext:value-type="time">
            <text:p>02:54:12,114</text:p>
          </table:table-cell>
          <table:table-cell table:style-name="ce80" table:formula="of:=[.K90]-[.O90]" office:value-type="time" office:time-value="PT00H00M00.496S" calcext:value-type="time">
            <text:p>00:00:00,49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0" table:formula="of:=[.P90]+[.R90]" office:value-type="time" office:time-value="PT00H00M00.496S" calcext:value-type="time">
            <text:p>00:00:00,496</text:p>
          </table:table-cell>
          <table:table-cell table:style-name="ce80" table:formula="of:=[.K90]+[.R90]" office:value-type="time" office:time-value="PT02H54M12.61S" calcext:value-type="time">
            <text:p>02:54:12,610</text:p>
          </table:table-cell>
          <table:table-cell table:style-name="ce80"/>
          <table:table-cell table:style-name="ce80" table:formula="of:=[.C90]-[.F90]" office:value-type="time" office:time-value="PT02H54M12.613S" calcext:value-type="time">
            <text:p>02:54:12,613</text:p>
          </table:table-cell>
          <table:table-cell table:style-name="ce80" table:formula="of:=[.I90]-[.C90]" office:value-type="time" office:time-value="PT00H00M01.669S" calcext:value-type="time">
            <text:p>00:00:01,669</text:p>
          </table:table-cell>
          <table:table-cell table:style-name="ce80" table:formula="of:=[.J90]-[.F90]" office:value-type="time" office:time-value="PT00H00M01.672S" calcext:value-type="time">
            <text:p>00:00:01,672</text:p>
          </table:table-cell>
          <table:table-cell table:style-name="ce8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5" office:value-type="time" office:time-value="PT03H04M55.095S" calcext:value-type="time">
            <text:p>03:04:55,095</text:p>
          </table:table-cell>
          <table:table-cell table:style-name="ce7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75" office:value-type="time" office:time-value="PT03H04M56.937S" calcext:value-type="time">
            <text:p>03:04:56,937</text:p>
          </table:table-cell>
          <table:table-cell table:style-name="ce75" office:value-type="time" office:time-value="PT00H11M02.842S" calcext:value-type="time">
            <text:p>00:11:02,842</text:p>
          </table:table-cell>
          <table:table-cell table:style-name="ce80" table:formula="of:=[.M91]-[.N91]" office:value-type="time" office:time-value="PT02H53M54.095S" calcext:value-type="time">
            <text:p>02:53:54,095</text:p>
          </table:table-cell>
          <table:table-cell table:style-name="ce80" table:formula="of:=[.K91]-[.O91]" office:value-type="time" office:time-value="PT00H00M00.452S" calcext:value-type="time">
            <text:p>00:00:00,452</text:p>
          </table:table-cell>
          <table:table-cell table:style-name="ce85" office:value-type="float" office:value="-4320" calcext:value-type="float">
            <text:p>-4320</text:p>
          </table:table-cell>
          <table:table-cell table:style-name="ce8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0" table:formula="of:=[.P91]+[.R91]" office:value-type="time" office:time-value="-PT00H00M03.868S" calcext:value-type="time">
            <text:p>-00:00:03,868</text:p>
          </table:table-cell>
          <table:table-cell table:style-name="ce80" table:formula="of:=[.K91]+[.R91]" office:value-type="time" office:time-value="PT02H53M50.227S" calcext:value-type="time">
            <text:p>02:53:50,227</text:p>
          </table:table-cell>
          <table:table-cell table:style-name="ce80"/>
          <table:table-cell table:style-name="ce80" table:formula="of:=[.C91]-[.F91]" office:value-type="time" office:time-value="PT02H53M50.229S" calcext:value-type="time">
            <text:p>02:53:50,229</text:p>
          </table:table-cell>
          <table:table-cell table:style-name="ce80" table:formula="of:=[.I91]-[.C91]" office:value-type="time" office:time-value="PT00H00M06.857S" calcext:value-type="time">
            <text:p>00:00:06,857</text:p>
          </table:table-cell>
          <table:table-cell table:style-name="ce80" table:formula="of:=[.J91]-[.F91]" office:value-type="time" office:time-value="PT00H00M02.539S" calcext:value-type="time">
            <text:p>00:00:02,539</text:p>
          </table:table-cell>
          <table:table-cell table:style-name="ce8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5" office:value-type="time" office:time-value="PT03H05M29.824S" calcext:value-type="time">
            <text:p>03:05:29,824</text:p>
          </table:table-cell>
          <table:table-cell table:style-name="ce7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75" office:value-type="time" office:time-value="PT03H05M31.556S" calcext:value-type="time">
            <text:p>03:05:31,556</text:p>
          </table:table-cell>
          <table:table-cell table:style-name="ce75" office:value-type="time" office:time-value="PT00H11M37.419S" calcext:value-type="time">
            <text:p>00:11:37,419</text:p>
          </table:table-cell>
          <table:table-cell table:style-name="ce80" table:formula="of:=[.M92]-[.N92]" office:value-type="time" office:time-value="PT02H53M54.137S" calcext:value-type="time">
            <text:p>02:53:54,137</text:p>
          </table:table-cell>
          <table:table-cell table:style-name="ce80" table:formula="of:=[.K92]-[.O92]" office:value-type="time" office:time-value="PT00H00M00.417S" calcext:value-type="time">
            <text:p>00:00:00,417</text:p>
          </table:table-cell>
          <table:table-cell table:style-name="ce85" office:value-type="float" office:value="-150" calcext:value-type="float">
            <text:p>-150</text:p>
          </table:table-cell>
          <table:table-cell table:style-name="ce8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0" table:formula="of:=[.P92]+[.R92]" office:value-type="time" office:time-value="PT00H00M00.267S" calcext:value-type="time">
            <text:p>00:00:00,267</text:p>
          </table:table-cell>
          <table:table-cell table:style-name="ce80" table:formula="of:=[.K92]+[.R92]" office:value-type="time" office:time-value="PT02H53M54.404S" calcext:value-type="time">
            <text:p>02:53:54,404</text:p>
          </table:table-cell>
          <table:table-cell table:style-name="ce80"/>
          <table:table-cell table:style-name="ce80" table:formula="of:=[.C92]-[.F92]" office:value-type="time" office:time-value="PT02H53M54.406S" calcext:value-type="time">
            <text:p>02:53:54,406</text:p>
          </table:table-cell>
          <table:table-cell table:style-name="ce80" table:formula="of:=[.I92]-[.C92]" office:value-type="time" office:time-value="PT00H00M03.083S" calcext:value-type="time">
            <text:p>00:00:03,083</text:p>
          </table:table-cell>
          <table:table-cell table:style-name="ce80" table:formula="of:=[.J92]-[.F92]" office:value-type="time" office:time-value="PT00H00M02.935S" calcext:value-type="time">
            <text:p>00:00:02,935</text:p>
          </table:table-cell>
          <table:table-cell table:style-name="ce8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5" office:value-type="time" office:time-value="PT03H06M16.916S" calcext:value-type="time">
            <text:p>03:06:16,916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3]-[.N93]" office:value-type="time" office:time-value="PT02H53M14.156S" calcext:value-type="time">
            <text:p>02:53:14,156</text:p>
          </table:table-cell>
          <table:table-cell table:style-name="ce80" table:formula="of:=[.K93]-[.O93]" office:value-type="time" office:time-value="PT00H00M00.408S" calcext:value-type="time">
            <text:p>00:00:00,408</text:p>
          </table:table-cell>
          <table:table-cell table:style-name="ce85" office:value-type="float" office:value="-50" calcext:value-type="float">
            <text:p>-50</text:p>
          </table:table-cell>
          <table:table-cell table:style-name="ce8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0" table:formula="of:=[.P93]+[.R93]" office:value-type="time" office:time-value="PT00H00M00.358S" calcext:value-type="time">
            <text:p>00:00:00,358</text:p>
          </table:table-cell>
          <table:table-cell table:style-name="ce80" table:formula="of:=[.K93]+[.R93]" office:value-type="time" office:time-value="PT02H53M14.514S" calcext:value-type="time">
            <text:p>02:53:14,514</text:p>
          </table:table-cell>
          <table:table-cell table:style-name="ce80"/>
          <table:table-cell table:style-name="ce80" table:formula="of:=[.C93]-[.F93]" office:value-type="time" office:time-value="PT02H53M14.515S" calcext:value-type="time">
            <text:p>02:53:14,515</text:p>
          </table:table-cell>
          <table:table-cell table:style-name="ce80" table:formula="of:=[.I93]-[.C93]" office:value-type="time" office:time-value="PT00H00M03.605S" calcext:value-type="time">
            <text:p>00:00:03,605</text:p>
          </table:table-cell>
          <table:table-cell table:style-name="ce80" table:formula="of:=[.J93]-[.F93]" office:value-type="time" office:time-value="PT00H00M03.556S" calcext:value-type="time">
            <text:p>00:00:03,556</text:p>
          </table:table-cell>
          <table:table-cell table:style-name="ce8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5" office:value-type="time" office:time-value="PT03H06M22.345S" calcext:value-type="time">
            <text:p>03:06:22,345</text:p>
          </table:table-cell>
          <table:table-cell table:style-name="ce7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75" office:value-type="time" office:time-value="PT03H06M16.508S" calcext:value-type="time">
            <text:p>03:06:16,508</text:p>
          </table:table-cell>
          <table:table-cell table:style-name="ce75" office:value-type="time" office:time-value="PT00H13M02.352S" calcext:value-type="time">
            <text:p>00:13:02,352</text:p>
          </table:table-cell>
          <table:table-cell table:style-name="ce80" table:formula="of:=[.M94]-[.N94]" office:value-type="time" office:time-value="PT02H53M14.156S" calcext:value-type="time">
            <text:p>02:53:14,156</text:p>
          </table:table-cell>
          <table:table-cell table:style-name="ce80" table:formula="of:=[.K94]-[.O94]" office:value-type="time" office:time-value="PT00H00M00.399S" calcext:value-type="time">
            <text:p>00:00:00,399</text:p>
          </table:table-cell>
          <table:table-cell table:style-name="ce85" office:value-type="float" office:value="-40" calcext:value-type="float">
            <text:p>-40</text:p>
          </table:table-cell>
          <table:table-cell table:style-name="ce8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0" table:formula="of:=[.P94]+[.R94]" office:value-type="time" office:time-value="PT00H00M00.359S" calcext:value-type="time">
            <text:p>00:00:00,359</text:p>
          </table:table-cell>
          <table:table-cell table:style-name="ce80" table:formula="of:=[.K94]+[.R94]" office:value-type="time" office:time-value="PT02H53M14.515S" calcext:value-type="time">
            <text:p>02:53:14,515</text:p>
          </table:table-cell>
          <table:table-cell table:style-name="ce80"/>
          <table:table-cell table:style-name="ce80" table:formula="of:=[.C94]-[.F94]" office:value-type="time" office:time-value="PT02H53M14.515S" calcext:value-type="time">
            <text:p>02:53:14,515</text:p>
          </table:table-cell>
          <table:table-cell table:style-name="ce80" table:formula="of:=[.I94]-[.C94]" office:value-type="time" office:time-value="PT00H00M03.362S" calcext:value-type="time">
            <text:p>00:00:03,362</text:p>
          </table:table-cell>
          <table:table-cell table:style-name="ce80" table:formula="of:=[.J94]-[.F94]" office:value-type="time" office:time-value="PT00H00M03.322S" calcext:value-type="time">
            <text:p>00:00:03,322</text:p>
          </table:table-cell>
          <table:table-cell table:style-name="ce8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5" office:value-type="time" office:time-value="PT03H06M35.431S" calcext:value-type="time">
            <text:p>03:06:35,431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75" office:value-type="time" office:time-value="PT03H06M34.975S" calcext:value-type="time">
            <text:p>03:06:34,975</text:p>
          </table:table-cell>
          <table:table-cell table:style-name="ce75" office:value-type="time" office:time-value="PT00H16M17.713S" calcext:value-type="time">
            <text:p>00:16:17,713</text:p>
          </table:table-cell>
          <table:table-cell table:style-name="ce80" table:formula="of:=[.M95]-[.N95]" office:value-type="time" office:time-value="PT02H50M17.262S" calcext:value-type="time">
            <text:p>02:50:17,262</text:p>
          </table:table-cell>
          <table:table-cell table:style-name="ce80" table:formula="of:=[.K95]-[.O95]" office:value-type="time" office:time-value="PT00H00M00.456S" calcext:value-type="time">
            <text:p>00:00:00,456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0" table:formula="of:=[.P95]+[.R95]" office:value-type="time" office:time-value="PT00H00M00.456S" calcext:value-type="time">
            <text:p>00:00:00,456</text:p>
          </table:table-cell>
          <table:table-cell table:style-name="ce80" table:formula="of:=[.K95]+[.R95]" office:value-type="time" office:time-value="PT02H50M17.718S" calcext:value-type="time">
            <text:p>02:50:17,718</text:p>
          </table:table-cell>
          <table:table-cell table:style-name="ce80"/>
          <table:table-cell table:style-name="ce80" table:formula="of:=[.C95]-[.F95]" office:value-type="time" office:time-value="PT02H50M17.713S" calcext:value-type="time">
            <text:p>02:50:17,713</text:p>
          </table:table-cell>
          <table:table-cell table:style-name="ce80" table:formula="of:=[.I95]-[.C95]" office:value-type="time" office:time-value="PT00H00M00.974S" calcext:value-type="time">
            <text:p>00:00:00,974</text:p>
          </table:table-cell>
          <table:table-cell table:style-name="ce80" table:formula="of:=[.J95]-[.F95]" office:value-type="time" office:time-value="PT00H00M00.969S" calcext:value-type="time">
            <text:p>00:00:00,969</text:p>
          </table:table-cell>
          <table:table-cell table:style-name="ce8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5" office:value-type="time" office:time-value="PT03H07M05.129S" calcext:value-type="time">
            <text:p>03:07:05,129</text:p>
          </table:table-cell>
          <table:table-cell table:style-name="ce7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75" office:value-type="time" office:time-value="PT03H07M09.898S" calcext:value-type="time">
            <text:p>03:07:09,898</text:p>
          </table:table-cell>
          <table:table-cell table:style-name="ce75" office:value-type="time" office:time-value="PT00H18M20.069S" calcext:value-type="time">
            <text:p>00:18:20,069</text:p>
          </table:table-cell>
          <table:table-cell table:style-name="ce80" table:formula="of:=[.M96]-[.N96]" office:value-type="time" office:time-value="PT02H48M49.829S" calcext:value-type="time">
            <text:p>02:48:49,829</text:p>
          </table:table-cell>
          <table:table-cell table:style-name="ce80" table:formula="of:=[.K96]-[.O96]" office:value-type="time" office:time-value="PT00H00M00.472S" calcext:value-type="time">
            <text:p>00:00:00,472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0" table:formula="of:=[.P96]+[.R96]" office:value-type="time" office:time-value="PT00H00M00.472S" calcext:value-type="time">
            <text:p>00:00:00,472</text:p>
          </table:table-cell>
          <table:table-cell table:style-name="ce80" table:formula="of:=[.K96]+[.R96]" office:value-type="time" office:time-value="PT02H48M50.301S" calcext:value-type="time">
            <text:p>02:48:50,301</text:p>
          </table:table-cell>
          <table:table-cell table:style-name="ce80"/>
          <table:table-cell table:style-name="ce80" table:formula="of:=[.C96]-[.F96]" office:value-type="time" office:time-value="PT02H48M50.31S" calcext:value-type="time">
            <text:p>02:48:50,310</text:p>
          </table:table-cell>
          <table:table-cell table:style-name="ce80" table:formula="of:=[.I96]-[.C96]" office:value-type="time" office:time-value="PT00H00M02.96S" calcext:value-type="time">
            <text:p>00:00:02,960</text:p>
          </table:table-cell>
          <table:table-cell table:style-name="ce80" table:formula="of:=[.J96]-[.F96]" office:value-type="time" office:time-value="PT00H00M02.969S" calcext:value-type="time">
            <text:p>00:00:02,969</text:p>
          </table:table-cell>
          <table:table-cell table:style-name="ce8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5" office:value-type="time" office:time-value="PT03H07M24.547S" calcext:value-type="time">
            <text:p>03:07:24,547</text:p>
          </table:table-cell>
          <table:table-cell table:style-name="ce7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75" office:value-type="time" office:time-value="PT03H07M30.042S" calcext:value-type="time">
            <text:p>03:07:30,042</text:p>
          </table:table-cell>
          <table:table-cell table:style-name="ce75" office:value-type="time" office:time-value="PT00H21M52.867S" calcext:value-type="time">
            <text:p>00:21:52,867</text:p>
          </table:table-cell>
          <table:table-cell table:style-name="ce80" table:formula="of:=[.M97]-[.N97]" office:value-type="time" office:time-value="PT02H45M37.175S" calcext:value-type="time">
            <text:p>02:45:37,175</text:p>
          </table:table-cell>
          <table:table-cell table:style-name="ce80" table:formula="of:=[.K97]-[.O97]" office:value-type="time" office:time-value="PT00H00M00.463S" calcext:value-type="time">
            <text:p>00:00:00,463</text:p>
          </table:table-cell>
          <table:table-cell table:style-name="ce85" office:value-type="float" office:value="-100" calcext:value-type="float">
            <text:p>-100</text:p>
          </table:table-cell>
          <table:table-cell table:style-name="ce8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0" table:formula="of:=[.P97]+[.R97]" office:value-type="time" office:time-value="PT00H00M00.363S" calcext:value-type="time">
            <text:p>00:00:00,363</text:p>
          </table:table-cell>
          <table:table-cell table:style-name="ce80" table:formula="of:=[.K97]+[.R97]" office:value-type="time" office:time-value="PT02H45M37.538S" calcext:value-type="time">
            <text:p>02:45:37,538</text:p>
          </table:table-cell>
          <table:table-cell table:style-name="ce80"/>
          <table:table-cell table:style-name="ce80" table:formula="of:=[.C97]-[.F97]" office:value-type="time" office:time-value="PT02H45M37.543S" calcext:value-type="time">
            <text:p>02:45:37,543</text:p>
          </table:table-cell>
          <table:table-cell table:style-name="ce80" table:formula="of:=[.I97]-[.C97]" office:value-type="time" office:time-value="PT00H00M00.514S" calcext:value-type="time">
            <text:p>00:00:00,514</text:p>
          </table:table-cell>
          <table:table-cell table:style-name="ce80" table:formula="of:=[.J97]-[.F97]" office:value-type="time" office:time-value="PT00H00M00.419S" calcext:value-type="time">
            <text:p>00:00:00,419</text:p>
          </table:table-cell>
          <table:table-cell table:style-name="ce8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5" office:value-type="time" office:time-value="PT03H08M25.798S" calcext:value-type="time">
            <text:p>03:08:25,798</text:p>
          </table:table-cell>
          <table:table-cell table:style-name="ce7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75" office:value-type="time" office:time-value="PT03H08M27.856S" calcext:value-type="time">
            <text:p>03:08:27,856</text:p>
          </table:table-cell>
          <table:table-cell table:style-name="ce75" office:value-type="time" office:time-value="PT00H34M37.925S" calcext:value-type="time">
            <text:p>00:34:37,925</text:p>
          </table:table-cell>
          <table:table-cell table:style-name="ce80" table:formula="of:=[.M98]-[.N98]" office:value-type="time" office:time-value="PT02H33M49.931S" calcext:value-type="time">
            <text:p>02:33:49,931</text:p>
          </table:table-cell>
          <table:table-cell table:style-name="ce80" table:formula="of:=[.K98]-[.O98]" office:value-type="time" office:time-value="PT00H00M00.373S" calcext:value-type="time">
            <text:p>00:00:00,373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0" table:formula="of:=[.P98]+[.R98]" office:value-type="time" office:time-value="PT00H00M00.103S" calcext:value-type="time">
            <text:p>00:00:00,103</text:p>
          </table:table-cell>
          <table:table-cell table:style-name="ce80" table:formula="of:=[.K98]+[.R98]" office:value-type="time" office:time-value="PT02H33M50.034S" calcext:value-type="time">
            <text:p>02:33:50,034</text:p>
          </table:table-cell>
          <table:table-cell table:style-name="ce80"/>
          <table:table-cell table:style-name="ce80" table:formula="of:=[.C98]-[.F98]" office:value-type="time" office:time-value="PT02H33M50.03S" calcext:value-type="time">
            <text:p>02:33:50,030</text:p>
          </table:table-cell>
          <table:table-cell table:style-name="ce80" table:formula="of:=[.I98]-[.C98]" office:value-type="time" office:time-value="PT00H00M03.305S" calcext:value-type="time">
            <text:p>00:00:03,305</text:p>
          </table:table-cell>
          <table:table-cell table:style-name="ce80" table:formula="of:=[.J98]-[.F98]" office:value-type="time" office:time-value="PT00H00M03.031S" calcext:value-type="time">
            <text:p>00:00:03,031</text:p>
          </table:table-cell>
          <table:table-cell table:style-name="ce8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5" office:value-type="time" office:time-value="PT03H13M04.616S" calcext:value-type="time">
            <text:p>03:13:04,616</text:p>
          </table:table-cell>
          <table:table-cell table:style-name="ce75" office:value-type="time" office:time-value="PT00H40M01.674S" calcext:value-type="time">
            <text:p>00:40:01,674</text:p>
          </table:table-cell>
          <table:table-cell table:formula="of:=[.I99]-[.J99]" office:value-type="time" office:time-value="PT02H33M02.942S" calcext:value-type="time">
            <text:p>02:33:02,942</text:p>
          </table:table-cell>
          <table:table-cell/>
          <table:table-cell table:style-name="ce75" office:value-type="time" office:time-value="PT03H13M06.009S" calcext:value-type="time">
            <text:p>03:13:06,009</text:p>
          </table:table-cell>
          <table:table-cell table:style-name="ce75" office:value-type="time" office:time-value="PT00H40M03.582S" calcext:value-type="time">
            <text:p>00:40:03,582</text:p>
          </table:table-cell>
          <table:table-cell table:style-name="ce80" table:formula="of:=[.M99]-[.N99]" office:value-type="time" office:time-value="PT02H33M02.427S" calcext:value-type="time">
            <text:p>02:33:02,427</text:p>
          </table:table-cell>
          <table:table-cell table:style-name="ce80" table:formula="of:=[.K99]-[.O99]" office:value-type="time" office:time-value="PT00H00M00.515S" calcext:value-type="time">
            <text:p>00:00:00,515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0" table:formula="of:=[.P99]+[.R99]" office:value-type="time" office:time-value="PT00H00M00.265S" calcext:value-type="time">
            <text:p>00:00:00,265</text:p>
          </table:table-cell>
          <table:table-cell table:style-name="ce80" table:formula="of:=[.K99]+[.R99]" office:value-type="time" office:time-value="PT02H33M02.692S" calcext:value-type="time">
            <text:p>02:33:02,692</text:p>
          </table:table-cell>
          <table:table-cell table:style-name="ce80"/>
          <table:table-cell table:style-name="ce80" table:formula="of:=[.C99]-[.F99]" office:value-type="time" office:time-value="PT02H33M02.696S" calcext:value-type="time">
            <text:p>02:33:02,696</text:p>
          </table:table-cell>
          <table:table-cell table:style-name="ce80" table:formula="of:=[.I99]-[.C99]" office:value-type="time" office:time-value="PT00H00M10.346S" calcext:value-type="time">
            <text:p>00:00:10,346</text:p>
          </table:table-cell>
          <table:table-cell table:style-name="ce80" table:formula="of:=[.J99]-[.F99]" office:value-type="time" office:time-value="PT00H00M10.1S" calcext:value-type="time">
            <text:p>00:00:10,100</text:p>
          </table:table-cell>
          <table:table-cell table:style-name="ce80" table:formula="of:=[.X99]-[.W99]" office:value-type="time" office:time-value="-PT00H00M00.246S" calcext:value-type="time">
            <text:p>-00:00:00,246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5" office:value-type="time" office:time-value="PT03H14M24.112S" calcext:value-type="time">
            <text:p>03:14:24,112</text:p>
          </table:table-cell>
          <table:table-cell table:style-name="ce7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75" office:value-type="time" office:time-value="PT03H14M24.5S" calcext:value-type="time">
            <text:p>03:14:24,500</text:p>
          </table:table-cell>
          <table:table-cell table:style-name="ce75" office:value-type="time" office:time-value="PT00H25M20.722S" calcext:value-type="time">
            <text:p>00:25:20,722</text:p>
          </table:table-cell>
          <table:table-cell table:style-name="ce80" table:formula="of:=[.M100]-[.N100]" office:value-type="time" office:time-value="PT02H49M03.778S" calcext:value-type="time">
            <text:p>02:49:03,778</text:p>
          </table:table-cell>
          <table:table-cell table:style-name="ce80" table:formula="of:=[.K100]-[.O100]" office:value-type="time" office:time-value="PT00H00M00.488S" calcext:value-type="time">
            <text:p>00:00:00,488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0" table:formula="of:=[.P100]+[.R100]" office:value-type="time" office:time-value="PT00H00M00.488S" calcext:value-type="time">
            <text:p>00:00:00,488</text:p>
          </table:table-cell>
          <table:table-cell table:style-name="ce80" table:formula="of:=[.K100]+[.R100]" office:value-type="time" office:time-value="PT02H49M04.266S" calcext:value-type="time">
            <text:p>02:49:04,266</text:p>
          </table:table-cell>
          <table:table-cell table:style-name="ce80"/>
          <table:table-cell table:style-name="ce80" table:formula="of:=[.C100]-[.F100]" office:value-type="time" office:time-value="PT02H49M04.358S" calcext:value-type="time">
            <text:p>02:49:04,358</text:p>
          </table:table-cell>
          <table:table-cell table:style-name="ce80" table:formula="of:=[.I100]-[.C100]" office:value-type="time" office:time-value="PT00H00M02.112S" calcext:value-type="time">
            <text:p>00:00:02,112</text:p>
          </table:table-cell>
          <table:table-cell table:style-name="ce80" table:formula="of:=[.J100]-[.F100]" office:value-type="time" office:time-value="PT00H00M02.204S" calcext:value-type="time">
            <text:p>00:00:02,204</text:p>
          </table:table-cell>
          <table:table-cell table:style-name="ce8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5" office:value-type="time" office:time-value="PT03H15M31.137S" calcext:value-type="time">
            <text:p>03:15:31,137</text:p>
          </table:table-cell>
          <table:table-cell table:style-name="ce7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75" office:value-type="time" office:time-value="PT03H15M32.07S" calcext:value-type="time">
            <text:p>03:15:32,070</text:p>
          </table:table-cell>
          <table:table-cell table:style-name="ce75" office:value-type="time" office:time-value="PT00H41M42.293S" calcext:value-type="time">
            <text:p>00:41:42,293</text:p>
          </table:table-cell>
          <table:table-cell table:style-name="ce80" table:formula="of:=[.M101]-[.N101]" office:value-type="time" office:time-value="PT02H33M49.777S" calcext:value-type="time">
            <text:p>02:33:49,777</text:p>
          </table:table-cell>
          <table:table-cell table:style-name="ce80" table:formula="of:=[.K101]-[.O101]" office:value-type="time" office:time-value="PT00H00M00.485S" calcext:value-type="time">
            <text:p>00:00:00,485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0" table:formula="of:=[.P101]+[.R101]" office:value-type="time" office:time-value="PT00H00M00.125S" calcext:value-type="time">
            <text:p>00:00:00,125</text:p>
          </table:table-cell>
          <table:table-cell table:style-name="ce80" table:formula="of:=[.K101]+[.R101]" office:value-type="time" office:time-value="PT02H33M49.902S" calcext:value-type="time">
            <text:p>02:33:49,902</text:p>
          </table:table-cell>
          <table:table-cell table:style-name="ce80"/>
          <table:table-cell table:style-name="ce80" table:formula="of:=[.C101]-[.F101]" office:value-type="time" office:time-value="PT02H33M49.907S" calcext:value-type="time">
            <text:p>02:33:49,907</text:p>
          </table:table-cell>
          <table:table-cell table:style-name="ce80" table:formula="of:=[.I101]-[.C101]" office:value-type="time" office:time-value="PT00H00M37.918S" calcext:value-type="time">
            <text:p>00:00:37,918</text:p>
          </table:table-cell>
          <table:table-cell table:style-name="ce80" table:formula="of:=[.J101]-[.F101]" office:value-type="time" office:time-value="PT00H00M37.563S" calcext:value-type="time">
            <text:p>00:00:37,563</text:p>
          </table:table-cell>
          <table:table-cell table:style-name="ce8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5" office:value-type="time" office:time-value="PT03H20M22.742S" calcext:value-type="time">
            <text:p>03:20:22,742</text:p>
          </table:table-cell>
          <table:table-cell table:style-name="ce7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75" office:value-type="time" office:time-value="PT03H20M23.445S" calcext:value-type="time">
            <text:p>03:20:23,445</text:p>
          </table:table-cell>
          <table:table-cell table:style-name="ce75" office:value-type="time" office:time-value="PT00H46M35.937S" calcext:value-type="time">
            <text:p>00:46:35,937</text:p>
          </table:table-cell>
          <table:table-cell table:style-name="ce80" table:formula="of:=[.M102]-[.N102]" office:value-type="time" office:time-value="PT02H33M47.508S" calcext:value-type="time">
            <text:p>02:33:47,508</text:p>
          </table:table-cell>
          <table:table-cell table:style-name="ce80" table:formula="of:=[.K102]-[.O102]" office:value-type="time" office:time-value="PT00H00M00.464S" calcext:value-type="time">
            <text:p>00:00:00,464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0" table:formula="of:=[.P102]+[.R102]" office:value-type="time" office:time-value="PT00H00M00.164S" calcext:value-type="time">
            <text:p>00:00:00,164</text:p>
          </table:table-cell>
          <table:table-cell table:style-name="ce80" table:formula="of:=[.K102]+[.R102]" office:value-type="time" office:time-value="PT02H33M47.672S" calcext:value-type="time">
            <text:p>02:33:47,672</text:p>
          </table:table-cell>
          <table:table-cell table:style-name="ce80"/>
          <table:table-cell table:style-name="ce80" table:formula="of:=[.C102]-[.F102]" office:value-type="time" office:time-value="PT02H33M47.669S" calcext:value-type="time">
            <text:p>02:33:47,669</text:p>
          </table:table-cell>
          <table:table-cell table:style-name="ce80" table:formula="of:=[.I102]-[.C102]" office:value-type="time" office:time-value="PT00H00M01.764S" calcext:value-type="time">
            <text:p>00:00:01,764</text:p>
          </table:table-cell>
          <table:table-cell table:style-name="ce80" table:formula="of:=[.J102]-[.F102]" office:value-type="time" office:time-value="PT00H00M01.461S" calcext:value-type="time">
            <text:p>00:00:01,461</text:p>
          </table:table-cell>
          <table:table-cell table:style-name="ce8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5" office:value-type="time" office:time-value="PT03H26M28.656S" calcext:value-type="time">
            <text:p>03:26:28,656</text:p>
          </table:table-cell>
          <table:table-cell table:style-name="ce75" office:value-type="time" office:time-value="PT00H53M57.575S" calcext:value-type="time">
            <text:p>00:53:57,575</text:p>
          </table:table-cell>
          <table:table-cell table:formula="of:=[.I103]-[.J103]" office:value-type="time" office:time-value="PT02H32M31.081S" calcext:value-type="time">
            <text:p>02:32:31,081</text:p>
          </table:table-cell>
          <table:table-cell/>
          <table:table-cell table:style-name="ce75" office:value-type="time" office:time-value="PT03H26M27.27S" calcext:value-type="time">
            <text:p>03:26:27,270</text:p>
          </table:table-cell>
          <table:table-cell table:style-name="ce75" office:value-type="time" office:time-value="PT00H53M56.723S" calcext:value-type="time">
            <text:p>00:53:56,723</text:p>
          </table:table-cell>
          <table:table-cell table:style-name="ce80" table:formula="of:=[.M103]-[.N103]" office:value-type="time" office:time-value="PT02H32M30.547S" calcext:value-type="time">
            <text:p>02:32:30,547</text:p>
          </table:table-cell>
          <table:table-cell table:style-name="ce80" table:formula="of:=[.K103]-[.O103]" office:value-type="time" office:time-value="PT00H00M00.534S" calcext:value-type="time">
            <text:p>00:00:00,534</text:p>
          </table:table-cell>
          <table:table-cell table:style-name="ce85" office:value-type="float" office:value="840" calcext:value-type="float">
            <text:p>840</text:p>
          </table:table-cell>
          <table:table-cell table:style-name="ce8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0" table:formula="of:=[.P103]+[.R103]" office:value-type="time" office:time-value="PT00H00M01.374S" calcext:value-type="time">
            <text:p>00:00:01,374</text:p>
          </table:table-cell>
          <table:table-cell table:style-name="ce80" table:formula="of:=[.K103]+[.R103]" office:value-type="time" office:time-value="PT02H32M31.921S" calcext:value-type="time">
            <text:p>02:32:31,921</text:p>
          </table:table-cell>
          <table:table-cell table:style-name="ce80"/>
          <table:table-cell table:style-name="ce80" table:formula="of:=[.C103]-[.F103]" office:value-type="time" office:time-value="PT02H32M31.92S" calcext:value-type="time">
            <text:p>02:32:31,920</text:p>
          </table:table-cell>
          <table:table-cell table:style-name="ce80" table:formula="of:=[.I103]-[.C103]" office:value-type="time" office:time-value="-PT00H00M00.683S" calcext:value-type="time">
            <text:p>-00:00:00,683</text:p>
          </table:table-cell>
          <table:table-cell table:style-name="ce80" table:formula="of:=[.J103]-[.F103]" office:value-type="time" office:time-value="PT00H00M00.156S" calcext:value-type="time">
            <text:p>00:00:00,156</text:p>
          </table:table-cell>
          <table:table-cell table:style-name="ce80" table:formula="of:=[.X103]-[.W103]" office:value-type="time" office:time-value="PT00H00M00.839S" calcext:value-type="time">
            <text:p>00:00:00,839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5" office:value-type="time" office:time-value="PT03H26M37.014S" calcext:value-type="time">
            <text:p>03:26:37,014</text:p>
          </table:table-cell>
          <table:table-cell table:style-name="ce7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75" office:value-type="time" office:time-value="PT03H26M38.695S" calcext:value-type="time">
            <text:p>03:26:38,695</text:p>
          </table:table-cell>
          <table:table-cell table:style-name="ce75" office:value-type="time" office:time-value="PT00H54M08.136S" calcext:value-type="time">
            <text:p>00:54:08,136</text:p>
          </table:table-cell>
          <table:table-cell table:style-name="ce80" table:formula="of:=[.M104]-[.N104]" office:value-type="time" office:time-value="PT02H32M30.559S" calcext:value-type="time">
            <text:p>02:32:30,559</text:p>
          </table:table-cell>
          <table:table-cell table:style-name="ce80" table:formula="of:=[.K104]-[.O104]" office:value-type="time" office:time-value="PT00H00M00.517S" calcext:value-type="time">
            <text:p>00:00:00,517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0" table:formula="of:=[.P104]+[.R104]" office:value-type="time" office:time-value="PT00H00M00.217S" calcext:value-type="time">
            <text:p>00:00:00,217</text:p>
          </table:table-cell>
          <table:table-cell table:style-name="ce80" table:formula="of:=[.K104]+[.R104]" office:value-type="time" office:time-value="PT02H32M30.776S" calcext:value-type="time">
            <text:p>02:32:30,776</text:p>
          </table:table-cell>
          <table:table-cell table:style-name="ce80"/>
          <table:table-cell table:style-name="ce80" table:formula="of:=[.C104]-[.F104]" office:value-type="time" office:time-value="PT02H32M30.777S" calcext:value-type="time">
            <text:p>02:32:30,777</text:p>
          </table:table-cell>
          <table:table-cell table:style-name="ce80" table:formula="of:=[.I104]-[.C104]" office:value-type="time" office:time-value="PT00H00M04.981S" calcext:value-type="time">
            <text:p>00:00:04,981</text:p>
          </table:table-cell>
          <table:table-cell table:style-name="ce80" table:formula="of:=[.J104]-[.F104]" office:value-type="time" office:time-value="PT00H00M04.682S" calcext:value-type="time">
            <text:p>00:00:04,682</text:p>
          </table:table-cell>
          <table:table-cell table:style-name="ce8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5" office:value-type="time" office:time-value="PT03H26M52.945S" calcext:value-type="time">
            <text:p>03:26:52,945</text:p>
          </table:table-cell>
          <table:table-cell table:style-name="ce75" office:value-type="time" office:time-value="PT00H54M48.359S" calcext:value-type="time">
            <text:p>00:54:48,359</text:p>
          </table:table-cell>
          <table:table-cell table:formula="of:=[.I105]-[.J105]" office:value-type="time" office:time-value="PT02H32M04.586S" calcext:value-type="time">
            <text:p>02:32:04,586</text:p>
          </table:table-cell>
          <table:table-cell/>
          <table:table-cell table:style-name="ce75" office:value-type="time" office:time-value="PT03H26M54.213S" calcext:value-type="time">
            <text:p>03:26:54,213</text:p>
          </table:table-cell>
          <table:table-cell table:style-name="ce75" office:value-type="time" office:time-value="PT00H54M50.049S" calcext:value-type="time">
            <text:p>00:54:50,049</text:p>
          </table:table-cell>
          <table:table-cell table:style-name="ce80" table:formula="of:=[.M105]-[.N105]" office:value-type="time" office:time-value="PT02H32M04.164S" calcext:value-type="time">
            <text:p>02:32:04,164</text:p>
          </table:table-cell>
          <table:table-cell table:style-name="ce80" table:formula="of:=[.K105]-[.O105]" office:value-type="time" office:time-value="PT00H00M00.422S" calcext:value-type="time">
            <text:p>00:00:00,422</text:p>
          </table:table-cell>
          <table:table-cell table:style-name="ce85" office:value-type="float" office:value="-290" calcext:value-type="float">
            <text:p>-290</text:p>
          </table:table-cell>
          <table:table-cell table:style-name="ce8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0" table:formula="of:=[.P105]+[.R105]" office:value-type="time" office:time-value="PT00H00M00.132S" calcext:value-type="time">
            <text:p>00:00:00,132</text:p>
          </table:table-cell>
          <table:table-cell table:style-name="ce80" table:formula="of:=[.K105]+[.R105]" office:value-type="time" office:time-value="PT02H32M04.296S" calcext:value-type="time">
            <text:p>02:32:04,296</text:p>
          </table:table-cell>
          <table:table-cell table:style-name="ce80"/>
          <table:table-cell table:style-name="ce80" table:formula="of:=[.C105]-[.F105]" office:value-type="time" office:time-value="PT02H32M04.299S" calcext:value-type="time">
            <text:p>02:32:04,299</text:p>
          </table:table-cell>
          <table:table-cell table:style-name="ce80" table:formula="of:=[.I105]-[.C105]" office:value-type="time" office:time-value="PT00H00M04.389S" calcext:value-type="time">
            <text:p>00:00:04,389</text:p>
          </table:table-cell>
          <table:table-cell table:style-name="ce80" table:formula="of:=[.J105]-[.F105]" office:value-type="time" office:time-value="PT00H00M04.102S" calcext:value-type="time">
            <text:p>00:00:04,102</text:p>
          </table:table-cell>
          <table:table-cell table:style-name="ce80" table:formula="of:=[.X105]-[.W105]" office:value-type="time" office:time-value="-PT00H00M00.287S" calcext:value-type="time">
            <text:p>-00:00:00,287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5" office:value-type="time" office:time-value="PT03H27M36.332S" calcext:value-type="time">
            <text:p>03:27:36,332</text:p>
          </table:table-cell>
          <table:table-cell table:style-name="ce7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75" office:value-type="time" office:time-value="PT03H27M42.515S" calcext:value-type="time">
            <text:p>03:27:42,515</text:p>
          </table:table-cell>
          <table:table-cell table:style-name="ce75" office:value-type="time" office:time-value="PT00H55M47.859S" calcext:value-type="time">
            <text:p>00:55:47,859</text:p>
          </table:table-cell>
          <table:table-cell table:style-name="ce80" table:formula="of:=[.M106]-[.N106]" office:value-type="time" office:time-value="PT02H31M54.656S" calcext:value-type="time">
            <text:p>02:31:54,656</text:p>
          </table:table-cell>
          <table:table-cell table:style-name="ce80" table:formula="of:=[.K106]-[.O106]" office:value-type="time" office:time-value="PT00H00M00.404S" calcext:value-type="time">
            <text:p>00:00:00,404</text:p>
          </table:table-cell>
          <table:table-cell table:style-name="ce85" office:value-type="float" office:value="-60" calcext:value-type="float">
            <text:p>-60</text:p>
          </table:table-cell>
          <table:table-cell table:style-name="ce8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0" table:formula="of:=[.P106]+[.R106]" office:value-type="time" office:time-value="PT00H00M00.344S" calcext:value-type="time">
            <text:p>00:00:00,344</text:p>
          </table:table-cell>
          <table:table-cell table:style-name="ce80" table:formula="of:=[.K106]+[.R106]" office:value-type="time" office:time-value="PT02H31M55S" calcext:value-type="time">
            <text:p>02:31:55,000</text:p>
          </table:table-cell>
          <table:table-cell table:style-name="ce80"/>
          <table:table-cell table:style-name="ce80" table:formula="of:=[.C106]-[.F106]" office:value-type="time" office:time-value="PT02H31M54.996S" calcext:value-type="time">
            <text:p>02:31:54,996</text:p>
          </table:table-cell>
          <table:table-cell table:style-name="ce80" table:formula="of:=[.I106]-[.C106]" office:value-type="time" office:time-value="PT00H00M01.064S" calcext:value-type="time">
            <text:p>00:00:01,064</text:p>
          </table:table-cell>
          <table:table-cell table:style-name="ce80" table:formula="of:=[.J106]-[.F106]" office:value-type="time" office:time-value="PT00H00M01S" calcext:value-type="time">
            <text:p>00:00:01,000</text:p>
          </table:table-cell>
          <table:table-cell table:style-name="ce8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78" office:value-type="time" office:time-value="PT03H28M33.337S" calcext:value-type="time">
            <text:p>03:28:33,337</text:p>
          </table:table-cell>
          <table:table-cell table:style-name="ce78" office:value-type="time" office:time-value="PT00H57M24.042S" calcext:value-type="time">
            <text:p>00:57:24,042</text:p>
          </table:table-cell>
          <table:table-cell table:style-name="ce80" table:formula="of:=[.M107]-[.N107]" office:value-type="time" office:time-value="PT02H31M09.295S" calcext:value-type="time">
            <text:p>02:31:09,295</text:p>
          </table:table-cell>
          <table:table-cell table:style-name="ce80" table:formula="of:=[.K107]-[.O107]" office:value-type="time" office:time-value="PT00H00M00S" calcext:value-type="time">
            <text:p>00:00:00,000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0" table:formula="of:=[.P107]+[.R107]" office:value-type="time" office:time-value="PT00H00M00S" calcext:value-type="time">
            <text:p>00:00:00,000</text:p>
          </table:table-cell>
          <table:table-cell table:style-name="ce80" table:formula="of:=[.K107]+[.R107]" office:value-type="time" office:time-value="PT02H31M09.295S" calcext:value-type="time">
            <text:p>02:31:09,295</text:p>
          </table:table-cell>
          <table:table-cell table:style-name="ce80"/>
          <table:table-cell table:style-name="ce80" table:formula="of:=[.C107]-[.F107]" office:value-type="time" office:time-value="PT02H31M09.295S" calcext:value-type="time">
            <text:p>02:31:09,295</text:p>
          </table:table-cell>
          <table:table-cell table:style-name="ce80" table:formula="of:=[.I107]-[.C107]" office:value-type="time" office:time-value="PT00H00M00S" calcext:value-type="time">
            <text:p>00:00:00,000</text:p>
          </table:table-cell>
          <table:table-cell table:style-name="ce80" table:formula="of:=[.J107]-[.F107]" office:value-type="time" office:time-value="PT00H00M00S" calcext:value-type="time">
            <text:p>00:00:00,000</text:p>
          </table:table-cell>
          <table:table-cell table:style-name="ce8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5" office:value-type="time" office:time-value="PT03H29M13.924S" calcext:value-type="time">
            <text:p>03:29:13,924</text:p>
          </table:table-cell>
          <table:table-cell table:style-name="ce7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75" office:value-type="time" office:time-value="PT03H29M12.26S" calcext:value-type="time">
            <text:p>03:29:12,260</text:p>
          </table:table-cell>
          <table:table-cell table:style-name="ce75" office:value-type="time" office:time-value="PT00H58M12.169S" calcext:value-type="time">
            <text:p>00:58:12,169</text:p>
          </table:table-cell>
          <table:table-cell table:style-name="ce80" table:formula="of:=[.M108]-[.N108]" office:value-type="time" office:time-value="PT02H31M00.091S" calcext:value-type="time">
            <text:p>02:31:00,091</text:p>
          </table:table-cell>
          <table:table-cell table:style-name="ce80" table:formula="of:=[.K108]-[.O108]" office:value-type="time" office:time-value="PT00H00M00.512S" calcext:value-type="time">
            <text:p>00:00:00,512</text:p>
          </table:table-cell>
          <table:table-cell table:style-name="ce85" office:value-type="float" office:value="-410" calcext:value-type="float">
            <text:p>-410</text:p>
          </table:table-cell>
          <table:table-cell table:style-name="ce8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0" table:formula="of:=[.P108]+[.R108]" office:value-type="time" office:time-value="PT00H00M00.102S" calcext:value-type="time">
            <text:p>00:00:00,102</text:p>
          </table:table-cell>
          <table:table-cell table:style-name="ce80" table:formula="of:=[.K108]+[.R108]" office:value-type="time" office:time-value="PT02H31M00.193S" calcext:value-type="time">
            <text:p>02:31:00,193</text:p>
          </table:table-cell>
          <table:table-cell table:style-name="ce80"/>
          <table:table-cell table:style-name="ce80" table:formula="of:=[.C108]-[.F108]" office:value-type="time" office:time-value="PT02H31M00.196S" calcext:value-type="time">
            <text:p>02:31:00,196</text:p>
          </table:table-cell>
          <table:table-cell table:style-name="ce80" table:formula="of:=[.I108]-[.C108]" office:value-type="time" office:time-value="PT00H00M05.183S" calcext:value-type="time">
            <text:p>00:00:05,183</text:p>
          </table:table-cell>
          <table:table-cell table:style-name="ce80" table:formula="of:=[.J108]-[.F108]" office:value-type="time" office:time-value="PT00H00M04.776S" calcext:value-type="time">
            <text:p>00:00:04,776</text:p>
          </table:table-cell>
          <table:table-cell table:style-name="ce8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5" office:value-type="time" office:time-value="PT03H33M51.118S" calcext:value-type="time">
            <text:p>03:33:51,118</text:p>
          </table:table-cell>
          <table:table-cell table:style-name="ce7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75" office:value-type="time" office:time-value="PT03H33M24.354S" calcext:value-type="time">
            <text:p>03:33:24,354</text:p>
          </table:table-cell>
          <table:table-cell table:style-name="ce75" office:value-type="time" office:time-value="PT01H02M55.456S" calcext:value-type="time">
            <text:p>01:02:55,456</text:p>
          </table:table-cell>
          <table:table-cell table:style-name="ce80" table:formula="of:=[.M109]-[.N109]" office:value-type="time" office:time-value="PT02H30M28.898S" calcext:value-type="time">
            <text:p>02:30:28,898</text:p>
          </table:table-cell>
          <table:table-cell table:style-name="ce80" table:formula="of:=[.K109]-[.O109]" office:value-type="time" office:time-value="PT00H00M00.482S" calcext:value-type="time">
            <text:p>00:00:00,482</text:p>
          </table:table-cell>
          <table:table-cell table:style-name="ce85" office:value-type="float" office:value="-260" calcext:value-type="float">
            <text:p>-260</text:p>
          </table:table-cell>
          <table:table-cell table:style-name="ce8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0" table:formula="of:=[.P109]+[.R109]" office:value-type="time" office:time-value="PT00H00M00.222S" calcext:value-type="time">
            <text:p>00:00:00,222</text:p>
          </table:table-cell>
          <table:table-cell table:style-name="ce80" table:formula="of:=[.K109]+[.R109]" office:value-type="time" office:time-value="PT02H30M29.12S" calcext:value-type="time">
            <text:p>02:30:29,120</text:p>
          </table:table-cell>
          <table:table-cell table:style-name="ce80"/>
          <table:table-cell table:style-name="ce80" table:formula="of:=[.C109]-[.F109]" office:value-type="time" office:time-value="PT02H30M29.122S" calcext:value-type="time">
            <text:p>02:30:29,122</text:p>
          </table:table-cell>
          <table:table-cell table:style-name="ce80" table:formula="of:=[.I109]-[.C109]" office:value-type="time" office:time-value="PT00H00M26.498S" calcext:value-type="time">
            <text:p>00:00:26,498</text:p>
          </table:table-cell>
          <table:table-cell table:style-name="ce80" table:formula="of:=[.J109]-[.F109]" office:value-type="time" office:time-value="PT00H00M26.24S" calcext:value-type="time">
            <text:p>00:00:26,240</text:p>
          </table:table-cell>
          <table:table-cell table:style-name="ce8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5" office:value-type="time" office:time-value="PT03H38M16.894S" calcext:value-type="time">
            <text:p>03:38:16,894</text:p>
          </table:table-cell>
          <table:table-cell table:style-name="ce7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75" office:value-type="time" office:time-value="PT03H38M14.175S" calcext:value-type="time">
            <text:p>03:38:14,175</text:p>
          </table:table-cell>
          <table:table-cell table:style-name="ce75" office:value-type="time" office:time-value="PT01H12M55.434S" calcext:value-type="time">
            <text:p>01:12:55,434</text:p>
          </table:table-cell>
          <table:table-cell table:style-name="ce80" table:formula="of:=[.M110]-[.N110]" office:value-type="time" office:time-value="PT02H25M18.741S" calcext:value-type="time">
            <text:p>02:25:18,741</text:p>
          </table:table-cell>
          <table:table-cell table:style-name="ce80" table:formula="of:=[.K110]-[.O110]" office:value-type="time" office:time-value="PT00H00M00.329S" calcext:value-type="time">
            <text:p>00:00:00,329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0" table:formula="of:=[.P110]+[.R110]" office:value-type="time" office:time-value="PT00H00M00.079S" calcext:value-type="time">
            <text:p>00:00:00,079</text:p>
          </table:table-cell>
          <table:table-cell table:style-name="ce80" table:formula="of:=[.K110]+[.R110]" office:value-type="time" office:time-value="PT02H25M18.82S" calcext:value-type="time">
            <text:p>02:25:18,820</text:p>
          </table:table-cell>
          <table:table-cell table:style-name="ce80"/>
          <table:table-cell table:style-name="ce80" table:formula="of:=[.C110]-[.F110]" office:value-type="time" office:time-value="PT02H25M18.82S" calcext:value-type="time">
            <text:p>02:25:18,820</text:p>
          </table:table-cell>
          <table:table-cell table:style-name="ce80" table:formula="of:=[.I110]-[.C110]" office:value-type="time" office:time-value="PT00H00M23.182S" calcext:value-type="time">
            <text:p>00:00:23,182</text:p>
          </table:table-cell>
          <table:table-cell table:style-name="ce80" table:formula="of:=[.J110]-[.F110]" office:value-type="time" office:time-value="PT00H00M22.932S" calcext:value-type="time">
            <text:p>00:00:22,932</text:p>
          </table:table-cell>
          <table:table-cell table:style-name="ce8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5" office:value-type="time" office:time-value="PT03H41M08.684S" calcext:value-type="time">
            <text:p>03:41:08,684</text:p>
          </table:table-cell>
          <table:table-cell table:style-name="ce7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75" office:value-type="time" office:time-value="PT03H41M09.063S" calcext:value-type="time">
            <text:p>03:41:09,063</text:p>
          </table:table-cell>
          <table:table-cell table:style-name="ce75" office:value-type="time" office:time-value="PT01H15M52.652S" calcext:value-type="time">
            <text:p>01:15:52,652</text:p>
          </table:table-cell>
          <table:table-cell table:style-name="ce80" table:formula="of:=[.M111]-[.N111]" office:value-type="time" office:time-value="PT02H25M16.411S" calcext:value-type="time">
            <text:p>02:25:16,411</text:p>
          </table:table-cell>
          <table:table-cell table:style-name="ce80" table:formula="of:=[.K111]-[.O111]" office:value-type="time" office:time-value="PT00H00M00.553S" calcext:value-type="time">
            <text:p>00:00:00,553</text:p>
          </table:table-cell>
          <table:table-cell table:style-name="ce85" office:value-type="float" office:value="-430" calcext:value-type="float">
            <text:p>-430</text:p>
          </table:table-cell>
          <table:table-cell table:style-name="ce8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0" table:formula="of:=[.P111]+[.R111]" office:value-type="time" office:time-value="PT00H00M00.123S" calcext:value-type="time">
            <text:p>00:00:00,123</text:p>
          </table:table-cell>
          <table:table-cell table:style-name="ce80" table:formula="of:=[.K111]+[.R111]" office:value-type="time" office:time-value="PT02H25M16.534S" calcext:value-type="time">
            <text:p>02:25:16,534</text:p>
          </table:table-cell>
          <table:table-cell table:style-name="ce80"/>
          <table:table-cell table:style-name="ce80" table:formula="of:=[.C111]-[.F111]" office:value-type="time" office:time-value="PT02H25M16.538S" calcext:value-type="time">
            <text:p>02:25:16,538</text:p>
          </table:table-cell>
          <table:table-cell table:style-name="ce80" table:formula="of:=[.I111]-[.C111]" office:value-type="time" office:time-value="PT00H00M04.937S" calcext:value-type="time">
            <text:p>00:00:04,937</text:p>
          </table:table-cell>
          <table:table-cell table:style-name="ce80" table:formula="of:=[.J111]-[.F111]" office:value-type="time" office:time-value="PT00H00M04.511S" calcext:value-type="time">
            <text:p>00:00:04,511</text:p>
          </table:table-cell>
          <table:table-cell table:style-name="ce8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5" office:value-type="time" office:time-value="PT03H41M27.559S" calcext:value-type="time">
            <text:p>03:41:27,559</text:p>
          </table:table-cell>
          <table:table-cell table:style-name="ce7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75" office:value-type="time" office:time-value="PT03H41M29.001S" calcext:value-type="time">
            <text:p>03:41:29,001</text:p>
          </table:table-cell>
          <table:table-cell table:style-name="ce75" office:value-type="time" office:time-value="PT01H16M12.587S" calcext:value-type="time">
            <text:p>01:16:12,587</text:p>
          </table:table-cell>
          <table:table-cell table:style-name="ce80" table:formula="of:=[.M112]-[.N112]" office:value-type="time" office:time-value="PT02H25M16.414S" calcext:value-type="time">
            <text:p>02:25:16,414</text:p>
          </table:table-cell>
          <table:table-cell table:style-name="ce80" table:formula="of:=[.K112]-[.O112]" office:value-type="time" office:time-value="PT00H00M00.546S" calcext:value-type="time">
            <text:p>00:00:00,546</text:p>
          </table:table-cell>
          <table:table-cell table:style-name="ce85" office:value-type="float" office:value="-420" calcext:value-type="float">
            <text:p>-420</text:p>
          </table:table-cell>
          <table:table-cell table:style-name="ce8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0" table:formula="of:=[.P112]+[.R112]" office:value-type="time" office:time-value="PT00H00M00.126S" calcext:value-type="time">
            <text:p>00:00:00,126</text:p>
          </table:table-cell>
          <table:table-cell table:style-name="ce80" table:formula="of:=[.K112]+[.R112]" office:value-type="time" office:time-value="PT02H25M16.54S" calcext:value-type="time">
            <text:p>02:25:16,540</text:p>
          </table:table-cell>
          <table:table-cell table:style-name="ce80"/>
          <table:table-cell table:style-name="ce80" table:formula="of:=[.C112]-[.F112]" office:value-type="time" office:time-value="PT02H25M16.538S" calcext:value-type="time">
            <text:p>02:25:16,538</text:p>
          </table:table-cell>
          <table:table-cell table:style-name="ce80" table:formula="of:=[.I112]-[.C112]" office:value-type="time" office:time-value="PT00H00M01.373S" calcext:value-type="time">
            <text:p>00:00:01,373</text:p>
          </table:table-cell>
          <table:table-cell table:style-name="ce80" table:formula="of:=[.J112]-[.F112]" office:value-type="time" office:time-value="PT00H00M00.951S" calcext:value-type="time">
            <text:p>00:00:00,951</text:p>
          </table:table-cell>
          <table:table-cell table:style-name="ce8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5" office:value-type="time" office:time-value="PT03H43M21.208S" calcext:value-type="time">
            <text:p>03:43:21,208</text:p>
          </table:table-cell>
          <table:table-cell table:style-name="ce7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75" office:value-type="time" office:time-value="PT03H43M19.734S" calcext:value-type="time">
            <text:p>03:43:19,734</text:p>
          </table:table-cell>
          <table:table-cell table:style-name="ce75" office:value-type="time" office:time-value="PT01H18M05.155S" calcext:value-type="time">
            <text:p>01:18:05,155</text:p>
          </table:table-cell>
          <table:table-cell table:style-name="ce80" table:formula="of:=[.M113]-[.N113]" office:value-type="time" office:time-value="PT02H25M14.579S" calcext:value-type="time">
            <text:p>02:25:14,579</text:p>
          </table:table-cell>
          <table:table-cell table:style-name="ce80" table:formula="of:=[.K113]-[.O113]" office:value-type="time" office:time-value="PT00H00M00.505S" calcext:value-type="time">
            <text:p>00:00:00,505</text:p>
          </table:table-cell>
          <table:table-cell table:style-name="ce85" office:value-type="float" office:value="-500" calcext:value-type="float">
            <text:p>-500</text:p>
          </table:table-cell>
          <table:table-cell table:style-name="ce8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0" table:formula="of:=[.P113]+[.R113]" office:value-type="time" office:time-value="PT00H00M00.005S" calcext:value-type="time">
            <text:p>00:00:00,005</text:p>
          </table:table-cell>
          <table:table-cell table:style-name="ce80" table:formula="of:=[.K113]+[.R113]" office:value-type="time" office:time-value="PT02H25M14.584S" calcext:value-type="time">
            <text:p>02:25:14,584</text:p>
          </table:table-cell>
          <table:table-cell table:style-name="ce80"/>
          <table:table-cell table:style-name="ce80" table:formula="of:=[.C113]-[.F113]" office:value-type="time" office:time-value="PT02H25M14.582S" calcext:value-type="time">
            <text:p>02:25:14,582</text:p>
          </table:table-cell>
          <table:table-cell table:style-name="ce80" table:formula="of:=[.I113]-[.C113]" office:value-type="time" office:time-value="PT00H00M04.532S" calcext:value-type="time">
            <text:p>00:00:04,532</text:p>
          </table:table-cell>
          <table:table-cell table:style-name="ce80" table:formula="of:=[.J113]-[.F113]" office:value-type="time" office:time-value="PT00H00M04.03S" calcext:value-type="time">
            <text:p>00:00:04,030</text:p>
          </table:table-cell>
          <table:table-cell table:style-name="ce8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5" office:value-type="time" office:time-value="PT03H43M46.416S" calcext:value-type="time">
            <text:p>03:43:46,416</text:p>
          </table:table-cell>
          <table:table-cell table:style-name="ce7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75" office:value-type="time" office:time-value="PT03H43M46.808S" calcext:value-type="time">
            <text:p>03:43:46,808</text:p>
          </table:table-cell>
          <table:table-cell table:style-name="ce75" office:value-type="time" office:time-value="PT01H11M06.99S" calcext:value-type="time">
            <text:p>01:11:06,990</text:p>
          </table:table-cell>
          <table:table-cell table:style-name="ce80" table:formula="of:=[.M114]-[.N114]" office:value-type="time" office:time-value="PT02H32M39.818S" calcext:value-type="time">
            <text:p>02:32:39,818</text:p>
          </table:table-cell>
          <table:table-cell table:style-name="ce80" table:formula="of:=[.K114]-[.O114]" office:value-type="time" office:time-value="PT00H00M00.755S" calcext:value-type="time">
            <text:p>00:00:00,755</text:p>
          </table:table-cell>
          <table:table-cell table:style-name="ce85" office:value-type="float" office:value="-600" calcext:value-type="float">
            <text:p>-600</text:p>
          </table:table-cell>
          <table:table-cell table:style-name="ce8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0" table:formula="of:=[.P114]+[.R114]" office:value-type="time" office:time-value="PT00H00M00.155S" calcext:value-type="time">
            <text:p>00:00:00,155</text:p>
          </table:table-cell>
          <table:table-cell table:style-name="ce80" table:formula="of:=[.K114]+[.R114]" office:value-type="time" office:time-value="PT02H32M39.973S" calcext:value-type="time">
            <text:p>02:32:39,973</text:p>
          </table:table-cell>
          <table:table-cell table:style-name="ce80"/>
          <table:table-cell table:style-name="ce80" table:formula="of:=[.C114]-[.F114]" office:value-type="time" office:time-value="PT02H32M39.976S" calcext:value-type="time">
            <text:p>02:32:39,976</text:p>
          </table:table-cell>
          <table:table-cell table:style-name="ce80" table:formula="of:=[.I114]-[.C114]" office:value-type="time" office:time-value="PT00H00M00.744S" calcext:value-type="time">
            <text:p>00:00:00,744</text:p>
          </table:table-cell>
          <table:table-cell table:style-name="ce80" table:formula="of:=[.J114]-[.F114]" office:value-type="time" office:time-value="PT00H00M00.147S" calcext:value-type="time">
            <text:p>00:00:00,147</text:p>
          </table:table-cell>
          <table:table-cell table:style-name="ce8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5" office:value-type="time" office:time-value="PT03H45M05.027S" calcext:value-type="time">
            <text:p>03:45:05,027</text:p>
          </table:table-cell>
          <table:table-cell table:style-name="ce7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75" office:value-type="time" office:time-value="PT03H45M04.884S" calcext:value-type="time">
            <text:p>03:45:04,884</text:p>
          </table:table-cell>
          <table:table-cell table:style-name="ce75" office:value-type="time" office:time-value="PT01H12M27.984S" calcext:value-type="time">
            <text:p>01:12:27,984</text:p>
          </table:table-cell>
          <table:table-cell table:style-name="ce80" table:formula="of:=[.M115]-[.N115]" office:value-type="time" office:time-value="PT02H32M36.9S" calcext:value-type="time">
            <text:p>02:32:36,900</text:p>
          </table:table-cell>
          <table:table-cell table:style-name="ce80" table:formula="of:=[.K115]-[.O115]" office:value-type="time" office:time-value="PT00H00M00.39S" calcext:value-type="time">
            <text:p>00:00:00,390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0" table:formula="of:=[.P115]+[.R115]" office:value-type="time" office:time-value="PT00H00M00.36S" calcext:value-type="time">
            <text:p>00:00:00,360</text:p>
          </table:table-cell>
          <table:table-cell table:style-name="ce80" table:formula="of:=[.K115]+[.R115]" office:value-type="time" office:time-value="PT02H32M37.26S" calcext:value-type="time">
            <text:p>02:32:37,260</text:p>
          </table:table-cell>
          <table:table-cell table:style-name="ce80"/>
          <table:table-cell table:style-name="ce80" table:formula="of:=[.C115]-[.F115]" office:value-type="time" office:time-value="PT02H32M37.265S" calcext:value-type="time">
            <text:p>02:32:37,265</text:p>
          </table:table-cell>
          <table:table-cell table:style-name="ce80" table:formula="of:=[.I115]-[.C115]" office:value-type="time" office:time-value="PT00H00M11.996S" calcext:value-type="time">
            <text:p>00:00:11,996</text:p>
          </table:table-cell>
          <table:table-cell table:style-name="ce80" table:formula="of:=[.J115]-[.F115]" office:value-type="time" office:time-value="PT00H00M11.971S" calcext:value-type="time">
            <text:p>00:00:11,971</text:p>
          </table:table-cell>
          <table:table-cell table:style-name="ce8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5" office:value-type="time" office:time-value="PT03H45M09.108S" calcext:value-type="time">
            <text:p>03:45:09,108</text:p>
          </table:table-cell>
          <table:table-cell table:style-name="ce7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75" office:value-type="time" office:time-value="PT03H45M09.469S" calcext:value-type="time">
            <text:p>03:45:09,469</text:p>
          </table:table-cell>
          <table:table-cell table:style-name="ce75" office:value-type="time" office:time-value="PT01H12M32.618S" calcext:value-type="time">
            <text:p>01:12:32,618</text:p>
          </table:table-cell>
          <table:table-cell table:style-name="ce80" table:formula="of:=[.M116]-[.N116]" office:value-type="time" office:time-value="PT02H32M36.851S" calcext:value-type="time">
            <text:p>02:32:36,851</text:p>
          </table:table-cell>
          <table:table-cell table:style-name="ce80" table:formula="of:=[.K116]-[.O116]" office:value-type="time" office:time-value="PT00H00M00.449S" calcext:value-type="time">
            <text:p>00:00:00,449</text:p>
          </table:table-cell>
          <table:table-cell table:style-name="ce85" office:value-type="float" office:value="-360" calcext:value-type="float">
            <text:p>-360</text:p>
          </table:table-cell>
          <table:table-cell table:style-name="ce8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0" table:formula="of:=[.P116]+[.R116]" office:value-type="time" office:time-value="PT00H00M00.089S" calcext:value-type="time">
            <text:p>00:00:00,089</text:p>
          </table:table-cell>
          <table:table-cell table:style-name="ce80" table:formula="of:=[.K116]+[.R116]" office:value-type="time" office:time-value="PT02H32M36.94S" calcext:value-type="time">
            <text:p>02:32:36,940</text:p>
          </table:table-cell>
          <table:table-cell table:style-name="ce80"/>
          <table:table-cell table:style-name="ce80" table:formula="of:=[.C116]-[.F116]" office:value-type="time" office:time-value="PT02H32M36.94S" calcext:value-type="time">
            <text:p>02:32:36,940</text:p>
          </table:table-cell>
          <table:table-cell table:style-name="ce80" table:formula="of:=[.I116]-[.C116]" office:value-type="time" office:time-value="PT00H00M01.808S" calcext:value-type="time">
            <text:p>00:00:01,808</text:p>
          </table:table-cell>
          <table:table-cell table:style-name="ce80" table:formula="of:=[.J116]-[.F116]" office:value-type="time" office:time-value="PT00H00M01.448S" calcext:value-type="time">
            <text:p>00:00:01,448</text:p>
          </table:table-cell>
          <table:table-cell table:style-name="ce8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5" office:value-type="time" office:time-value="PT03H45M39.556S" calcext:value-type="time">
            <text:p>03:45:39,556</text:p>
          </table:table-cell>
          <table:table-cell table:style-name="ce7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75" office:value-type="time" office:time-value="PT03H45M39.669S" calcext:value-type="time">
            <text:p>03:45:39,669</text:p>
          </table:table-cell>
          <table:table-cell table:style-name="ce75" office:value-type="time" office:time-value="PT01H13M08.108S" calcext:value-type="time">
            <text:p>01:13:08,108</text:p>
          </table:table-cell>
          <table:table-cell table:style-name="ce80" table:formula="of:=[.M117]-[.N117]" office:value-type="time" office:time-value="PT02H32M31.561S" calcext:value-type="time">
            <text:p>02:32:31,561</text:p>
          </table:table-cell>
          <table:table-cell table:style-name="ce80" table:formula="of:=[.K117]-[.O117]" office:value-type="time" office:time-value="PT00H00M00.47S" calcext:value-type="time">
            <text:p>00:00:00,470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0" table:formula="of:=[.P117]+[.R117]" office:value-type="time" office:time-value="PT00H00M00.1S" calcext:value-type="time">
            <text:p>00:00:00,100</text:p>
          </table:table-cell>
          <table:table-cell table:style-name="ce80" table:formula="of:=[.K117]+[.R117]" office:value-type="time" office:time-value="PT02H32M31.661S" calcext:value-type="time">
            <text:p>02:32:31,661</text:p>
          </table:table-cell>
          <table:table-cell table:style-name="ce80"/>
          <table:table-cell table:style-name="ce80" table:formula="of:=[.C117]-[.F117]" office:value-type="time" office:time-value="PT02H32M31.662S" calcext:value-type="time">
            <text:p>02:32:31,662</text:p>
          </table:table-cell>
          <table:table-cell table:style-name="ce80" table:formula="of:=[.I117]-[.C117]" office:value-type="time" office:time-value="PT00H00M03.121S" calcext:value-type="time">
            <text:p>00:00:03,121</text:p>
          </table:table-cell>
          <table:table-cell table:style-name="ce80" table:formula="of:=[.J117]-[.F117]" office:value-type="time" office:time-value="PT00H00M02.752S" calcext:value-type="time">
            <text:p>00:00:02,752</text:p>
          </table:table-cell>
          <table:table-cell table:style-name="ce8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5" office:value-type="time" office:time-value="PT03H47M00.355S" calcext:value-type="time">
            <text:p>03:47:00,355</text:p>
          </table:table-cell>
          <table:table-cell table:style-name="ce7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75" office:value-type="time" office:time-value="PT03H46M56.537S" calcext:value-type="time">
            <text:p>03:46:56,537</text:p>
          </table:table-cell>
          <table:table-cell table:style-name="ce75" office:value-type="time" office:time-value="PT01H14M39.232S" calcext:value-type="time">
            <text:p>01:14:39,232</text:p>
          </table:table-cell>
          <table:table-cell table:style-name="ce80" table:formula="of:=[.M118]-[.N118]" office:value-type="time" office:time-value="PT02H32M17.305S" calcext:value-type="time">
            <text:p>02:32:17,305</text:p>
          </table:table-cell>
          <table:table-cell table:style-name="ce80" table:formula="of:=[.K118]-[.O118]" office:value-type="time" office:time-value="PT00H00M00.506S" calcext:value-type="time">
            <text:p>00:00:00,506</text:p>
          </table:table-cell>
          <table:table-cell table:style-name="ce85" office:value-type="float" office:value="-370" calcext:value-type="float">
            <text:p>-370</text:p>
          </table:table-cell>
          <table:table-cell table:style-name="ce8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0" table:formula="of:=[.P118]+[.R118]" office:value-type="time" office:time-value="PT00H00M00.136S" calcext:value-type="time">
            <text:p>00:00:00,136</text:p>
          </table:table-cell>
          <table:table-cell table:style-name="ce80" table:formula="of:=[.K118]+[.R118]" office:value-type="time" office:time-value="PT02H32M17.441S" calcext:value-type="time">
            <text:p>02:32:17,441</text:p>
          </table:table-cell>
          <table:table-cell table:style-name="ce80"/>
          <table:table-cell table:style-name="ce80" table:formula="of:=[.C118]-[.F118]" office:value-type="time" office:time-value="PT02H32M17.446S" calcext:value-type="time">
            <text:p>02:32:17,446</text:p>
          </table:table-cell>
          <table:table-cell table:style-name="ce80" table:formula="of:=[.I118]-[.C118]" office:value-type="time" office:time-value="PT00H00M03.374S" calcext:value-type="time">
            <text:p>00:00:03,374</text:p>
          </table:table-cell>
          <table:table-cell table:style-name="ce80" table:formula="of:=[.J118]-[.F118]" office:value-type="time" office:time-value="PT00H00M03.009S" calcext:value-type="time">
            <text:p>00:00:03,009</text:p>
          </table:table-cell>
          <table:table-cell table:style-name="ce8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5" office:value-type="time" office:time-value="PT03H48M06.698S" calcext:value-type="time">
            <text:p>03:48:06,698</text:p>
          </table:table-cell>
          <table:table-cell table:style-name="ce7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75" office:value-type="time" office:time-value="PT03H48M12.356S" calcext:value-type="time">
            <text:p>03:48:12,356</text:p>
          </table:table-cell>
          <table:table-cell table:style-name="ce75" office:value-type="time" office:time-value="PT01H18M58.287S" calcext:value-type="time">
            <text:p>01:18:58,287</text:p>
          </table:table-cell>
          <table:table-cell table:style-name="ce80" table:formula="of:=[.M119]-[.N119]" office:value-type="time" office:time-value="PT02H29M14.069S" calcext:value-type="time">
            <text:p>02:29:14,069</text:p>
          </table:table-cell>
          <table:table-cell table:style-name="ce80" table:formula="of:=[.K119]-[.O119]" office:value-type="time" office:time-value="PT00H00M00.366S" calcext:value-type="time">
            <text:p>00:00:00,366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0" table:formula="of:=[.P119]+[.R119]" office:value-type="time" office:time-value="-PT00H00M00.034S" calcext:value-type="time">
            <text:p>-00:00:00,034</text:p>
          </table:table-cell>
          <table:table-cell table:style-name="ce80" table:formula="of:=[.K119]+[.R119]" office:value-type="time" office:time-value="PT02H29M14.035S" calcext:value-type="time">
            <text:p>02:29:14,035</text:p>
          </table:table-cell>
          <table:table-cell table:style-name="ce80"/>
          <table:table-cell table:style-name="ce80" table:formula="of:=[.C119]-[.F119]" office:value-type="time" office:time-value="PT02H29M14.04S" calcext:value-type="time">
            <text:p>02:29:14,040</text:p>
          </table:table-cell>
          <table:table-cell table:style-name="ce80" table:formula="of:=[.I119]-[.C119]" office:value-type="time" office:time-value="PT00H00M01.298S" calcext:value-type="time">
            <text:p>00:00:01,298</text:p>
          </table:table-cell>
          <table:table-cell table:style-name="ce80" table:formula="of:=[.J119]-[.F119]" office:value-type="time" office:time-value="PT00H00M00.903S" calcext:value-type="time">
            <text:p>00:00:00,903</text:p>
          </table:table-cell>
          <table:table-cell table:style-name="ce8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5" office:value-type="time" office:time-value="PT03H48M58.208S" calcext:value-type="time">
            <text:p>03:48:58,208</text:p>
          </table:table-cell>
          <table:table-cell table:style-name="ce7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75" office:value-type="time" office:time-value="PT03H48M55.781S" calcext:value-type="time">
            <text:p>03:48:55,781</text:p>
          </table:table-cell>
          <table:table-cell table:style-name="ce75" office:value-type="time" office:time-value="PT01H20M10.943S" calcext:value-type="time">
            <text:p>01:20:10,943</text:p>
          </table:table-cell>
          <table:table-cell table:style-name="ce80" table:formula="of:=[.M120]-[.N120]" office:value-type="time" office:time-value="PT02H28M44.838S" calcext:value-type="time">
            <text:p>02:28:44,838</text:p>
          </table:table-cell>
          <table:table-cell table:style-name="ce80" table:formula="of:=[.K120]-[.O120]" office:value-type="time" office:time-value="PT00H00M00.508S" calcext:value-type="time">
            <text:p>00:00:00,508</text:p>
          </table:table-cell>
          <table:table-cell table:style-name="ce85" office:value-type="float" office:value="-270" calcext:value-type="float">
            <text:p>-270</text:p>
          </table:table-cell>
          <table:table-cell table:style-name="ce8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0" table:formula="of:=[.P120]+[.R120]" office:value-type="time" office:time-value="PT00H00M00.238S" calcext:value-type="time">
            <text:p>00:00:00,238</text:p>
          </table:table-cell>
          <table:table-cell table:style-name="ce80" table:formula="of:=[.K120]+[.R120]" office:value-type="time" office:time-value="PT02H28M45.076S" calcext:value-type="time">
            <text:p>02:28:45,076</text:p>
          </table:table-cell>
          <table:table-cell table:style-name="ce80"/>
          <table:table-cell table:style-name="ce80" table:formula="of:=[.C120]-[.F120]" office:value-type="time" office:time-value="PT02H28M45.076S" calcext:value-type="time">
            <text:p>02:28:45,076</text:p>
          </table:table-cell>
          <table:table-cell table:style-name="ce80" table:formula="of:=[.I120]-[.C120]" office:value-type="time" office:time-value="PT00H00M36.175S" calcext:value-type="time">
            <text:p>00:00:36,175</text:p>
          </table:table-cell>
          <table:table-cell table:style-name="ce80" table:formula="of:=[.J120]-[.F120]" office:value-type="time" office:time-value="PT00H00M35.905S" calcext:value-type="time">
            <text:p>00:00:35,905</text:p>
          </table:table-cell>
          <table:table-cell table:style-name="ce8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5M37.01S" calcext:value-type="time">
            <text:p>03:55:37,010</text:p>
          </table:table-cell>
          <table:table-cell table:style-name="ce75" table:formula="of:=[.D121]-[.C121]" office:value-type="time" office:time-value="PT00H03M07.339S" calcext:value-type="time">
            <text:p>00:03:07,339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7M35.462S" calcext:value-type="time">
            <text:p>01:27:35,462</text:p>
          </table:table-cell>
          <table:table-cell/>
          <table:table-cell table:style-name="ce75" office:value-type="time" office:time-value="PT03H52M30.487S" calcext:value-type="time">
            <text:p>03:52:30,487</text:p>
          </table:table-cell>
          <table:table-cell table:style-name="ce7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75" office:value-type="time" office:time-value="PT03H52M30.744S" calcext:value-type="time">
            <text:p>03:52:30,744</text:p>
          </table:table-cell>
          <table:table-cell table:style-name="ce75" office:value-type="time" office:time-value="PT01H24M29.446S" calcext:value-type="time">
            <text:p>01:24:29,446</text:p>
          </table:table-cell>
          <table:table-cell table:style-name="ce80" table:formula="of:=[.M121]-[.N121]" office:value-type="time" office:time-value="PT02H28M01.298S" calcext:value-type="time">
            <text:p>02:28:01,298</text:p>
          </table:table-cell>
          <table:table-cell table:style-name="ce80" table:formula="of:=[.K121]-[.O121]" office:value-type="time" office:time-value="PT00H00M00.501S" calcext:value-type="time">
            <text:p>00:00:00,501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0" table:formula="of:=[.P121]+[.R121]" office:value-type="time" office:time-value="PT00H00M00.251S" calcext:value-type="time">
            <text:p>00:00:00,251</text:p>
          </table:table-cell>
          <table:table-cell table:style-name="ce80" table:formula="of:=[.K121]+[.R121]" office:value-type="time" office:time-value="PT02H28M01.549S" calcext:value-type="time">
            <text:p>02:28:01,549</text:p>
          </table:table-cell>
          <table:table-cell table:style-name="ce80"/>
          <table:table-cell table:style-name="ce80" table:formula="of:=[.C121]-[.F121]" office:value-type="time" office:time-value="PT02H28M01.548S" calcext:value-type="time">
            <text:p>02:28:01,548</text:p>
          </table:table-cell>
          <table:table-cell table:style-name="ce80" table:formula="of:=[.I121]-[.C121]" office:value-type="time" office:time-value="PT00H00M00.816S" calcext:value-type="time">
            <text:p>00:00:00,816</text:p>
          </table:table-cell>
          <table:table-cell table:style-name="ce80" table:formula="of:=[.J121]-[.F121]" office:value-type="time" office:time-value="PT00H00M00.565S" calcext:value-type="time">
            <text:p>00:00:00,565</text:p>
          </table:table-cell>
          <table:table-cell table:style-name="ce8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5" office:value-type="time" office:time-value="PT03H55M14.259S" calcext:value-type="time">
            <text:p>03:55:14,259</text:p>
          </table:table-cell>
          <table:table-cell table:style-name="ce7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75" office:value-type="time" office:time-value="PT03H55M28.115S" calcext:value-type="time">
            <text:p>03:55:28,115</text:p>
          </table:table-cell>
          <table:table-cell table:style-name="ce75" office:value-type="time" office:time-value="PT01H27M30.706S" calcext:value-type="time">
            <text:p>01:27:30,706</text:p>
          </table:table-cell>
          <table:table-cell table:style-name="ce80" table:formula="of:=[.M122]-[.N122]" office:value-type="time" office:time-value="PT02H27M57.409S" calcext:value-type="time">
            <text:p>02:27:57,409</text:p>
          </table:table-cell>
          <table:table-cell table:style-name="ce80" table:formula="of:=[.K122]-[.O122]" office:value-type="time" office:time-value="PT00H00M00.478S" calcext:value-type="time">
            <text:p>00:00:00,478</text:p>
          </table:table-cell>
          <table:table-cell table:style-name="ce85" office:value-type="float" office:value="-250" calcext:value-type="float">
            <text:p>-250</text:p>
          </table:table-cell>
          <table:table-cell table:style-name="ce8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0" table:formula="of:=[.P122]+[.R122]" office:value-type="time" office:time-value="PT00H00M00.228S" calcext:value-type="time">
            <text:p>00:00:00,228</text:p>
          </table:table-cell>
          <table:table-cell table:style-name="ce80" table:formula="of:=[.K122]+[.R122]" office:value-type="time" office:time-value="PT02H27M57.637S" calcext:value-type="time">
            <text:p>02:27:57,637</text:p>
          </table:table-cell>
          <table:table-cell table:style-name="ce80"/>
          <table:table-cell table:style-name="ce80" table:formula="of:=[.C122]-[.F122]" office:value-type="time" office:time-value="PT02H27M57.64S" calcext:value-type="time">
            <text:p>02:27:57,640</text:p>
          </table:table-cell>
          <table:table-cell table:style-name="ce80" table:formula="of:=[.I122]-[.C122]" office:value-type="time" office:time-value="PT00H00M22.779S" calcext:value-type="time">
            <text:p>00:00:22,779</text:p>
          </table:table-cell>
          <table:table-cell table:style-name="ce80" table:formula="of:=[.J122]-[.F122]" office:value-type="time" office:time-value="PT00H00M22.532S" calcext:value-type="time">
            <text:p>00:00:22,532</text:p>
          </table:table-cell>
          <table:table-cell table:style-name="ce8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5" office:value-type="time" office:time-value="PT03H56M19.032S" calcext:value-type="time">
            <text:p>03:56:19,032</text:p>
          </table:table-cell>
          <table:table-cell table:style-name="ce7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75" office:value-type="time" office:time-value="PT03H56M20.43S" calcext:value-type="time">
            <text:p>03:56:20,430</text:p>
          </table:table-cell>
          <table:table-cell table:style-name="ce75" office:value-type="time" office:time-value="PT01H29M22.872S" calcext:value-type="time">
            <text:p>01:29:22,872</text:p>
          </table:table-cell>
          <table:table-cell table:style-name="ce80" table:formula="of:=[.M123]-[.N123]" office:value-type="time" office:time-value="PT02H26M57.558S" calcext:value-type="time">
            <text:p>02:26:57,558</text:p>
          </table:table-cell>
          <table:table-cell table:style-name="ce80" table:formula="of:=[.K123]-[.O123]" office:value-type="time" office:time-value="PT00H00M00.317S" calcext:value-type="time">
            <text:p>00:00:00,317</text:p>
          </table:table-cell>
          <table:table-cell table:style-name="ce85" office:value-type="float" office:value="-20" calcext:value-type="float">
            <text:p>-20</text:p>
          </table:table-cell>
          <table:table-cell table:style-name="ce8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0" table:formula="of:=[.P123]+[.R123]" office:value-type="time" office:time-value="PT00H00M00.297S" calcext:value-type="time">
            <text:p>00:00:00,297</text:p>
          </table:table-cell>
          <table:table-cell table:style-name="ce80" table:formula="of:=[.K123]+[.R123]" office:value-type="time" office:time-value="PT02H26M57.855S" calcext:value-type="time">
            <text:p>02:26:57,855</text:p>
          </table:table-cell>
          <table:table-cell table:style-name="ce80"/>
          <table:table-cell table:style-name="ce80" table:formula="of:=[.C123]-[.F123]" office:value-type="time" office:time-value="PT02H26M57.859S" calcext:value-type="time">
            <text:p>02:26:57,859</text:p>
          </table:table-cell>
          <table:table-cell table:style-name="ce80" table:formula="of:=[.I123]-[.C123]" office:value-type="time" office:time-value="PT00H00M00.133S" calcext:value-type="time">
            <text:p>00:00:00,133</text:p>
          </table:table-cell>
          <table:table-cell table:style-name="ce80" table:formula="of:=[.J123]-[.F123]" office:value-type="time" office:time-value="PT00H00M00.117S" calcext:value-type="time">
            <text:p>00:00:00,117</text:p>
          </table:table-cell>
          <table:table-cell table:style-name="ce8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5" office:value-type="time" office:time-value="PT03H56M41.953S" calcext:value-type="time">
            <text:p>03:56:41,953</text:p>
          </table:table-cell>
          <table:table-cell table:style-name="ce7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75" office:value-type="time" office:time-value="PT03H56M42.705S" calcext:value-type="time">
            <text:p>03:56:42,705</text:p>
          </table:table-cell>
          <table:table-cell table:style-name="ce75" office:value-type="time" office:time-value="PT01H29M46.268S" calcext:value-type="time">
            <text:p>01:29:46,268</text:p>
          </table:table-cell>
          <table:table-cell table:style-name="ce80" table:formula="of:=[.M124]-[.N124]" office:value-type="time" office:time-value="PT02H26M56.437S" calcext:value-type="time">
            <text:p>02:26:56,437</text:p>
          </table:table-cell>
          <table:table-cell table:style-name="ce80" table:formula="of:=[.K124]-[.O124]" office:value-type="time" office:time-value="PT00H00M00.473S" calcext:value-type="time">
            <text:p>00:00:00,473</text:p>
          </table:table-cell>
          <table:table-cell table:style-name="ce85" office:value-type="float" office:value="-560" calcext:value-type="float">
            <text:p>-560</text:p>
          </table:table-cell>
          <table:table-cell table:style-name="ce8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0" table:formula="of:=[.P124]+[.R124]" office:value-type="time" office:time-value="-PT00H00M00.087S" calcext:value-type="time">
            <text:p>-00:00:00,087</text:p>
          </table:table-cell>
          <table:table-cell table:style-name="ce80" table:formula="of:=[.K124]+[.R124]" office:value-type="time" office:time-value="PT02H26M56.35S" calcext:value-type="time">
            <text:p>02:26:56,350</text:p>
          </table:table-cell>
          <table:table-cell table:style-name="ce80"/>
          <table:table-cell table:style-name="ce80" table:formula="of:=[.C124]-[.F124]" office:value-type="time" office:time-value="PT02H26M56.349S" calcext:value-type="time">
            <text:p>02:26:56,349</text:p>
          </table:table-cell>
          <table:table-cell table:style-name="ce80" table:formula="of:=[.I124]-[.C124]" office:value-type="time" office:time-value="PT00H00M01.499S" calcext:value-type="time">
            <text:p>00:00:01,499</text:p>
          </table:table-cell>
          <table:table-cell table:style-name="ce80" table:formula="of:=[.J124]-[.F124]" office:value-type="time" office:time-value="PT00H00M00.938S" calcext:value-type="time">
            <text:p>00:00:00,938</text:p>
          </table:table-cell>
          <table:table-cell table:style-name="ce8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5" office:value-type="time" office:time-value="PT03H56M55.303S" calcext:value-type="time">
            <text:p>03:56:55,303</text:p>
          </table:table-cell>
          <table:table-cell table:style-name="ce7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75" office:value-type="time" office:time-value="PT03H56M55.842S" calcext:value-type="time">
            <text:p>03:56:55,842</text:p>
          </table:table-cell>
          <table:table-cell table:style-name="ce75" office:value-type="time" office:time-value="PT01H40M25.747S" calcext:value-type="time">
            <text:p>01:40:25,747</text:p>
          </table:table-cell>
          <table:table-cell table:style-name="ce80" table:formula="of:=[.M125]-[.N125]" office:value-type="time" office:time-value="PT02H16M30.095S" calcext:value-type="time">
            <text:p>02:16:30,095</text:p>
          </table:table-cell>
          <table:table-cell table:style-name="ce80" table:formula="of:=[.K125]-[.O125]" office:value-type="time" office:time-value="PT00H00M00.493S" calcext:value-type="time">
            <text:p>00:00:00,493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0" table:formula="of:=[.P125]+[.R125]" office:value-type="time" office:time-value="PT00H00M00.093S" calcext:value-type="time">
            <text:p>00:00:00,093</text:p>
          </table:table-cell>
          <table:table-cell table:style-name="ce80" table:formula="of:=[.K125]+[.R125]" office:value-type="time" office:time-value="PT02H16M30.188S" calcext:value-type="time">
            <text:p>02:16:30,188</text:p>
          </table:table-cell>
          <table:table-cell table:style-name="ce80"/>
          <table:table-cell table:style-name="ce80" table:formula="of:=[.C125]-[.F125]" office:value-type="time" office:time-value="PT02H16M30.189S" calcext:value-type="time">
            <text:p>02:16:30,189</text:p>
          </table:table-cell>
          <table:table-cell table:style-name="ce80" table:formula="of:=[.I125]-[.C125]" office:value-type="time" office:time-value="PT00H00M02.014S" calcext:value-type="time">
            <text:p>00:00:02,014</text:p>
          </table:table-cell>
          <table:table-cell table:style-name="ce80" table:formula="of:=[.J125]-[.F125]" office:value-type="time" office:time-value="PT00H00M01.615S" calcext:value-type="time">
            <text:p>00:00:01,615</text:p>
          </table:table-cell>
          <table:table-cell table:style-name="ce8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5" office:value-type="time" office:time-value="PT03H58M13.313S" calcext:value-type="time">
            <text:p>03:58:13,313</text:p>
          </table:table-cell>
          <table:table-cell table:style-name="ce7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75" office:value-type="time" office:time-value="PT03H58M10.419S" calcext:value-type="time">
            <text:p>03:58:10,419</text:p>
          </table:table-cell>
          <table:table-cell table:style-name="ce75" office:value-type="time" office:time-value="PT01H42M01.515S" calcext:value-type="time">
            <text:p>01:42:01,515</text:p>
          </table:table-cell>
          <table:table-cell table:style-name="ce80" table:formula="of:=[.M126]-[.N126]" office:value-type="time" office:time-value="PT02H16M08.904S" calcext:value-type="time">
            <text:p>02:16:08,904</text:p>
          </table:table-cell>
          <table:table-cell table:style-name="ce80" table:formula="of:=[.K126]-[.O126]" office:value-type="time" office:time-value="PT00H00M00.354S" calcext:value-type="time">
            <text:p>00:00:00,35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0" table:formula="of:=[.P126]+[.R126]" office:value-type="time" office:time-value="PT00H00M00.354S" calcext:value-type="time">
            <text:p>00:00:00,354</text:p>
          </table:table-cell>
          <table:table-cell table:style-name="ce80" table:formula="of:=[.K126]+[.R126]" office:value-type="time" office:time-value="PT02H16M09.258S" calcext:value-type="time">
            <text:p>02:16:09,258</text:p>
          </table:table-cell>
          <table:table-cell table:style-name="ce80"/>
          <table:table-cell table:style-name="ce80" table:formula="of:=[.C126]-[.F126]" office:value-type="time" office:time-value="PT02H16M09.258S" calcext:value-type="time">
            <text:p>02:16:09,258</text:p>
          </table:table-cell>
          <table:table-cell table:style-name="ce80" table:formula="of:=[.I126]-[.C126]" office:value-type="time" office:time-value="PT00H00M02.398S" calcext:value-type="time">
            <text:p>00:00:02,398</text:p>
          </table:table-cell>
          <table:table-cell table:style-name="ce80" table:formula="of:=[.J126]-[.F126]" office:value-type="time" office:time-value="PT00H00M02.398S" calcext:value-type="time">
            <text:p>00:00:02,398</text:p>
          </table:table-cell>
          <table:table-cell table:style-name="ce8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5" office:value-type="time" office:time-value="PT03H58M29.53S" calcext:value-type="time">
            <text:p>03:58:29,530</text:p>
          </table:table-cell>
          <table:table-cell table:style-name="ce7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75" office:value-type="time" office:time-value="PT03H58M27.349S" calcext:value-type="time">
            <text:p>03:58:27,349</text:p>
          </table:table-cell>
          <table:table-cell table:style-name="ce75" office:value-type="time" office:time-value="PT01H43M05.368S" calcext:value-type="time">
            <text:p>01:43:05,368</text:p>
          </table:table-cell>
          <table:table-cell table:style-name="ce80" table:formula="of:=[.M127]-[.N127]" office:value-type="time" office:time-value="PT02H15M21.981S" calcext:value-type="time">
            <text:p>02:15:21,981</text:p>
          </table:table-cell>
          <table:table-cell table:style-name="ce80" table:formula="of:=[.K127]-[.O127]" office:value-type="time" office:time-value="PT00H00M00.374S" calcext:value-type="time">
            <text:p>00:00:00,374</text:p>
          </table:table-cell>
          <table:table-cell table:style-name="ce85" office:value-type="float" office:value="-380" calcext:value-type="float">
            <text:p>-380</text:p>
          </table:table-cell>
          <table:table-cell table:style-name="ce8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0" table:formula="of:=[.P127]+[.R127]" office:value-type="time" office:time-value="-PT00H00M00.006S" calcext:value-type="time">
            <text:p>-00:00:00,006</text:p>
          </table:table-cell>
          <table:table-cell table:style-name="ce80" table:formula="of:=[.K127]+[.R127]" office:value-type="time" office:time-value="PT02H15M21.975S" calcext:value-type="time">
            <text:p>02:15:21,975</text:p>
          </table:table-cell>
          <table:table-cell table:style-name="ce80"/>
          <table:table-cell table:style-name="ce80" table:formula="of:=[.C127]-[.F127]" office:value-type="time" office:time-value="PT02H15M21.971S" calcext:value-type="time">
            <text:p>02:15:21,971</text:p>
          </table:table-cell>
          <table:table-cell table:style-name="ce80" table:formula="of:=[.I127]-[.C127]" office:value-type="time" office:time-value="PT00H00M09.097S" calcext:value-type="time">
            <text:p>00:00:09,097</text:p>
          </table:table-cell>
          <table:table-cell table:style-name="ce80" table:formula="of:=[.J127]-[.F127]" office:value-type="time" office:time-value="PT00H00M08.713S" calcext:value-type="time">
            <text:p>00:00:08,713</text:p>
          </table:table-cell>
          <table:table-cell table:style-name="ce8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5" office:value-type="time" office:time-value="PT03H58M40.586S" calcext:value-type="time">
            <text:p>03:58:40,586</text:p>
          </table:table-cell>
          <table:table-cell table:style-name="ce7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75" office:value-type="time" office:time-value="PT03H58M40.825S" calcext:value-type="time">
            <text:p>03:58:40,825</text:p>
          </table:table-cell>
          <table:table-cell table:style-name="ce75" office:value-type="time" office:time-value="PT01H42M10.642S" calcext:value-type="time">
            <text:p>01:42:10,642</text:p>
          </table:table-cell>
          <table:table-cell table:style-name="ce80" table:formula="of:=[.M128]-[.N128]" office:value-type="time" office:time-value="PT02H16M30.183S" calcext:value-type="time">
            <text:p>02:16:30,183</text:p>
          </table:table-cell>
          <table:table-cell table:style-name="ce80" table:formula="of:=[.K128]-[.O128]" office:value-type="time" office:time-value="PT00H00M00.344S" calcext:value-type="time">
            <text:p>00:00:00,344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0" table:formula="of:=[.P128]+[.R128]" office:value-type="time" office:time-value="PT00H00M00.264S" calcext:value-type="time">
            <text:p>00:00:00,264</text:p>
          </table:table-cell>
          <table:table-cell table:style-name="ce80" table:formula="of:=[.K128]+[.R128]" office:value-type="time" office:time-value="PT02H16M30.447S" calcext:value-type="time">
            <text:p>02:16:30,447</text:p>
          </table:table-cell>
          <table:table-cell table:style-name="ce80"/>
          <table:table-cell table:style-name="ce80" table:formula="of:=[.C128]-[.F128]" office:value-type="time" office:time-value="PT02H16M30.44S" calcext:value-type="time">
            <text:p>02:16:30,440</text:p>
          </table:table-cell>
          <table:table-cell table:style-name="ce80" table:formula="of:=[.I128]-[.C128]" office:value-type="time" office:time-value="PT00H00M00.189S" calcext:value-type="time">
            <text:p>00:00:00,189</text:p>
          </table:table-cell>
          <table:table-cell table:style-name="ce80" table:formula="of:=[.J128]-[.F128]" office:value-type="time" office:time-value="PT00H00M00.102S" calcext:value-type="time">
            <text:p>00:00:00,102</text:p>
          </table:table-cell>
          <table:table-cell table:style-name="ce8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5" office:value-type="time" office:time-value="PT03H59M02.839S" calcext:value-type="time">
            <text:p>03:59:02,839</text:p>
          </table:table-cell>
          <table:table-cell table:style-name="ce7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75" office:value-type="time" office:time-value="PT03H59M01.553S" calcext:value-type="time">
            <text:p>03:59:01,553</text:p>
          </table:table-cell>
          <table:table-cell table:style-name="ce75" office:value-type="time" office:time-value="PT01H43M35.147S" calcext:value-type="time">
            <text:p>01:43:35,147</text:p>
          </table:table-cell>
          <table:table-cell table:style-name="ce80" table:formula="of:=[.M129]-[.N129]" office:value-type="time" office:time-value="PT02H15M26.406S" calcext:value-type="time">
            <text:p>02:15:26,406</text:p>
          </table:table-cell>
          <table:table-cell table:style-name="ce80" table:formula="of:=[.K129]-[.O129]" office:value-type="time" office:time-value="PT00H00M00.389S" calcext:value-type="time">
            <text:p>00:00:00,389</text:p>
          </table:table-cell>
          <table:table-cell table:style-name="ce85" office:value-type="float" office:value="-350" calcext:value-type="float">
            <text:p>-350</text:p>
          </table:table-cell>
          <table:table-cell table:style-name="ce8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0" table:formula="of:=[.P129]+[.R129]" office:value-type="time" office:time-value="PT00H00M00.039S" calcext:value-type="time">
            <text:p>00:00:00,039</text:p>
          </table:table-cell>
          <table:table-cell table:style-name="ce80" table:formula="of:=[.K129]+[.R129]" office:value-type="time" office:time-value="PT02H15M26.445S" calcext:value-type="time">
            <text:p>02:15:26,445</text:p>
          </table:table-cell>
          <table:table-cell table:style-name="ce80"/>
          <table:table-cell table:style-name="ce80" table:formula="of:=[.C129]-[.F129]" office:value-type="time" office:time-value="PT02H15M26.441S" calcext:value-type="time">
            <text:p>02:15:26,441</text:p>
          </table:table-cell>
          <table:table-cell table:style-name="ce80" table:formula="of:=[.I129]-[.C129]" office:value-type="time" office:time-value="PT00H00M02.691S" calcext:value-type="time">
            <text:p>00:00:02,691</text:p>
          </table:table-cell>
          <table:table-cell table:style-name="ce80" table:formula="of:=[.J129]-[.F129]" office:value-type="time" office:time-value="PT00H00M02.337S" calcext:value-type="time">
            <text:p>00:00:02,337</text:p>
          </table:table-cell>
          <table:table-cell table:style-name="ce8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5" office:value-type="time" office:time-value="PT04H00M10.316S" calcext:value-type="time">
            <text:p>04:00:10,316</text:p>
          </table:table-cell>
          <table:table-cell table:style-name="ce7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75" office:value-type="time" office:time-value="PT04H00M06.613S" calcext:value-type="time">
            <text:p>04:00:06,613</text:p>
          </table:table-cell>
          <table:table-cell table:style-name="ce75" office:value-type="time" office:time-value="PT01H44M41.92S" calcext:value-type="time">
            <text:p>01:44:41,920</text:p>
          </table:table-cell>
          <table:table-cell table:style-name="ce80" table:formula="of:=[.M130]-[.N130]" office:value-type="time" office:time-value="PT02H15M24.693S" calcext:value-type="time">
            <text:p>02:15:24,693</text:p>
          </table:table-cell>
          <table:table-cell table:style-name="ce80" table:formula="of:=[.K130]-[.O130]" office:value-type="time" office:time-value="PT00H00M00.429S" calcext:value-type="time">
            <text:p>00:00:00,429</text:p>
          </table:table-cell>
          <table:table-cell table:style-name="ce85" office:value-type="float" office:value="-490" calcext:value-type="float">
            <text:p>-490</text:p>
          </table:table-cell>
          <table:table-cell table:style-name="ce8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0" table:formula="of:=[.P130]+[.R130]" office:value-type="time" office:time-value="-PT00H00M00.061S" calcext:value-type="time">
            <text:p>-00:00:00,061</text:p>
          </table:table-cell>
          <table:table-cell table:style-name="ce80" table:formula="of:=[.K130]+[.R130]" office:value-type="time" office:time-value="PT02H15M24.632S" calcext:value-type="time">
            <text:p>02:15:24,632</text:p>
          </table:table-cell>
          <table:table-cell table:style-name="ce80"/>
          <table:table-cell table:style-name="ce80" table:formula="of:=[.C130]-[.F130]" office:value-type="time" office:time-value="PT02H15M24.634S" calcext:value-type="time">
            <text:p>02:15:24,634</text:p>
          </table:table-cell>
          <table:table-cell table:style-name="ce80" table:formula="of:=[.I130]-[.C130]" office:value-type="time" office:time-value="PT00H00M03.282S" calcext:value-type="time">
            <text:p>00:00:03,282</text:p>
          </table:table-cell>
          <table:table-cell table:style-name="ce80" table:formula="of:=[.J130]-[.F130]" office:value-type="time" office:time-value="PT00H00M02.794S" calcext:value-type="time">
            <text:p>00:00:02,794</text:p>
          </table:table-cell>
          <table:table-cell table:style-name="ce8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5" office:value-type="time" office:time-value="PT04H00M33.994S" calcext:value-type="time">
            <text:p>04:00:33,994</text:p>
          </table:table-cell>
          <table:table-cell table:style-name="ce7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75" office:value-type="time" office:time-value="PT04H00M35.893S" calcext:value-type="time">
            <text:p>04:00:35,893</text:p>
          </table:table-cell>
          <table:table-cell table:style-name="ce75" office:value-type="time" office:time-value="PT01H30M20.217S" calcext:value-type="time">
            <text:p>01:30:20,217</text:p>
          </table:table-cell>
          <table:table-cell table:style-name="ce80" table:formula="of:=[.M131]-[.N131]" office:value-type="time" office:time-value="PT02H30M15.676S" calcext:value-type="time">
            <text:p>02:30:15,676</text:p>
          </table:table-cell>
          <table:table-cell table:style-name="ce80" table:formula="of:=[.K131]-[.O131]" office:value-type="time" office:time-value="PT00H00M00.537S" calcext:value-type="time">
            <text:p>00:00:00,537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0" table:formula="of:=[.P131]+[.R131]" office:value-type="time" office:time-value="PT00H00M00.537S" calcext:value-type="time">
            <text:p>00:00:00,537</text:p>
          </table:table-cell>
          <table:table-cell table:style-name="ce80" table:formula="of:=[.K131]+[.R131]" office:value-type="time" office:time-value="PT02H30M16.213S" calcext:value-type="time">
            <text:p>02:30:16,213</text:p>
          </table:table-cell>
          <table:table-cell table:style-name="ce80"/>
          <table:table-cell table:style-name="ce80" table:formula="of:=[.C131]-[.F131]" office:value-type="time" office:time-value="PT02H30M16.214S" calcext:value-type="time">
            <text:p>02:30:16,214</text:p>
          </table:table-cell>
          <table:table-cell table:style-name="ce80" table:formula="of:=[.I131]-[.C131]" office:value-type="time" office:time-value="PT00H00M03.979S" calcext:value-type="time">
            <text:p>00:00:03,979</text:p>
          </table:table-cell>
          <table:table-cell table:style-name="ce80" table:formula="of:=[.J131]-[.F131]" office:value-type="time" office:time-value="PT00H00M03.98S" calcext:value-type="time">
            <text:p>00:00:03,980</text:p>
          </table:table-cell>
          <table:table-cell table:style-name="ce8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5" office:value-type="time" office:time-value="PT04H00M42.824S" calcext:value-type="time">
            <text:p>04:00:42,824</text:p>
          </table:table-cell>
          <table:table-cell table:style-name="ce7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75" office:value-type="time" office:time-value="PT04H00M42.949S" calcext:value-type="time">
            <text:p>04:00:42,949</text:p>
          </table:table-cell>
          <table:table-cell table:style-name="ce75" office:value-type="time" office:time-value="PT01H30M31.112S" calcext:value-type="time">
            <text:p>01:30:31,112</text:p>
          </table:table-cell>
          <table:table-cell table:style-name="ce80" table:formula="of:=[.M132]-[.N132]" office:value-type="time" office:time-value="PT02H30M11.837S" calcext:value-type="time">
            <text:p>02:30:11,837</text:p>
          </table:table-cell>
          <table:table-cell table:style-name="ce80" table:formula="of:=[.K132]-[.O132]" office:value-type="time" office:time-value="PT00H00M00.411S" calcext:value-type="time">
            <text:p>00:00:00,411</text:p>
          </table:table-cell>
          <table:table-cell table:style-name="ce85" office:value-type="float" office:value="-310" calcext:value-type="float">
            <text:p>-310</text:p>
          </table:table-cell>
          <table:table-cell table:style-name="ce8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0" table:formula="of:=[.P132]+[.R132]" office:value-type="time" office:time-value="PT00H00M00.101S" calcext:value-type="time">
            <text:p>00:00:00,101</text:p>
          </table:table-cell>
          <table:table-cell table:style-name="ce80" table:formula="of:=[.K132]+[.R132]" office:value-type="time" office:time-value="PT02H30M11.938S" calcext:value-type="time">
            <text:p>02:30:11,938</text:p>
          </table:table-cell>
          <table:table-cell table:style-name="ce80"/>
          <table:table-cell table:style-name="ce80" table:formula="of:=[.C132]-[.F132]" office:value-type="time" office:time-value="PT02H30M11.936S" calcext:value-type="time">
            <text:p>02:30:11,936</text:p>
          </table:table-cell>
          <table:table-cell table:style-name="ce80" table:formula="of:=[.I132]-[.C132]" office:value-type="time" office:time-value="PT00H00M00.695S" calcext:value-type="time">
            <text:p>00:00:00,695</text:p>
          </table:table-cell>
          <table:table-cell table:style-name="ce80" table:formula="of:=[.J132]-[.F132]" office:value-type="time" office:time-value="PT00H00M00.383S" calcext:value-type="time">
            <text:p>00:00:00,383</text:p>
          </table:table-cell>
          <table:table-cell table:style-name="ce8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5" office:value-type="time" office:time-value="PT04H02M34.41S" calcext:value-type="time">
            <text:p>04:02:34,410</text:p>
          </table:table-cell>
          <table:table-cell table:style-name="ce7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75" office:value-type="time" office:time-value="PT04H02M36.224S" calcext:value-type="time">
            <text:p>04:02:36,224</text:p>
          </table:table-cell>
          <table:table-cell table:style-name="ce75" office:value-type="time" office:time-value="PT01H33M27.88S" calcext:value-type="time">
            <text:p>01:33:27,880</text:p>
          </table:table-cell>
          <table:table-cell table:style-name="ce80" table:formula="of:=[.M133]-[.N133]" office:value-type="time" office:time-value="PT02H29M08.344S" calcext:value-type="time">
            <text:p>02:29:08,344</text:p>
          </table:table-cell>
          <table:table-cell table:style-name="ce80" table:formula="of:=[.K133]-[.O133]" office:value-type="time" office:time-value="PT00H00M00.438S" calcext:value-type="time">
            <text:p>00:00:00,438</text:p>
          </table:table-cell>
          <table:table-cell table:style-name="ce85" office:value-type="float" office:value="-340" calcext:value-type="float">
            <text:p>-340</text:p>
          </table:table-cell>
          <table:table-cell table:style-name="ce8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0" table:formula="of:=[.P133]+[.R133]" office:value-type="time" office:time-value="PT00H00M00.098S" calcext:value-type="time">
            <text:p>00:00:00,098</text:p>
          </table:table-cell>
          <table:table-cell table:style-name="ce80" table:formula="of:=[.K133]+[.R133]" office:value-type="time" office:time-value="PT02H29M08.442S" calcext:value-type="time">
            <text:p>02:29:08,442</text:p>
          </table:table-cell>
          <table:table-cell table:style-name="ce80"/>
          <table:table-cell table:style-name="ce80" table:formula="of:=[.C133]-[.F133]" office:value-type="time" office:time-value="PT02H29M08.444S" calcext:value-type="time">
            <text:p>02:29:08,444</text:p>
          </table:table-cell>
          <table:table-cell table:style-name="ce80" table:formula="of:=[.I133]-[.C133]" office:value-type="time" office:time-value="PT00H00M03.268S" calcext:value-type="time">
            <text:p>00:00:03,268</text:p>
          </table:table-cell>
          <table:table-cell table:style-name="ce80" table:formula="of:=[.J133]-[.F133]" office:value-type="time" office:time-value="PT00H00M02.93S" calcext:value-type="time">
            <text:p>00:00:02,930</text:p>
          </table:table-cell>
          <table:table-cell table:style-name="ce8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5" office:value-type="time" office:time-value="PT04H03M56.286S" calcext:value-type="time">
            <text:p>04:03:56,286</text:p>
          </table:table-cell>
          <table:table-cell table:style-name="ce7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75" office:value-type="time" office:time-value="PT04H03M58.677S" calcext:value-type="time">
            <text:p>04:03:58,677</text:p>
          </table:table-cell>
          <table:table-cell table:style-name="ce75" office:value-type="time" office:time-value="PT01H37M19.804S" calcext:value-type="time">
            <text:p>01:37:19,804</text:p>
          </table:table-cell>
          <table:table-cell table:style-name="ce80" table:formula="of:=[.M134]-[.N134]" office:value-type="time" office:time-value="PT02H26M38.873S" calcext:value-type="time">
            <text:p>02:26:38,873</text:p>
          </table:table-cell>
          <table:table-cell table:style-name="ce80" table:formula="of:=[.K134]-[.O134]" office:value-type="time" office:time-value="PT00H00M00.531S" calcext:value-type="time">
            <text:p>00:00:00,531</text:p>
          </table:table-cell>
          <table:table-cell table:style-name="ce85" office:value-type="float" office:value="-30" calcext:value-type="float">
            <text:p>-30</text:p>
          </table:table-cell>
          <table:table-cell table:style-name="ce8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0" table:formula="of:=[.P134]+[.R134]" office:value-type="time" office:time-value="PT00H00M00.501S" calcext:value-type="time">
            <text:p>00:00:00,501</text:p>
          </table:table-cell>
          <table:table-cell table:style-name="ce80" table:formula="of:=[.K134]+[.R134]" office:value-type="time" office:time-value="PT02H26M39.374S" calcext:value-type="time">
            <text:p>02:26:39,374</text:p>
          </table:table-cell>
          <table:table-cell table:style-name="ce80"/>
          <table:table-cell table:style-name="ce80" table:formula="of:=[.C134]-[.F134]" office:value-type="time" office:time-value="PT02H26M39.374S" calcext:value-type="time">
            <text:p>02:26:39,374</text:p>
          </table:table-cell>
          <table:table-cell table:style-name="ce80" table:formula="of:=[.I134]-[.C134]" office:value-type="time" office:time-value="PT00H00M02.983S" calcext:value-type="time">
            <text:p>00:00:02,983</text:p>
          </table:table-cell>
          <table:table-cell table:style-name="ce80" table:formula="of:=[.J134]-[.F134]" office:value-type="time" office:time-value="PT00H00M02.953S" calcext:value-type="time">
            <text:p>00:00:02,953</text:p>
          </table:table-cell>
          <table:table-cell table:style-name="ce8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5" office:value-type="time" office:time-value="PT04H04M01.581S" calcext:value-type="time">
            <text:p>04:04:01,581</text:p>
          </table:table-cell>
          <table:table-cell table:style-name="ce7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75" office:value-type="time" office:time-value="PT04H04M01.645S" calcext:value-type="time">
            <text:p>04:04:01,645</text:p>
          </table:table-cell>
          <table:table-cell table:style-name="ce75" office:value-type="time" office:time-value="PT01H37M25.27S" calcext:value-type="time">
            <text:p>01:37:25,270</text:p>
          </table:table-cell>
          <table:table-cell table:style-name="ce80" table:formula="of:=[.M135]-[.N135]" office:value-type="time" office:time-value="PT02H26M36.375S" calcext:value-type="time">
            <text:p>02:26:36,375</text:p>
          </table:table-cell>
          <table:table-cell table:style-name="ce80" table:formula="of:=[.K135]-[.O135]" office:value-type="time" office:time-value="PT00H00M00.489S" calcext:value-type="time">
            <text:p>00:00:00,489</text:p>
          </table:table-cell>
          <table:table-cell table:style-name="ce85" office:value-type="float" office:value="290" calcext:value-type="float">
            <text:p>290</text:p>
          </table:table-cell>
          <table:table-cell table:style-name="ce8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0" table:formula="of:=[.P135]+[.R135]" office:value-type="time" office:time-value="PT00H00M00.779S" calcext:value-type="time">
            <text:p>00:00:00,779</text:p>
          </table:table-cell>
          <table:table-cell table:style-name="ce80" table:formula="of:=[.K135]+[.R135]" office:value-type="time" office:time-value="PT02H26M37.154S" calcext:value-type="time">
            <text:p>02:26:37,154</text:p>
          </table:table-cell>
          <table:table-cell table:style-name="ce80"/>
          <table:table-cell table:style-name="ce80" table:formula="of:=[.C135]-[.F135]" office:value-type="time" office:time-value="PT02H26M37.153S" calcext:value-type="time">
            <text:p>02:26:37,153</text:p>
          </table:table-cell>
          <table:table-cell table:style-name="ce80" table:formula="of:=[.I135]-[.C135]" office:value-type="time" office:time-value="PT00H00M01.281S" calcext:value-type="time">
            <text:p>00:00:01,281</text:p>
          </table:table-cell>
          <table:table-cell table:style-name="ce80" table:formula="of:=[.J135]-[.F135]" office:value-type="time" office:time-value="PT00H00M01.57S" calcext:value-type="time">
            <text:p>00:00:01,570</text:p>
          </table:table-cell>
          <table:table-cell table:style-name="ce8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5" office:value-type="time" office:time-value="PT04H04M06.232S" calcext:value-type="time">
            <text:p>04:04:06,232</text:p>
          </table:table-cell>
          <table:table-cell table:style-name="ce7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75" office:value-type="time" office:time-value="PT04H04M06.774S" calcext:value-type="time">
            <text:p>04:04:06,774</text:p>
          </table:table-cell>
          <table:table-cell table:style-name="ce75" office:value-type="time" office:time-value="PT01H37M57.719S" calcext:value-type="time">
            <text:p>01:37:57,719</text:p>
          </table:table-cell>
          <table:table-cell table:style-name="ce80" table:formula="of:=[.M136]-[.N136]" office:value-type="time" office:time-value="PT02H26M09.055S" calcext:value-type="time">
            <text:p>02:26:09,055</text:p>
          </table:table-cell>
          <table:table-cell table:style-name="ce80" table:formula="of:=[.K136]-[.O136]" office:value-type="time" office:time-value="PT00H00M00.355S" calcext:value-type="time">
            <text:p>00:00:00,355</text:p>
          </table:table-cell>
          <table:table-cell table:style-name="ce85" office:value-type="float" office:value="-80" calcext:value-type="float">
            <text:p>-80</text:p>
          </table:table-cell>
          <table:table-cell table:style-name="ce8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0" table:formula="of:=[.P136]+[.R136]" office:value-type="time" office:time-value="PT00H00M00.275S" calcext:value-type="time">
            <text:p>00:00:00,275</text:p>
          </table:table-cell>
          <table:table-cell table:style-name="ce80" table:formula="of:=[.K136]+[.R136]" office:value-type="time" office:time-value="PT02H26M09.33S" calcext:value-type="time">
            <text:p>02:26:09,330</text:p>
          </table:table-cell>
          <table:table-cell table:style-name="ce80"/>
          <table:table-cell table:style-name="ce80" table:formula="of:=[.C136]-[.F136]" office:value-type="time" office:time-value="PT02H26M09.331S" calcext:value-type="time">
            <text:p>02:26:09,331</text:p>
          </table:table-cell>
          <table:table-cell table:style-name="ce80" table:formula="of:=[.I136]-[.C136]" office:value-type="time" office:time-value="PT00H00M01.513S" calcext:value-type="time">
            <text:p>00:00:01,513</text:p>
          </table:table-cell>
          <table:table-cell table:style-name="ce80" table:formula="of:=[.J136]-[.F136]" office:value-type="time" office:time-value="PT00H00M01.434S" calcext:value-type="time">
            <text:p>00:00:01,434</text:p>
          </table:table-cell>
          <table:table-cell table:style-name="ce8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5" office:value-type="time" office:time-value="PT04H04M28.129S" calcext:value-type="time">
            <text:p>04:04:28,129</text:p>
          </table:table-cell>
          <table:table-cell table:style-name="ce7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75" office:value-type="time" office:time-value="PT04H04M28.463S" calcext:value-type="time">
            <text:p>04:04:28,463</text:p>
          </table:table-cell>
          <table:table-cell table:style-name="ce75" office:value-type="time" office:time-value="PT01H40M32.794S" calcext:value-type="time">
            <text:p>01:40:32,794</text:p>
          </table:table-cell>
          <table:table-cell table:style-name="ce80" table:formula="of:=[.M137]-[.N137]" office:value-type="time" office:time-value="PT02H23M55.669S" calcext:value-type="time">
            <text:p>02:23:55,669</text:p>
          </table:table-cell>
          <table:table-cell table:style-name="ce80" table:formula="of:=[.K137]-[.O137]" office:value-type="time" office:time-value="PT00H00M00.498S" calcext:value-type="time">
            <text:p>00:00:00,498</text:p>
          </table:table-cell>
          <table:table-cell table:style-name="ce85" office:value-type="float" office:value="-300" calcext:value-type="float">
            <text:p>-300</text:p>
          </table:table-cell>
          <table:table-cell table:style-name="ce8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0" table:formula="of:=[.P137]+[.R137]" office:value-type="time" office:time-value="PT00H00M00.198S" calcext:value-type="time">
            <text:p>00:00:00,198</text:p>
          </table:table-cell>
          <table:table-cell table:style-name="ce80" table:formula="of:=[.K137]+[.R137]" office:value-type="time" office:time-value="PT02H23M55.867S" calcext:value-type="time">
            <text:p>02:23:55,867</text:p>
          </table:table-cell>
          <table:table-cell table:style-name="ce80"/>
          <table:table-cell table:style-name="ce80" table:formula="of:=[.C137]-[.F137]" office:value-type="time" office:time-value="PT02H23M55.862S" calcext:value-type="time">
            <text:p>02:23:55,862</text:p>
          </table:table-cell>
          <table:table-cell table:style-name="ce80" table:formula="of:=[.I137]-[.C137]" office:value-type="time" office:time-value="PT00H00M13.987S" calcext:value-type="time">
            <text:p>00:00:13,987</text:p>
          </table:table-cell>
          <table:table-cell table:style-name="ce80" table:formula="of:=[.J137]-[.F137]" office:value-type="time" office:time-value="PT00H00M13.682S" calcext:value-type="time">
            <text:p>00:00:13,682</text:p>
          </table:table-cell>
          <table:table-cell table:style-name="ce8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5" office:value-type="time" office:time-value="PT04H06M21.164S" calcext:value-type="time">
            <text:p>04:06:21,164</text:p>
          </table:table-cell>
          <table:table-cell table:style-name="ce7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75" office:value-type="time" office:time-value="PT04H06M21.492S" calcext:value-type="time">
            <text:p>04:06:21,492</text:p>
          </table:table-cell>
          <table:table-cell table:style-name="ce75" office:value-type="time" office:time-value="PT01H55M21.976S" calcext:value-type="time">
            <text:p>01:55:21,976</text:p>
          </table:table-cell>
          <table:table-cell table:style-name="ce80" table:formula="of:=[.M138]-[.N138]" office:value-type="time" office:time-value="PT02H10M59.516S" calcext:value-type="time">
            <text:p>02:10:59,516</text:p>
          </table:table-cell>
          <table:table-cell table:style-name="ce80" table:formula="of:=[.K138]-[.O138]" office:value-type="time" office:time-value="PT00H00M00.482S" calcext:value-type="time">
            <text:p>00:00:00,482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0" table:formula="of:=[.P138]+[.R138]" office:value-type="time" office:time-value="PT00H00M00.082S" calcext:value-type="time">
            <text:p>00:00:00,082</text:p>
          </table:table-cell>
          <table:table-cell table:style-name="ce80" table:formula="of:=[.K138]+[.R138]" office:value-type="time" office:time-value="PT02H10M59.598S" calcext:value-type="time">
            <text:p>02:10:59,598</text:p>
          </table:table-cell>
          <table:table-cell table:style-name="ce80"/>
          <table:table-cell table:style-name="ce80" table:formula="of:=[.C138]-[.F138]" office:value-type="time" office:time-value="PT02H10M59.6S" calcext:value-type="time">
            <text:p>02:10:59,600</text:p>
          </table:table-cell>
          <table:table-cell table:style-name="ce80" table:formula="of:=[.I138]-[.C138]" office:value-type="time" office:time-value="PT00H00M53.476S" calcext:value-type="time">
            <text:p>00:00:53,476</text:p>
          </table:table-cell>
          <table:table-cell table:style-name="ce80" table:formula="of:=[.J138]-[.F138]" office:value-type="time" office:time-value="PT00H00M53.078S" calcext:value-type="time">
            <text:p>00:00:53,078</text:p>
          </table:table-cell>
          <table:table-cell table:style-name="ce8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5" office:value-type="time" office:time-value="PT04H10M06.415S" calcext:value-type="time">
            <text:p>04:10:06,415</text:p>
          </table:table-cell>
          <table:table-cell table:style-name="ce7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75" office:value-type="time" office:time-value="PT04H10M10.549S" calcext:value-type="time">
            <text:p>04:10:10,549</text:p>
          </table:table-cell>
          <table:table-cell table:style-name="ce75" office:value-type="time" office:time-value="PT02H02M30.352S" calcext:value-type="time">
            <text:p>02:02:30,352</text:p>
          </table:table-cell>
          <table:table-cell table:style-name="ce80" table:formula="of:=[.M139]-[.N139]" office:value-type="time" office:time-value="PT02H07M40.197S" calcext:value-type="time">
            <text:p>02:07:40,197</text:p>
          </table:table-cell>
          <table:table-cell table:style-name="ce80" table:formula="of:=[.K139]-[.O139]" office:value-type="time" office:time-value="PT00H00M00.434S" calcext:value-type="time">
            <text:p>00:00:00,434</text:p>
          </table:table-cell>
          <table:table-cell table:style-name="ce85" office:value-type="float" office:value="0" calcext:value-type="float">
            <text:p>0</text:p>
          </table:table-cell>
          <table:table-cell table:style-name="ce8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0" table:formula="of:=[.P139]+[.R139]" office:value-type="time" office:time-value="PT00H00M00.434S" calcext:value-type="time">
            <text:p>00:00:00,434</text:p>
          </table:table-cell>
          <table:table-cell table:style-name="ce80" table:formula="of:=[.K139]+[.R139]" office:value-type="time" office:time-value="PT02H07M40.631S" calcext:value-type="time">
            <text:p>02:07:40,631</text:p>
          </table:table-cell>
          <table:table-cell table:style-name="ce80"/>
          <table:table-cell table:style-name="ce80" table:formula="of:=[.C139]-[.F139]" office:value-type="time" office:time-value="PT02H07M40.634S" calcext:value-type="time">
            <text:p>02:07:40,634</text:p>
          </table:table-cell>
          <table:table-cell table:style-name="ce80" table:formula="of:=[.I139]-[.C139]" office:value-type="time" office:time-value="PT00H00M00.091S" calcext:value-type="time">
            <text:p>00:00:00,091</text:p>
          </table:table-cell>
          <table:table-cell table:style-name="ce80" table:formula="of:=[.J139]-[.F139]" office:value-type="time" office:time-value="PT00H00M00.094S" calcext:value-type="time">
            <text:p>00:00:00,094</text:p>
          </table:table-cell>
          <table:table-cell table:style-name="ce8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5" office:value-type="time" office:time-value="PT04H12M08.062S" calcext:value-type="time">
            <text:p>04:12:08,062</text:p>
          </table:table-cell>
          <table:table-cell table:style-name="ce7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75" office:value-type="time" office:time-value="PT04H12M10.255S" calcext:value-type="time">
            <text:p>04:12:10,255</text:p>
          </table:table-cell>
          <table:table-cell table:style-name="ce75" office:value-type="time" office:time-value="PT02H22M20.051S" calcext:value-type="time">
            <text:p>02:22:20,051</text:p>
          </table:table-cell>
          <table:table-cell table:style-name="ce80" table:formula="of:=[.M140]-[.N140]" office:value-type="time" office:time-value="PT01H49M50.204S" calcext:value-type="time">
            <text:p>01:49:50,204</text:p>
          </table:table-cell>
          <table:table-cell table:style-name="ce80" table:formula="of:=[.K140]-[.O140]" office:value-type="time" office:time-value="PT00H00M00.529S" calcext:value-type="time">
            <text:p>00:00:00,529</text:p>
          </table:table-cell>
          <table:table-cell table:style-name="ce85" office:value-type="float" office:value="-400" calcext:value-type="float">
            <text:p>-400</text:p>
          </table:table-cell>
          <table:table-cell table:style-name="ce8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0" table:formula="of:=[.P140]+[.R140]" office:value-type="time" office:time-value="PT00H00M00.129S" calcext:value-type="time">
            <text:p>00:00:00,129</text:p>
          </table:table-cell>
          <table:table-cell table:style-name="ce80" table:formula="of:=[.K140]+[.R140]" office:value-type="time" office:time-value="PT01H49M50.333S" calcext:value-type="time">
            <text:p>01:49:50,333</text:p>
          </table:table-cell>
          <table:table-cell table:style-name="ce80"/>
          <table:table-cell table:style-name="ce80" table:formula="of:=[.C140]-[.F140]" office:value-type="time" office:time-value="PT01H49M50.333S" calcext:value-type="time">
            <text:p>01:49:50,333</text:p>
          </table:table-cell>
          <table:table-cell table:style-name="ce80" table:formula="of:=[.I140]-[.C140]" office:value-type="time" office:time-value="PT00H00M04.288S" calcext:value-type="time">
            <text:p>00:00:04,288</text:p>
          </table:table-cell>
          <table:table-cell table:style-name="ce80" table:formula="of:=[.J140]-[.F140]" office:value-type="time" office:time-value="PT00H00M03.888S" calcext:value-type="time">
            <text:p>00:00:03,888</text:p>
          </table:table-cell>
          <table:table-cell table:style-name="ce8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5" office:value-type="time" office:time-value="PT04H12M21.019S" calcext:value-type="time">
            <text:p>04:12:21,019</text:p>
          </table:table-cell>
          <table:table-cell table:style-name="ce7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75" office:value-type="time" office:time-value="PT04H12M23.894S" calcext:value-type="time">
            <text:p>04:12:23,894</text:p>
          </table:table-cell>
          <table:table-cell table:style-name="ce75" office:value-type="time" office:time-value="PT02H03M12.108S" calcext:value-type="time">
            <text:p>02:03:12,108</text:p>
          </table:table-cell>
          <table:table-cell table:style-name="ce80" table:formula="of:=[.M141]-[.N141]" office:value-type="time" office:time-value="PT02H09M11.786S" calcext:value-type="time">
            <text:p>02:09:11,786</text:p>
          </table:table-cell>
          <table:table-cell table:style-name="ce80" table:formula="of:=[.K141]-[.O141]" office:value-type="time" office:time-value="PT00H00M00.378S" calcext:value-type="time">
            <text:p>00:00:00,378</text:p>
          </table:table-cell>
          <table:table-cell table:style-name="ce85" office:value-type="float" office:value="-180" calcext:value-type="float">
            <text:p>-180</text:p>
          </table:table-cell>
          <table:table-cell table:style-name="ce8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0" table:formula="of:=[.P141]+[.R141]" office:value-type="time" office:time-value="PT00H00M00.198S" calcext:value-type="time">
            <text:p>00:00:00,198</text:p>
          </table:table-cell>
          <table:table-cell table:style-name="ce80" table:formula="of:=[.K141]+[.R141]" office:value-type="time" office:time-value="PT02H09M11.984S" calcext:value-type="time">
            <text:p>02:09:11,984</text:p>
          </table:table-cell>
          <table:table-cell table:style-name="ce80"/>
          <table:table-cell table:style-name="ce80" table:formula="of:=[.C141]-[.F141]" office:value-type="time" office:time-value="PT02H09M11.981S" calcext:value-type="time">
            <text:p>02:09:11,981</text:p>
          </table:table-cell>
          <table:table-cell table:style-name="ce80" table:formula="of:=[.I141]-[.C141]" office:value-type="time" office:time-value="PT00H00M02.808S" calcext:value-type="time">
            <text:p>00:00:02,808</text:p>
          </table:table-cell>
          <table:table-cell table:style-name="ce80" table:formula="of:=[.J141]-[.F141]" office:value-type="time" office:time-value="PT00H00M02.625S" calcext:value-type="time">
            <text:p>00:00:02,625</text:p>
          </table:table-cell>
          <table:table-cell table:style-name="ce8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5:24:40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21T15:23:46.265000000</dc:date>
    <meta:editing-duration>P32DT1H43M52S</meta:editing-duration>
    <meta:editing-cycles>1676</meta:editing-cycles>
    <meta:document-statistic meta:table-count="2" meta:cell-count="4278" meta:object-count="0"/>
  </office:meta>
</office:document-meta>
</file>